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11_viv.csv'#$unc1_arr1_pip0_unr11_viv.a11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1_pip0_unr11_viv.csv'#$unc1_arr1_pip0_unr11_viv.b11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11_viv.csv'#$unc1_arr1_pip0_unr11_viv.a12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1_pip0_unr11_viv.csv'#$unc1_arr1_pip0_unr11_viv.b12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11_viv.csv'#$unc1_arr1_pip0_unr11_viv.a13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1_pip0_unr11_viv.csv'#$unc1_arr1_pip0_unr11_viv.b13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11_viv.csv'#$unc1_arr1_pip0_unr11_viv.a14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1_pip0_unr11_viv.csv'#$unc1_arr1_pip0_unr11_viv.b14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11_viv.csv'#$unc1_arr1_pip0_unr11_viv.a15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1_pip0_unr11_viv.csv'#$unc1_arr1_pip0_unr11_viv.b15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11_viv.csv'#$unc1_arr1_pip0_unr11_viv.a16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1_pip0_unr11_viv.csv'#$unc1_arr1_pip0_unr11_viv.b16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11_viv.csv'#$unc1_arr1_pip0_unr11_viv.a17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1_pip0_unr11_viv.csv'#$unc1_arr1_pip0_unr11_viv.b17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11_viv.csv'#$unc1_arr1_pip0_unr11_viv.a18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1_pip0_unr11_viv.csv'#$unc1_arr1_pip0_unr11_viv.b18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11_viv.csv'#$unc1_arr1_pip0_unr11_viv.a19&quot;)" office:value-type="string" office:string-value="" calcext:value-type="error">
            <text:p>#REF!</text:p>
          </table:table-cell>
          <table:table-cell table:formula="of:=INDIRECT(&quot;'../csvs/unc1_arr1_pip0_unr11_viv.csv'#$unc1_arr1_pip0_unr1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1_pip0_unr11_viv.csv'#$unc1_arr1_pip0_unr11_viv.b19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1_pip0_unr11_viv.csv'#$unc1_arr1_pip0_unr11_viv.c11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1_pip0_unr11_viv.csv'#$unc1_arr1_pip0_unr11_viv.c12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1_pip0_unr11_viv.csv'#$unc1_arr1_pip0_unr11_viv.c13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1_pip0_unr11_viv.csv'#$unc1_arr1_pip0_unr11_viv.c14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1_pip0_unr11_viv.csv'#$unc1_arr1_pip0_unr11_viv.c15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1_pip0_unr11_viv.csv'#$unc1_arr1_pip0_unr11_viv.c16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1_pip0_unr11_viv.csv'#$unc1_arr1_pip0_unr11_viv.c17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1_pip0_unr11_viv.csv'#$unc1_arr1_pip0_unr11_viv.c18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1_pip0_unr11_viv.csv'#$unc1_arr1_pip0_unr11_viv.c19&quot;)" office:value-type="string" office:string-value="" calcext:value-type="error">
            <text:p>#REF!</text:p>
          </table:table-cell>
          <table:table-cell table:style-name="Default" table:formula="of:=INDIRECT(&quot;'../csvs/unc1_arr1_pip0_unr11_viv.csv'#$unc1_arr1_pip0_unr1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1.csv'#$unc1_arr1_pip0_unr11.a1&quot;)" office:value-type="string" office:string-value="" calcext:value-type="error">
            <text:p>#REF!</text:p>
          </table:table-cell>
          <table:table-cell table:formula="of:=INDIRECT(&quot;'../csvs/unc1_arr1_pip0_unr11.csv'#$unc1_arr1_pip0_unr11.b1&quot;)" office:value-type="string" office:string-value="" calcext:value-type="error">
            <text:p>#REF!</text:p>
          </table:table-cell>
          <table:table-cell table:formula="of:=INDIRECT(&quot;'../csvs/unc1_arr1_pip0_unr11.csv'#$unc1_arr1_pip0_unr11.c1&quot;)" office:value-type="string" office:string-value="" calcext:value-type="error">
            <text:p>#REF!</text:p>
          </table:table-cell>
          <table:table-cell table:formula="of:=INDIRECT(&quot;'../csvs/unc1_arr1_pip0_unr11.csv'#$unc1_arr1_pip0_unr11.d1&quot;)" office:value-type="string" office:string-value="" calcext:value-type="error">
            <text:p>#REF!</text:p>
          </table:table-cell>
          <table:table-cell table:formula="of:=INDIRECT(&quot;'../csvs/unc1_arr1_pip0_unr11.csv'#$unc1_arr1_pip0_unr11.e1&quot;)" office:value-type="string" office:string-value="" calcext:value-type="error">
            <text:p>#REF!</text:p>
          </table:table-cell>
          <table:table-cell table:formula="of:=INDIRECT(&quot;'../csvs/unc1_arr1_pip0_unr11.csv'#$unc1_arr1_pip0_unr11.f1&quot;)" office:value-type="string" office:string-value="" calcext:value-type="error">
            <text:p>#REF!</text:p>
          </table:table-cell>
          <table:table-cell table:formula="of:=INDIRECT(&quot;'../csvs/unc1_arr1_pip0_unr11.csv'#$unc1_arr1_pip0_unr11.g1&quot;)" office:value-type="string" office:string-value="" calcext:value-type="error">
            <text:p>#REF!</text:p>
          </table:table-cell>
          <table:table-cell table:formula="of:=INDIRECT(&quot;'../csvs/unc1_arr1_pip0_unr11.csv'#$unc1_arr1_pip0_unr11.h1&quot;)" office:value-type="string" office:string-value="" calcext:value-type="error">
            <text:p>#REF!</text:p>
          </table:table-cell>
          <table:table-cell table:formula="of:=INDIRECT(&quot;'../csvs/unc1_arr1_pip0_unr11.csv'#$unc1_arr1_pip0_unr11.i1&quot;)" office:value-type="string" office:string-value="" calcext:value-type="error">
            <text:p>#REF!</text:p>
          </table:table-cell>
          <table:table-cell table:formula="of:=INDIRECT(&quot;'../csvs/unc1_arr1_pip0_unr11.csv'#$unc1_arr1_pip0_unr11.j1&quot;)" office:value-type="string" office:string-value="" calcext:value-type="error">
            <text:p>#REF!</text:p>
          </table:table-cell>
          <table:table-cell table:formula="of:=INDIRECT(&quot;'../csvs/unc1_arr1_pip0_unr11.csv'#$unc1_arr1_pip0_unr11.k1&quot;)" office:value-type="string" office:string-value="" calcext:value-type="error">
            <text:p>#REF!</text:p>
          </table:table-cell>
          <table:table-cell table:formula="of:=INDIRECT(&quot;'../csvs/unc1_arr1_pip0_unr11.csv'#$unc1_arr1_pip0_unr11.l1&quot;)" office:value-type="string" office:string-value="" calcext:value-type="error">
            <text:p>#REF!</text:p>
          </table:table-cell>
          <table:table-cell table:formula="of:=INDIRECT(&quot;'../csvs/unc1_arr1_pip0_unr11.csv'#$unc1_arr1_pip0_unr11.m1&quot;)" office:value-type="string" office:string-value="" calcext:value-type="error">
            <text:p>#REF!</text:p>
          </table:table-cell>
          <table:table-cell table:formula="of:=INDIRECT(&quot;'../csvs/unc1_arr1_pip0_unr11.csv'#$unc1_arr1_pip0_unr11.n1&quot;)" office:value-type="string" office:string-value="" calcext:value-type="error">
            <text:p>#REF!</text:p>
          </table:table-cell>
          <table:table-cell table:formula="of:=INDIRECT(&quot;'../csvs/unc1_arr1_pip0_unr11.csv'#$unc1_arr1_pip0_unr11.o1&quot;)" office:value-type="string" office:string-value="" calcext:value-type="error">
            <text:p>#REF!</text:p>
          </table:table-cell>
          <table:table-cell table:formula="of:=INDIRECT(&quot;'../csvs/unc1_arr1_pip0_unr11.csv'#$unc1_arr1_pip0_unr11.p1&quot;)" office:value-type="string" office:string-value="" calcext:value-type="error">
            <text:p>#REF!</text:p>
          </table:table-cell>
          <table:table-cell table:formula="of:=INDIRECT(&quot;'../csvs/unc1_arr1_pip0_unr11.csv'#$unc1_arr1_pip0_unr11.q1&quot;)" office:value-type="string" office:string-value="" calcext:value-type="error">
            <text:p>#REF!</text:p>
          </table:table-cell>
          <table:table-cell table:formula="of:=INDIRECT(&quot;'../csvs/unc1_arr1_pip0_unr11.csv'#$unc1_arr1_pip0_unr11.r1&quot;)" office:value-type="string" office:string-value="" calcext:value-type="error">
            <text:p>#REF!</text:p>
          </table:table-cell>
          <table:table-cell table:formula="of:=INDIRECT(&quot;'../csvs/unc1_arr1_pip0_unr11.csv'#$unc1_arr1_pip0_unr11.s1&quot;)" office:value-type="string" office:string-value="" calcext:value-type="error">
            <text:p>#REF!</text:p>
          </table:table-cell>
          <table:table-cell table:formula="of:=INDIRECT(&quot;'../csvs/unc1_arr1_pip0_unr11.csv'#$unc1_arr1_pip0_unr11.t1&quot;)" office:value-type="string" office:string-value="" calcext:value-type="error">
            <text:p>#REF!</text:p>
          </table:table-cell>
          <table:table-cell table:formula="of:=INDIRECT(&quot;'../csvs/unc1_arr1_pip0_unr11.csv'#$unc1_arr1_pip0_unr11.u1&quot;)" office:value-type="string" office:string-value="" calcext:value-type="error">
            <text:p>#REF!</text:p>
          </table:table-cell>
          <table:table-cell table:formula="of:=INDIRECT(&quot;'../csvs/unc1_arr1_pip0_unr11.csv'#$unc1_arr1_pip0_unr11.v1&quot;)" office:value-type="string" office:string-value="" calcext:value-type="error">
            <text:p>#REF!</text:p>
          </table:table-cell>
          <table:table-cell table:formula="of:=INDIRECT(&quot;'../csvs/unc1_arr1_pip0_unr11.csv'#$unc1_arr1_pip0_unr11.w1&quot;)" office:value-type="string" office:string-value="" calcext:value-type="error">
            <text:p>#REF!</text:p>
          </table:table-cell>
          <table:table-cell table:formula="of:=INDIRECT(&quot;'../csvs/unc1_arr1_pip0_unr11.csv'#$unc1_arr1_pip0_unr11.x1&quot;)" office:value-type="string" office:string-value="" calcext:value-type="error">
            <text:p>#REF!</text:p>
          </table:table-cell>
          <table:table-cell table:formula="of:=INDIRECT(&quot;'../csvs/unc1_arr1_pip0_unr11.csv'#$unc1_arr1_pip0_unr11.y1&quot;)" office:value-type="string" office:string-value="" calcext:value-type="error">
            <text:p>#REF!</text:p>
          </table:table-cell>
          <table:table-cell table:formula="of:=INDIRECT(&quot;'../csvs/unc1_arr1_pip0_unr11.csv'#$unc1_arr1_pip0_unr11.z1&quot;)" office:value-type="string" office:string-value="" calcext:value-type="error">
            <text:p>#REF!</text:p>
          </table:table-cell>
          <table:table-cell table:formula="of:=INDIRECT(&quot;'../csvs/unc1_arr1_pip0_unr11.csv'#$unc1_arr1_pip0_unr11.aa1&quot;)" office:value-type="string" office:string-value="" calcext:value-type="error">
            <text:p>#REF!</text:p>
          </table:table-cell>
          <table:table-cell table:formula="of:=INDIRECT(&quot;'../csvs/unc1_arr1_pip0_unr11.csv'#$unc1_arr1_pip0_unr1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1.csv'#$unc1_arr1_pip0_unr11.a2&quot;)" office:value-type="string" office:string-value="" calcext:value-type="error">
            <text:p>#REF!</text:p>
          </table:table-cell>
          <table:table-cell table:formula="of:=INDIRECT(&quot;'../csvs/unc1_arr1_pip0_unr11.csv'#$unc1_arr1_pip0_unr11.b2&quot;)" office:value-type="string" office:string-value="" calcext:value-type="error">
            <text:p>#REF!</text:p>
          </table:table-cell>
          <table:table-cell table:formula="of:=INDIRECT(&quot;'../csvs/unc1_arr1_pip0_unr11.csv'#$unc1_arr1_pip0_unr11.c2&quot;)" office:value-type="string" office:string-value="" calcext:value-type="error">
            <text:p>#REF!</text:p>
          </table:table-cell>
          <table:table-cell table:formula="of:=INDIRECT(&quot;'../csvs/unc1_arr1_pip0_unr11.csv'#$unc1_arr1_pip0_unr11.d2&quot;)" office:value-type="string" office:string-value="" calcext:value-type="error">
            <text:p>#REF!</text:p>
          </table:table-cell>
          <table:table-cell table:formula="of:=INDIRECT(&quot;'../csvs/unc1_arr1_pip0_unr11.csv'#$unc1_arr1_pip0_unr11.e2&quot;)" office:value-type="string" office:string-value="" calcext:value-type="error">
            <text:p>#REF!</text:p>
          </table:table-cell>
          <table:table-cell table:formula="of:=INDIRECT(&quot;'../csvs/unc1_arr1_pip0_unr11.csv'#$unc1_arr1_pip0_unr11.f2&quot;)" office:value-type="string" office:string-value="" calcext:value-type="error">
            <text:p>#REF!</text:p>
          </table:table-cell>
          <table:table-cell table:formula="of:=INDIRECT(&quot;'../csvs/unc1_arr1_pip0_unr11.csv'#$unc1_arr1_pip0_unr11.g2&quot;)" office:value-type="string" office:string-value="" calcext:value-type="error">
            <text:p>#REF!</text:p>
          </table:table-cell>
          <table:table-cell table:formula="of:=INDIRECT(&quot;'../csvs/unc1_arr1_pip0_unr11.csv'#$unc1_arr1_pip0_unr11.h2&quot;)" office:value-type="string" office:string-value="" calcext:value-type="error">
            <text:p>#REF!</text:p>
          </table:table-cell>
          <table:table-cell table:formula="of:=INDIRECT(&quot;'../csvs/unc1_arr1_pip0_unr11.csv'#$unc1_arr1_pip0_unr11.i2&quot;)" office:value-type="string" office:string-value="" calcext:value-type="error">
            <text:p>#REF!</text:p>
          </table:table-cell>
          <table:table-cell table:formula="of:=INDIRECT(&quot;'../csvs/unc1_arr1_pip0_unr11.csv'#$unc1_arr1_pip0_unr11.j2&quot;)" office:value-type="string" office:string-value="" calcext:value-type="error">
            <text:p>#REF!</text:p>
          </table:table-cell>
          <table:table-cell table:formula="of:=INDIRECT(&quot;'../csvs/unc1_arr1_pip0_unr11.csv'#$unc1_arr1_pip0_unr11.k2&quot;)" office:value-type="string" office:string-value="" calcext:value-type="error">
            <text:p>#REF!</text:p>
          </table:table-cell>
          <table:table-cell table:formula="of:=INDIRECT(&quot;'../csvs/unc1_arr1_pip0_unr11.csv'#$unc1_arr1_pip0_unr11.l2&quot;)" office:value-type="string" office:string-value="" calcext:value-type="error">
            <text:p>#REF!</text:p>
          </table:table-cell>
          <table:table-cell table:formula="of:=INDIRECT(&quot;'../csvs/unc1_arr1_pip0_unr11.csv'#$unc1_arr1_pip0_unr11.m2&quot;)" office:value-type="string" office:string-value="" calcext:value-type="error">
            <text:p>#REF!</text:p>
          </table:table-cell>
          <table:table-cell table:formula="of:=INDIRECT(&quot;'../csvs/unc1_arr1_pip0_unr11.csv'#$unc1_arr1_pip0_unr11.n2&quot;)" office:value-type="string" office:string-value="" calcext:value-type="error">
            <text:p>#REF!</text:p>
          </table:table-cell>
          <table:table-cell table:formula="of:=INDIRECT(&quot;'../csvs/unc1_arr1_pip0_unr11.csv'#$unc1_arr1_pip0_unr11.o2&quot;)" office:value-type="string" office:string-value="" calcext:value-type="error">
            <text:p>#REF!</text:p>
          </table:table-cell>
          <table:table-cell table:formula="of:=INDIRECT(&quot;'../csvs/unc1_arr1_pip0_unr11.csv'#$unc1_arr1_pip0_unr11.p2&quot;)" office:value-type="string" office:string-value="" calcext:value-type="error">
            <text:p>#REF!</text:p>
          </table:table-cell>
          <table:table-cell table:formula="of:=INDIRECT(&quot;'../csvs/unc1_arr1_pip0_unr11.csv'#$unc1_arr1_pip0_unr11.q2&quot;)" office:value-type="string" office:string-value="" calcext:value-type="error">
            <text:p>#REF!</text:p>
          </table:table-cell>
          <table:table-cell table:formula="of:=INDIRECT(&quot;'../csvs/unc1_arr1_pip0_unr11.csv'#$unc1_arr1_pip0_unr11.r2&quot;)" office:value-type="string" office:string-value="" calcext:value-type="error">
            <text:p>#REF!</text:p>
          </table:table-cell>
          <table:table-cell table:formula="of:=INDIRECT(&quot;'../csvs/unc1_arr1_pip0_unr11.csv'#$unc1_arr1_pip0_unr11.s2&quot;)" office:value-type="string" office:string-value="" calcext:value-type="error">
            <text:p>#REF!</text:p>
          </table:table-cell>
          <table:table-cell table:formula="of:=INDIRECT(&quot;'../csvs/unc1_arr1_pip0_unr11.csv'#$unc1_arr1_pip0_unr11.t2&quot;)" office:value-type="string" office:string-value="" calcext:value-type="error">
            <text:p>#REF!</text:p>
          </table:table-cell>
          <table:table-cell table:formula="of:=INDIRECT(&quot;'../csvs/unc1_arr1_pip0_unr11.csv'#$unc1_arr1_pip0_unr11.u2&quot;)" office:value-type="string" office:string-value="" calcext:value-type="error">
            <text:p>#REF!</text:p>
          </table:table-cell>
          <table:table-cell table:formula="of:=INDIRECT(&quot;'../csvs/unc1_arr1_pip0_unr11.csv'#$unc1_arr1_pip0_unr11.v2&quot;)" office:value-type="string" office:string-value="" calcext:value-type="error">
            <text:p>#REF!</text:p>
          </table:table-cell>
          <table:table-cell table:formula="of:=INDIRECT(&quot;'../csvs/unc1_arr1_pip0_unr11.csv'#$unc1_arr1_pip0_unr11.w2&quot;)" office:value-type="string" office:string-value="" calcext:value-type="error">
            <text:p>#REF!</text:p>
          </table:table-cell>
          <table:table-cell table:formula="of:=INDIRECT(&quot;'../csvs/unc1_arr1_pip0_unr11.csv'#$unc1_arr1_pip0_unr11.x2&quot;)" office:value-type="string" office:string-value="" calcext:value-type="error">
            <text:p>#REF!</text:p>
          </table:table-cell>
          <table:table-cell table:formula="of:=INDIRECT(&quot;'../csvs/unc1_arr1_pip0_unr11.csv'#$unc1_arr1_pip0_unr11.y2&quot;)" office:value-type="string" office:string-value="" calcext:value-type="error">
            <text:p>#REF!</text:p>
          </table:table-cell>
          <table:table-cell table:formula="of:=INDIRECT(&quot;'../csvs/unc1_arr1_pip0_unr11.csv'#$unc1_arr1_pip0_unr11.z2&quot;)" office:value-type="string" office:string-value="" calcext:value-type="error">
            <text:p>#REF!</text:p>
          </table:table-cell>
          <table:table-cell table:formula="of:=INDIRECT(&quot;'../csvs/unc1_arr1_pip0_unr11.csv'#$unc1_arr1_pip0_unr11.aa2&quot;)" office:value-type="string" office:string-value="" calcext:value-type="error">
            <text:p>#REF!</text:p>
          </table:table-cell>
          <table:table-cell table:formula="of:=INDIRECT(&quot;'../csvs/unc1_arr1_pip0_unr11.csv'#$unc1_arr1_pip0_unr1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1.csv'#$unc1_arr1_pip0_unr11.a3&quot;)" office:value-type="string" office:string-value="" calcext:value-type="error">
            <text:p>#REF!</text:p>
          </table:table-cell>
          <table:table-cell table:formula="of:=INDIRECT(&quot;'../csvs/unc1_arr1_pip0_unr11.csv'#$unc1_arr1_pip0_unr11.b3&quot;)" office:value-type="string" office:string-value="" calcext:value-type="error">
            <text:p>#REF!</text:p>
          </table:table-cell>
          <table:table-cell table:formula="of:=INDIRECT(&quot;'../csvs/unc1_arr1_pip0_unr11.csv'#$unc1_arr1_pip0_unr11.c3&quot;)" office:value-type="string" office:string-value="" calcext:value-type="error">
            <text:p>#REF!</text:p>
          </table:table-cell>
          <table:table-cell table:formula="of:=INDIRECT(&quot;'../csvs/unc1_arr1_pip0_unr11.csv'#$unc1_arr1_pip0_unr11.d3&quot;)" office:value-type="string" office:string-value="" calcext:value-type="error">
            <text:p>#REF!</text:p>
          </table:table-cell>
          <table:table-cell table:formula="of:=INDIRECT(&quot;'../csvs/unc1_arr1_pip0_unr11.csv'#$unc1_arr1_pip0_unr11.e3&quot;)" office:value-type="string" office:string-value="" calcext:value-type="error">
            <text:p>#REF!</text:p>
          </table:table-cell>
          <table:table-cell table:formula="of:=INDIRECT(&quot;'../csvs/unc1_arr1_pip0_unr11.csv'#$unc1_arr1_pip0_unr11.f3&quot;)" office:value-type="string" office:string-value="" calcext:value-type="error">
            <text:p>#REF!</text:p>
          </table:table-cell>
          <table:table-cell table:formula="of:=INDIRECT(&quot;'../csvs/unc1_arr1_pip0_unr11.csv'#$unc1_arr1_pip0_unr11.g3&quot;)" office:value-type="string" office:string-value="" calcext:value-type="error">
            <text:p>#REF!</text:p>
          </table:table-cell>
          <table:table-cell table:formula="of:=INDIRECT(&quot;'../csvs/unc1_arr1_pip0_unr11.csv'#$unc1_arr1_pip0_unr11.h3&quot;)" office:value-type="string" office:string-value="" calcext:value-type="error">
            <text:p>#REF!</text:p>
          </table:table-cell>
          <table:table-cell table:formula="of:=INDIRECT(&quot;'../csvs/unc1_arr1_pip0_unr11.csv'#$unc1_arr1_pip0_unr11.i3&quot;)" office:value-type="string" office:string-value="" calcext:value-type="error">
            <text:p>#REF!</text:p>
          </table:table-cell>
          <table:table-cell table:formula="of:=INDIRECT(&quot;'../csvs/unc1_arr1_pip0_unr11.csv'#$unc1_arr1_pip0_unr11.j3&quot;)" office:value-type="string" office:string-value="" calcext:value-type="error">
            <text:p>#REF!</text:p>
          </table:table-cell>
          <table:table-cell table:formula="of:=INDIRECT(&quot;'../csvs/unc1_arr1_pip0_unr11.csv'#$unc1_arr1_pip0_unr11.k3&quot;)" office:value-type="string" office:string-value="" calcext:value-type="error">
            <text:p>#REF!</text:p>
          </table:table-cell>
          <table:table-cell table:formula="of:=INDIRECT(&quot;'../csvs/unc1_arr1_pip0_unr11.csv'#$unc1_arr1_pip0_unr11.l3&quot;)" office:value-type="string" office:string-value="" calcext:value-type="error">
            <text:p>#REF!</text:p>
          </table:table-cell>
          <table:table-cell table:formula="of:=INDIRECT(&quot;'../csvs/unc1_arr1_pip0_unr11.csv'#$unc1_arr1_pip0_unr11.m3&quot;)" office:value-type="string" office:string-value="" calcext:value-type="error">
            <text:p>#REF!</text:p>
          </table:table-cell>
          <table:table-cell table:formula="of:=INDIRECT(&quot;'../csvs/unc1_arr1_pip0_unr11.csv'#$unc1_arr1_pip0_unr11.n3&quot;)" office:value-type="string" office:string-value="" calcext:value-type="error">
            <text:p>#REF!</text:p>
          </table:table-cell>
          <table:table-cell table:formula="of:=INDIRECT(&quot;'../csvs/unc1_arr1_pip0_unr11.csv'#$unc1_arr1_pip0_unr11.o3&quot;)" office:value-type="string" office:string-value="" calcext:value-type="error">
            <text:p>#REF!</text:p>
          </table:table-cell>
          <table:table-cell table:formula="of:=INDIRECT(&quot;'../csvs/unc1_arr1_pip0_unr11.csv'#$unc1_arr1_pip0_unr11.p3&quot;)" office:value-type="string" office:string-value="" calcext:value-type="error">
            <text:p>#REF!</text:p>
          </table:table-cell>
          <table:table-cell table:formula="of:=INDIRECT(&quot;'../csvs/unc1_arr1_pip0_unr11.csv'#$unc1_arr1_pip0_unr11.q3&quot;)" office:value-type="string" office:string-value="" calcext:value-type="error">
            <text:p>#REF!</text:p>
          </table:table-cell>
          <table:table-cell table:formula="of:=INDIRECT(&quot;'../csvs/unc1_arr1_pip0_unr11.csv'#$unc1_arr1_pip0_unr11.r3&quot;)" office:value-type="string" office:string-value="" calcext:value-type="error">
            <text:p>#REF!</text:p>
          </table:table-cell>
          <table:table-cell table:formula="of:=INDIRECT(&quot;'../csvs/unc1_arr1_pip0_unr11.csv'#$unc1_arr1_pip0_unr11.s3&quot;)" office:value-type="string" office:string-value="" calcext:value-type="error">
            <text:p>#REF!</text:p>
          </table:table-cell>
          <table:table-cell table:formula="of:=INDIRECT(&quot;'../csvs/unc1_arr1_pip0_unr11.csv'#$unc1_arr1_pip0_unr11.t3&quot;)" office:value-type="string" office:string-value="" calcext:value-type="error">
            <text:p>#REF!</text:p>
          </table:table-cell>
          <table:table-cell table:formula="of:=INDIRECT(&quot;'../csvs/unc1_arr1_pip0_unr11.csv'#$unc1_arr1_pip0_unr11.u3&quot;)" office:value-type="string" office:string-value="" calcext:value-type="error">
            <text:p>#REF!</text:p>
          </table:table-cell>
          <table:table-cell table:formula="of:=INDIRECT(&quot;'../csvs/unc1_arr1_pip0_unr11.csv'#$unc1_arr1_pip0_unr11.v3&quot;)" office:value-type="string" office:string-value="" calcext:value-type="error">
            <text:p>#REF!</text:p>
          </table:table-cell>
          <table:table-cell table:formula="of:=INDIRECT(&quot;'../csvs/unc1_arr1_pip0_unr11.csv'#$unc1_arr1_pip0_unr11.w3&quot;)" office:value-type="string" office:string-value="" calcext:value-type="error">
            <text:p>#REF!</text:p>
          </table:table-cell>
          <table:table-cell table:formula="of:=INDIRECT(&quot;'../csvs/unc1_arr1_pip0_unr11.csv'#$unc1_arr1_pip0_unr11.x3&quot;)" office:value-type="string" office:string-value="" calcext:value-type="error">
            <text:p>#REF!</text:p>
          </table:table-cell>
          <table:table-cell table:formula="of:=INDIRECT(&quot;'../csvs/unc1_arr1_pip0_unr11.csv'#$unc1_arr1_pip0_unr11.y3&quot;)" office:value-type="string" office:string-value="" calcext:value-type="error">
            <text:p>#REF!</text:p>
          </table:table-cell>
          <table:table-cell table:formula="of:=INDIRECT(&quot;'../csvs/unc1_arr1_pip0_unr11.csv'#$unc1_arr1_pip0_unr11.z3&quot;)" office:value-type="string" office:string-value="" calcext:value-type="error">
            <text:p>#REF!</text:p>
          </table:table-cell>
          <table:table-cell table:formula="of:=INDIRECT(&quot;'../csvs/unc1_arr1_pip0_unr11.csv'#$unc1_arr1_pip0_unr11.aa3&quot;)" office:value-type="string" office:string-value="" calcext:value-type="error">
            <text:p>#REF!</text:p>
          </table:table-cell>
          <table:table-cell table:formula="of:=INDIRECT(&quot;'../csvs/unc1_arr1_pip0_unr11.csv'#$unc1_arr1_pip0_unr1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1.csv'#$unc1_arr1_pip0_unr11.a4&quot;)" office:value-type="string" office:string-value="" calcext:value-type="error">
            <text:p>#REF!</text:p>
          </table:table-cell>
          <table:table-cell table:formula="of:=INDIRECT(&quot;'../csvs/unc1_arr1_pip0_unr11.csv'#$unc1_arr1_pip0_unr11.b4&quot;)" office:value-type="string" office:string-value="" calcext:value-type="error">
            <text:p>#REF!</text:p>
          </table:table-cell>
          <table:table-cell table:formula="of:=INDIRECT(&quot;'../csvs/unc1_arr1_pip0_unr11.csv'#$unc1_arr1_pip0_unr11.c4&quot;)" office:value-type="string" office:string-value="" calcext:value-type="error">
            <text:p>#REF!</text:p>
          </table:table-cell>
          <table:table-cell table:formula="of:=INDIRECT(&quot;'../csvs/unc1_arr1_pip0_unr11.csv'#$unc1_arr1_pip0_unr11.d4&quot;)" office:value-type="string" office:string-value="" calcext:value-type="error">
            <text:p>#REF!</text:p>
          </table:table-cell>
          <table:table-cell table:formula="of:=INDIRECT(&quot;'../csvs/unc1_arr1_pip0_unr11.csv'#$unc1_arr1_pip0_unr11.e4&quot;)" office:value-type="string" office:string-value="" calcext:value-type="error">
            <text:p>#REF!</text:p>
          </table:table-cell>
          <table:table-cell table:formula="of:=INDIRECT(&quot;'../csvs/unc1_arr1_pip0_unr11.csv'#$unc1_arr1_pip0_unr11.f4&quot;)" office:value-type="string" office:string-value="" calcext:value-type="error">
            <text:p>#REF!</text:p>
          </table:table-cell>
          <table:table-cell table:formula="of:=INDIRECT(&quot;'../csvs/unc1_arr1_pip0_unr11.csv'#$unc1_arr1_pip0_unr11.g4&quot;)" office:value-type="string" office:string-value="" calcext:value-type="error">
            <text:p>#REF!</text:p>
          </table:table-cell>
          <table:table-cell table:formula="of:=INDIRECT(&quot;'../csvs/unc1_arr1_pip0_unr11.csv'#$unc1_arr1_pip0_unr11.h4&quot;)" office:value-type="string" office:string-value="" calcext:value-type="error">
            <text:p>#REF!</text:p>
          </table:table-cell>
          <table:table-cell table:formula="of:=INDIRECT(&quot;'../csvs/unc1_arr1_pip0_unr11.csv'#$unc1_arr1_pip0_unr11.i4&quot;)" office:value-type="string" office:string-value="" calcext:value-type="error">
            <text:p>#REF!</text:p>
          </table:table-cell>
          <table:table-cell table:formula="of:=INDIRECT(&quot;'../csvs/unc1_arr1_pip0_unr11.csv'#$unc1_arr1_pip0_unr11.j4&quot;)" office:value-type="string" office:string-value="" calcext:value-type="error">
            <text:p>#REF!</text:p>
          </table:table-cell>
          <table:table-cell table:formula="of:=INDIRECT(&quot;'../csvs/unc1_arr1_pip0_unr11.csv'#$unc1_arr1_pip0_unr11.k4&quot;)" office:value-type="string" office:string-value="" calcext:value-type="error">
            <text:p>#REF!</text:p>
          </table:table-cell>
          <table:table-cell table:formula="of:=INDIRECT(&quot;'../csvs/unc1_arr1_pip0_unr11.csv'#$unc1_arr1_pip0_unr11.l4&quot;)" office:value-type="string" office:string-value="" calcext:value-type="error">
            <text:p>#REF!</text:p>
          </table:table-cell>
          <table:table-cell table:formula="of:=INDIRECT(&quot;'../csvs/unc1_arr1_pip0_unr11.csv'#$unc1_arr1_pip0_unr11.m4&quot;)" office:value-type="string" office:string-value="" calcext:value-type="error">
            <text:p>#REF!</text:p>
          </table:table-cell>
          <table:table-cell table:formula="of:=INDIRECT(&quot;'../csvs/unc1_arr1_pip0_unr11.csv'#$unc1_arr1_pip0_unr11.n4&quot;)" office:value-type="string" office:string-value="" calcext:value-type="error">
            <text:p>#REF!</text:p>
          </table:table-cell>
          <table:table-cell table:formula="of:=INDIRECT(&quot;'../csvs/unc1_arr1_pip0_unr11.csv'#$unc1_arr1_pip0_unr11.o4&quot;)" office:value-type="string" office:string-value="" calcext:value-type="error">
            <text:p>#REF!</text:p>
          </table:table-cell>
          <table:table-cell table:formula="of:=INDIRECT(&quot;'../csvs/unc1_arr1_pip0_unr11.csv'#$unc1_arr1_pip0_unr11.p4&quot;)" office:value-type="string" office:string-value="" calcext:value-type="error">
            <text:p>#REF!</text:p>
          </table:table-cell>
          <table:table-cell table:formula="of:=INDIRECT(&quot;'../csvs/unc1_arr1_pip0_unr11.csv'#$unc1_arr1_pip0_unr11.q4&quot;)" office:value-type="string" office:string-value="" calcext:value-type="error">
            <text:p>#REF!</text:p>
          </table:table-cell>
          <table:table-cell table:formula="of:=INDIRECT(&quot;'../csvs/unc1_arr1_pip0_unr11.csv'#$unc1_arr1_pip0_unr11.r4&quot;)" office:value-type="string" office:string-value="" calcext:value-type="error">
            <text:p>#REF!</text:p>
          </table:table-cell>
          <table:table-cell table:formula="of:=INDIRECT(&quot;'../csvs/unc1_arr1_pip0_unr11.csv'#$unc1_arr1_pip0_unr11.s4&quot;)" office:value-type="string" office:string-value="" calcext:value-type="error">
            <text:p>#REF!</text:p>
          </table:table-cell>
          <table:table-cell table:formula="of:=INDIRECT(&quot;'../csvs/unc1_arr1_pip0_unr11.csv'#$unc1_arr1_pip0_unr11.t4&quot;)" office:value-type="string" office:string-value="" calcext:value-type="error">
            <text:p>#REF!</text:p>
          </table:table-cell>
          <table:table-cell table:formula="of:=INDIRECT(&quot;'../csvs/unc1_arr1_pip0_unr11.csv'#$unc1_arr1_pip0_unr11.u4&quot;)" office:value-type="string" office:string-value="" calcext:value-type="error">
            <text:p>#REF!</text:p>
          </table:table-cell>
          <table:table-cell table:formula="of:=INDIRECT(&quot;'../csvs/unc1_arr1_pip0_unr11.csv'#$unc1_arr1_pip0_unr11.v4&quot;)" office:value-type="string" office:string-value="" calcext:value-type="error">
            <text:p>#REF!</text:p>
          </table:table-cell>
          <table:table-cell table:formula="of:=INDIRECT(&quot;'../csvs/unc1_arr1_pip0_unr11.csv'#$unc1_arr1_pip0_unr11.w4&quot;)" office:value-type="string" office:string-value="" calcext:value-type="error">
            <text:p>#REF!</text:p>
          </table:table-cell>
          <table:table-cell table:formula="of:=INDIRECT(&quot;'../csvs/unc1_arr1_pip0_unr11.csv'#$unc1_arr1_pip0_unr11.x4&quot;)" office:value-type="string" office:string-value="" calcext:value-type="error">
            <text:p>#REF!</text:p>
          </table:table-cell>
          <table:table-cell table:formula="of:=INDIRECT(&quot;'../csvs/unc1_arr1_pip0_unr11.csv'#$unc1_arr1_pip0_unr11.y4&quot;)" office:value-type="string" office:string-value="" calcext:value-type="error">
            <text:p>#REF!</text:p>
          </table:table-cell>
          <table:table-cell table:formula="of:=INDIRECT(&quot;'../csvs/unc1_arr1_pip0_unr11.csv'#$unc1_arr1_pip0_unr11.z4&quot;)" office:value-type="string" office:string-value="" calcext:value-type="error">
            <text:p>#REF!</text:p>
          </table:table-cell>
          <table:table-cell table:formula="of:=INDIRECT(&quot;'../csvs/unc1_arr1_pip0_unr11.csv'#$unc1_arr1_pip0_unr11.aa4&quot;)" office:value-type="string" office:string-value="" calcext:value-type="error">
            <text:p>#REF!</text:p>
          </table:table-cell>
          <table:table-cell table:formula="of:=INDIRECT(&quot;'../csvs/unc1_arr1_pip0_unr11.csv'#$unc1_arr1_pip0_unr1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1.csv'#$unc1_arr1_pip0_unr11.a5&quot;)" office:value-type="string" office:string-value="" calcext:value-type="error">
            <text:p>#REF!</text:p>
          </table:table-cell>
          <table:table-cell table:formula="of:=INDIRECT(&quot;'../csvs/unc1_arr1_pip0_unr11.csv'#$unc1_arr1_pip0_unr11.b5&quot;)" office:value-type="string" office:string-value="" calcext:value-type="error">
            <text:p>#REF!</text:p>
          </table:table-cell>
          <table:table-cell table:formula="of:=INDIRECT(&quot;'../csvs/unc1_arr1_pip0_unr11.csv'#$unc1_arr1_pip0_unr11.c5&quot;)" office:value-type="string" office:string-value="" calcext:value-type="error">
            <text:p>#REF!</text:p>
          </table:table-cell>
          <table:table-cell table:formula="of:=INDIRECT(&quot;'../csvs/unc1_arr1_pip0_unr11.csv'#$unc1_arr1_pip0_unr11.d5&quot;)" office:value-type="string" office:string-value="" calcext:value-type="error">
            <text:p>#REF!</text:p>
          </table:table-cell>
          <table:table-cell table:formula="of:=INDIRECT(&quot;'../csvs/unc1_arr1_pip0_unr11.csv'#$unc1_arr1_pip0_unr11.e5&quot;)" office:value-type="string" office:string-value="" calcext:value-type="error">
            <text:p>#REF!</text:p>
          </table:table-cell>
          <table:table-cell table:formula="of:=INDIRECT(&quot;'../csvs/unc1_arr1_pip0_unr11.csv'#$unc1_arr1_pip0_unr11.f5&quot;)" office:value-type="string" office:string-value="" calcext:value-type="error">
            <text:p>#REF!</text:p>
          </table:table-cell>
          <table:table-cell table:formula="of:=INDIRECT(&quot;'../csvs/unc1_arr1_pip0_unr11.csv'#$unc1_arr1_pip0_unr11.g5&quot;)" office:value-type="string" office:string-value="" calcext:value-type="error">
            <text:p>#REF!</text:p>
          </table:table-cell>
          <table:table-cell table:formula="of:=INDIRECT(&quot;'../csvs/unc1_arr1_pip0_unr11.csv'#$unc1_arr1_pip0_unr11.h5&quot;)" office:value-type="string" office:string-value="" calcext:value-type="error">
            <text:p>#REF!</text:p>
          </table:table-cell>
          <table:table-cell table:formula="of:=INDIRECT(&quot;'../csvs/unc1_arr1_pip0_unr11.csv'#$unc1_arr1_pip0_unr11.i5&quot;)" office:value-type="string" office:string-value="" calcext:value-type="error">
            <text:p>#REF!</text:p>
          </table:table-cell>
          <table:table-cell table:formula="of:=INDIRECT(&quot;'../csvs/unc1_arr1_pip0_unr11.csv'#$unc1_arr1_pip0_unr11.j5&quot;)" office:value-type="string" office:string-value="" calcext:value-type="error">
            <text:p>#REF!</text:p>
          </table:table-cell>
          <table:table-cell table:formula="of:=INDIRECT(&quot;'../csvs/unc1_arr1_pip0_unr11.csv'#$unc1_arr1_pip0_unr11.k5&quot;)" office:value-type="string" office:string-value="" calcext:value-type="error">
            <text:p>#REF!</text:p>
          </table:table-cell>
          <table:table-cell table:formula="of:=INDIRECT(&quot;'../csvs/unc1_arr1_pip0_unr11.csv'#$unc1_arr1_pip0_unr11.l5&quot;)" office:value-type="string" office:string-value="" calcext:value-type="error">
            <text:p>#REF!</text:p>
          </table:table-cell>
          <table:table-cell table:formula="of:=INDIRECT(&quot;'../csvs/unc1_arr1_pip0_unr11.csv'#$unc1_arr1_pip0_unr11.m5&quot;)" office:value-type="string" office:string-value="" calcext:value-type="error">
            <text:p>#REF!</text:p>
          </table:table-cell>
          <table:table-cell table:formula="of:=INDIRECT(&quot;'../csvs/unc1_arr1_pip0_unr11.csv'#$unc1_arr1_pip0_unr11.n5&quot;)" office:value-type="string" office:string-value="" calcext:value-type="error">
            <text:p>#REF!</text:p>
          </table:table-cell>
          <table:table-cell table:formula="of:=INDIRECT(&quot;'../csvs/unc1_arr1_pip0_unr11.csv'#$unc1_arr1_pip0_unr11.o5&quot;)" office:value-type="string" office:string-value="" calcext:value-type="error">
            <text:p>#REF!</text:p>
          </table:table-cell>
          <table:table-cell table:formula="of:=INDIRECT(&quot;'../csvs/unc1_arr1_pip0_unr11.csv'#$unc1_arr1_pip0_unr11.p5&quot;)" office:value-type="string" office:string-value="" calcext:value-type="error">
            <text:p>#REF!</text:p>
          </table:table-cell>
          <table:table-cell table:formula="of:=INDIRECT(&quot;'../csvs/unc1_arr1_pip0_unr11.csv'#$unc1_arr1_pip0_unr11.q5&quot;)" office:value-type="string" office:string-value="" calcext:value-type="error">
            <text:p>#REF!</text:p>
          </table:table-cell>
          <table:table-cell table:formula="of:=INDIRECT(&quot;'../csvs/unc1_arr1_pip0_unr11.csv'#$unc1_arr1_pip0_unr11.r5&quot;)" office:value-type="string" office:string-value="" calcext:value-type="error">
            <text:p>#REF!</text:p>
          </table:table-cell>
          <table:table-cell table:formula="of:=INDIRECT(&quot;'../csvs/unc1_arr1_pip0_unr11.csv'#$unc1_arr1_pip0_unr11.s5&quot;)" office:value-type="string" office:string-value="" calcext:value-type="error">
            <text:p>#REF!</text:p>
          </table:table-cell>
          <table:table-cell table:formula="of:=INDIRECT(&quot;'../csvs/unc1_arr1_pip0_unr11.csv'#$unc1_arr1_pip0_unr11.t5&quot;)" office:value-type="string" office:string-value="" calcext:value-type="error">
            <text:p>#REF!</text:p>
          </table:table-cell>
          <table:table-cell table:formula="of:=INDIRECT(&quot;'../csvs/unc1_arr1_pip0_unr11.csv'#$unc1_arr1_pip0_unr11.u5&quot;)" office:value-type="string" office:string-value="" calcext:value-type="error">
            <text:p>#REF!</text:p>
          </table:table-cell>
          <table:table-cell table:formula="of:=INDIRECT(&quot;'../csvs/unc1_arr1_pip0_unr11.csv'#$unc1_arr1_pip0_unr11.v5&quot;)" office:value-type="string" office:string-value="" calcext:value-type="error">
            <text:p>#REF!</text:p>
          </table:table-cell>
          <table:table-cell table:formula="of:=INDIRECT(&quot;'../csvs/unc1_arr1_pip0_unr11.csv'#$unc1_arr1_pip0_unr11.w5&quot;)" office:value-type="string" office:string-value="" calcext:value-type="error">
            <text:p>#REF!</text:p>
          </table:table-cell>
          <table:table-cell table:formula="of:=INDIRECT(&quot;'../csvs/unc1_arr1_pip0_unr11.csv'#$unc1_arr1_pip0_unr11.x5&quot;)" office:value-type="string" office:string-value="" calcext:value-type="error">
            <text:p>#REF!</text:p>
          </table:table-cell>
          <table:table-cell table:formula="of:=INDIRECT(&quot;'../csvs/unc1_arr1_pip0_unr11.csv'#$unc1_arr1_pip0_unr11.y5&quot;)" office:value-type="string" office:string-value="" calcext:value-type="error">
            <text:p>#REF!</text:p>
          </table:table-cell>
          <table:table-cell table:formula="of:=INDIRECT(&quot;'../csvs/unc1_arr1_pip0_unr11.csv'#$unc1_arr1_pip0_unr11.z5&quot;)" office:value-type="string" office:string-value="" calcext:value-type="error">
            <text:p>#REF!</text:p>
          </table:table-cell>
          <table:table-cell table:formula="of:=INDIRECT(&quot;'../csvs/unc1_arr1_pip0_unr11.csv'#$unc1_arr1_pip0_unr11.aa5&quot;)" office:value-type="string" office:string-value="" calcext:value-type="error">
            <text:p>#REF!</text:p>
          </table:table-cell>
          <table:table-cell table:formula="of:=INDIRECT(&quot;'../csvs/unc1_arr1_pip0_unr11.csv'#$unc1_arr1_pip0_unr1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1.csv'#$unc1_arr1_pip0_unr11.a6&quot;)" office:value-type="string" office:string-value="" calcext:value-type="error">
            <text:p>#REF!</text:p>
          </table:table-cell>
          <table:table-cell table:formula="of:=INDIRECT(&quot;'../csvs/unc1_arr1_pip0_unr11.csv'#$unc1_arr1_pip0_unr11.b6&quot;)" office:value-type="string" office:string-value="" calcext:value-type="error">
            <text:p>#REF!</text:p>
          </table:table-cell>
          <table:table-cell table:formula="of:=INDIRECT(&quot;'../csvs/unc1_arr1_pip0_unr11.csv'#$unc1_arr1_pip0_unr11.c6&quot;)" office:value-type="string" office:string-value="" calcext:value-type="error">
            <text:p>#REF!</text:p>
          </table:table-cell>
          <table:table-cell table:formula="of:=INDIRECT(&quot;'../csvs/unc1_arr1_pip0_unr11.csv'#$unc1_arr1_pip0_unr11.d6&quot;)" office:value-type="string" office:string-value="" calcext:value-type="error">
            <text:p>#REF!</text:p>
          </table:table-cell>
          <table:table-cell table:formula="of:=INDIRECT(&quot;'../csvs/unc1_arr1_pip0_unr11.csv'#$unc1_arr1_pip0_unr11.e6&quot;)" office:value-type="string" office:string-value="" calcext:value-type="error">
            <text:p>#REF!</text:p>
          </table:table-cell>
          <table:table-cell table:formula="of:=INDIRECT(&quot;'../csvs/unc1_arr1_pip0_unr11.csv'#$unc1_arr1_pip0_unr11.f6&quot;)" office:value-type="string" office:string-value="" calcext:value-type="error">
            <text:p>#REF!</text:p>
          </table:table-cell>
          <table:table-cell table:formula="of:=INDIRECT(&quot;'../csvs/unc1_arr1_pip0_unr11.csv'#$unc1_arr1_pip0_unr11.g6&quot;)" office:value-type="string" office:string-value="" calcext:value-type="error">
            <text:p>#REF!</text:p>
          </table:table-cell>
          <table:table-cell table:formula="of:=INDIRECT(&quot;'../csvs/unc1_arr1_pip0_unr11.csv'#$unc1_arr1_pip0_unr11.h6&quot;)" office:value-type="string" office:string-value="" calcext:value-type="error">
            <text:p>#REF!</text:p>
          </table:table-cell>
          <table:table-cell table:formula="of:=INDIRECT(&quot;'../csvs/unc1_arr1_pip0_unr11.csv'#$unc1_arr1_pip0_unr11.i6&quot;)" office:value-type="string" office:string-value="" calcext:value-type="error">
            <text:p>#REF!</text:p>
          </table:table-cell>
          <table:table-cell table:formula="of:=INDIRECT(&quot;'../csvs/unc1_arr1_pip0_unr11.csv'#$unc1_arr1_pip0_unr11.j6&quot;)" office:value-type="string" office:string-value="" calcext:value-type="error">
            <text:p>#REF!</text:p>
          </table:table-cell>
          <table:table-cell table:formula="of:=INDIRECT(&quot;'../csvs/unc1_arr1_pip0_unr11.csv'#$unc1_arr1_pip0_unr11.k6&quot;)" office:value-type="string" office:string-value="" calcext:value-type="error">
            <text:p>#REF!</text:p>
          </table:table-cell>
          <table:table-cell table:formula="of:=INDIRECT(&quot;'../csvs/unc1_arr1_pip0_unr11.csv'#$unc1_arr1_pip0_unr11.l6&quot;)" office:value-type="string" office:string-value="" calcext:value-type="error">
            <text:p>#REF!</text:p>
          </table:table-cell>
          <table:table-cell table:formula="of:=INDIRECT(&quot;'../csvs/unc1_arr1_pip0_unr11.csv'#$unc1_arr1_pip0_unr11.m6&quot;)" office:value-type="string" office:string-value="" calcext:value-type="error">
            <text:p>#REF!</text:p>
          </table:table-cell>
          <table:table-cell table:formula="of:=INDIRECT(&quot;'../csvs/unc1_arr1_pip0_unr11.csv'#$unc1_arr1_pip0_unr11.n6&quot;)" office:value-type="string" office:string-value="" calcext:value-type="error">
            <text:p>#REF!</text:p>
          </table:table-cell>
          <table:table-cell table:formula="of:=INDIRECT(&quot;'../csvs/unc1_arr1_pip0_unr11.csv'#$unc1_arr1_pip0_unr11.o6&quot;)" office:value-type="string" office:string-value="" calcext:value-type="error">
            <text:p>#REF!</text:p>
          </table:table-cell>
          <table:table-cell table:formula="of:=INDIRECT(&quot;'../csvs/unc1_arr1_pip0_unr11.csv'#$unc1_arr1_pip0_unr11.p6&quot;)" office:value-type="string" office:string-value="" calcext:value-type="error">
            <text:p>#REF!</text:p>
          </table:table-cell>
          <table:table-cell table:formula="of:=INDIRECT(&quot;'../csvs/unc1_arr1_pip0_unr11.csv'#$unc1_arr1_pip0_unr11.q6&quot;)" office:value-type="string" office:string-value="" calcext:value-type="error">
            <text:p>#REF!</text:p>
          </table:table-cell>
          <table:table-cell table:formula="of:=INDIRECT(&quot;'../csvs/unc1_arr1_pip0_unr11.csv'#$unc1_arr1_pip0_unr11.r6&quot;)" office:value-type="string" office:string-value="" calcext:value-type="error">
            <text:p>#REF!</text:p>
          </table:table-cell>
          <table:table-cell table:formula="of:=INDIRECT(&quot;'../csvs/unc1_arr1_pip0_unr11.csv'#$unc1_arr1_pip0_unr11.s6&quot;)" office:value-type="string" office:string-value="" calcext:value-type="error">
            <text:p>#REF!</text:p>
          </table:table-cell>
          <table:table-cell table:formula="of:=INDIRECT(&quot;'../csvs/unc1_arr1_pip0_unr11.csv'#$unc1_arr1_pip0_unr11.t6&quot;)" office:value-type="string" office:string-value="" calcext:value-type="error">
            <text:p>#REF!</text:p>
          </table:table-cell>
          <table:table-cell table:formula="of:=INDIRECT(&quot;'../csvs/unc1_arr1_pip0_unr11.csv'#$unc1_arr1_pip0_unr11.u6&quot;)" office:value-type="string" office:string-value="" calcext:value-type="error">
            <text:p>#REF!</text:p>
          </table:table-cell>
          <table:table-cell table:formula="of:=INDIRECT(&quot;'../csvs/unc1_arr1_pip0_unr11.csv'#$unc1_arr1_pip0_unr11.v6&quot;)" office:value-type="string" office:string-value="" calcext:value-type="error">
            <text:p>#REF!</text:p>
          </table:table-cell>
          <table:table-cell table:formula="of:=INDIRECT(&quot;'../csvs/unc1_arr1_pip0_unr11.csv'#$unc1_arr1_pip0_unr11.w6&quot;)" office:value-type="string" office:string-value="" calcext:value-type="error">
            <text:p>#REF!</text:p>
          </table:table-cell>
          <table:table-cell table:formula="of:=INDIRECT(&quot;'../csvs/unc1_arr1_pip0_unr11.csv'#$unc1_arr1_pip0_unr11.x6&quot;)" office:value-type="string" office:string-value="" calcext:value-type="error">
            <text:p>#REF!</text:p>
          </table:table-cell>
          <table:table-cell table:formula="of:=INDIRECT(&quot;'../csvs/unc1_arr1_pip0_unr11.csv'#$unc1_arr1_pip0_unr11.y6&quot;)" office:value-type="string" office:string-value="" calcext:value-type="error">
            <text:p>#REF!</text:p>
          </table:table-cell>
          <table:table-cell table:formula="of:=INDIRECT(&quot;'../csvs/unc1_arr1_pip0_unr11.csv'#$unc1_arr1_pip0_unr11.z6&quot;)" office:value-type="string" office:string-value="" calcext:value-type="error">
            <text:p>#REF!</text:p>
          </table:table-cell>
          <table:table-cell table:formula="of:=INDIRECT(&quot;'../csvs/unc1_arr1_pip0_unr11.csv'#$unc1_arr1_pip0_unr11.aa6&quot;)" office:value-type="string" office:string-value="" calcext:value-type="error">
            <text:p>#REF!</text:p>
          </table:table-cell>
          <table:table-cell table:formula="of:=INDIRECT(&quot;'../csvs/unc1_arr1_pip0_unr11.csv'#$unc1_arr1_pip0_unr1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1.csv'#$unc1_arr1_pip0_unr11.a7&quot;)" office:value-type="string" office:string-value="" calcext:value-type="error">
            <text:p>#REF!</text:p>
          </table:table-cell>
          <table:table-cell table:formula="of:=INDIRECT(&quot;'../csvs/unc1_arr1_pip0_unr11.csv'#$unc1_arr1_pip0_unr11.b7&quot;)" office:value-type="string" office:string-value="" calcext:value-type="error">
            <text:p>#REF!</text:p>
          </table:table-cell>
          <table:table-cell table:formula="of:=INDIRECT(&quot;'../csvs/unc1_arr1_pip0_unr11.csv'#$unc1_arr1_pip0_unr11.c7&quot;)" office:value-type="string" office:string-value="" calcext:value-type="error">
            <text:p>#REF!</text:p>
          </table:table-cell>
          <table:table-cell table:formula="of:=INDIRECT(&quot;'../csvs/unc1_arr1_pip0_unr11.csv'#$unc1_arr1_pip0_unr11.d7&quot;)" office:value-type="string" office:string-value="" calcext:value-type="error">
            <text:p>#REF!</text:p>
          </table:table-cell>
          <table:table-cell table:formula="of:=INDIRECT(&quot;'../csvs/unc1_arr1_pip0_unr11.csv'#$unc1_arr1_pip0_unr11.e7&quot;)" office:value-type="string" office:string-value="" calcext:value-type="error">
            <text:p>#REF!</text:p>
          </table:table-cell>
          <table:table-cell table:formula="of:=INDIRECT(&quot;'../csvs/unc1_arr1_pip0_unr11.csv'#$unc1_arr1_pip0_unr11.f7&quot;)" office:value-type="string" office:string-value="" calcext:value-type="error">
            <text:p>#REF!</text:p>
          </table:table-cell>
          <table:table-cell table:formula="of:=INDIRECT(&quot;'../csvs/unc1_arr1_pip0_unr11.csv'#$unc1_arr1_pip0_unr11.g7&quot;)" office:value-type="string" office:string-value="" calcext:value-type="error">
            <text:p>#REF!</text:p>
          </table:table-cell>
          <table:table-cell table:formula="of:=INDIRECT(&quot;'../csvs/unc1_arr1_pip0_unr11.csv'#$unc1_arr1_pip0_unr11.h7&quot;)" office:value-type="string" office:string-value="" calcext:value-type="error">
            <text:p>#REF!</text:p>
          </table:table-cell>
          <table:table-cell table:formula="of:=INDIRECT(&quot;'../csvs/unc1_arr1_pip0_unr11.csv'#$unc1_arr1_pip0_unr11.i7&quot;)" office:value-type="string" office:string-value="" calcext:value-type="error">
            <text:p>#REF!</text:p>
          </table:table-cell>
          <table:table-cell table:formula="of:=INDIRECT(&quot;'../csvs/unc1_arr1_pip0_unr11.csv'#$unc1_arr1_pip0_unr11.j7&quot;)" office:value-type="string" office:string-value="" calcext:value-type="error">
            <text:p>#REF!</text:p>
          </table:table-cell>
          <table:table-cell table:formula="of:=INDIRECT(&quot;'../csvs/unc1_arr1_pip0_unr11.csv'#$unc1_arr1_pip0_unr11.k7&quot;)" office:value-type="string" office:string-value="" calcext:value-type="error">
            <text:p>#REF!</text:p>
          </table:table-cell>
          <table:table-cell table:formula="of:=INDIRECT(&quot;'../csvs/unc1_arr1_pip0_unr11.csv'#$unc1_arr1_pip0_unr11.l7&quot;)" office:value-type="string" office:string-value="" calcext:value-type="error">
            <text:p>#REF!</text:p>
          </table:table-cell>
          <table:table-cell table:formula="of:=INDIRECT(&quot;'../csvs/unc1_arr1_pip0_unr11.csv'#$unc1_arr1_pip0_unr11.m7&quot;)" office:value-type="string" office:string-value="" calcext:value-type="error">
            <text:p>#REF!</text:p>
          </table:table-cell>
          <table:table-cell table:formula="of:=INDIRECT(&quot;'../csvs/unc1_arr1_pip0_unr11.csv'#$unc1_arr1_pip0_unr11.n7&quot;)" office:value-type="string" office:string-value="" calcext:value-type="error">
            <text:p>#REF!</text:p>
          </table:table-cell>
          <table:table-cell table:formula="of:=INDIRECT(&quot;'../csvs/unc1_arr1_pip0_unr11.csv'#$unc1_arr1_pip0_unr11.o7&quot;)" office:value-type="string" office:string-value="" calcext:value-type="error">
            <text:p>#REF!</text:p>
          </table:table-cell>
          <table:table-cell table:formula="of:=INDIRECT(&quot;'../csvs/unc1_arr1_pip0_unr11.csv'#$unc1_arr1_pip0_unr11.p7&quot;)" office:value-type="string" office:string-value="" calcext:value-type="error">
            <text:p>#REF!</text:p>
          </table:table-cell>
          <table:table-cell table:formula="of:=INDIRECT(&quot;'../csvs/unc1_arr1_pip0_unr11.csv'#$unc1_arr1_pip0_unr11.q7&quot;)" office:value-type="string" office:string-value="" calcext:value-type="error">
            <text:p>#REF!</text:p>
          </table:table-cell>
          <table:table-cell table:formula="of:=INDIRECT(&quot;'../csvs/unc1_arr1_pip0_unr11.csv'#$unc1_arr1_pip0_unr11.r7&quot;)" office:value-type="string" office:string-value="" calcext:value-type="error">
            <text:p>#REF!</text:p>
          </table:table-cell>
          <table:table-cell table:formula="of:=INDIRECT(&quot;'../csvs/unc1_arr1_pip0_unr11.csv'#$unc1_arr1_pip0_unr11.s7&quot;)" office:value-type="string" office:string-value="" calcext:value-type="error">
            <text:p>#REF!</text:p>
          </table:table-cell>
          <table:table-cell table:formula="of:=INDIRECT(&quot;'../csvs/unc1_arr1_pip0_unr11.csv'#$unc1_arr1_pip0_unr11.t7&quot;)" office:value-type="string" office:string-value="" calcext:value-type="error">
            <text:p>#REF!</text:p>
          </table:table-cell>
          <table:table-cell table:formula="of:=INDIRECT(&quot;'../csvs/unc1_arr1_pip0_unr11.csv'#$unc1_arr1_pip0_unr11.u7&quot;)" office:value-type="string" office:string-value="" calcext:value-type="error">
            <text:p>#REF!</text:p>
          </table:table-cell>
          <table:table-cell table:formula="of:=INDIRECT(&quot;'../csvs/unc1_arr1_pip0_unr11.csv'#$unc1_arr1_pip0_unr11.v7&quot;)" office:value-type="string" office:string-value="" calcext:value-type="error">
            <text:p>#REF!</text:p>
          </table:table-cell>
          <table:table-cell table:formula="of:=INDIRECT(&quot;'../csvs/unc1_arr1_pip0_unr11.csv'#$unc1_arr1_pip0_unr11.w7&quot;)" office:value-type="string" office:string-value="" calcext:value-type="error">
            <text:p>#REF!</text:p>
          </table:table-cell>
          <table:table-cell table:formula="of:=INDIRECT(&quot;'../csvs/unc1_arr1_pip0_unr11.csv'#$unc1_arr1_pip0_unr11.x7&quot;)" office:value-type="string" office:string-value="" calcext:value-type="error">
            <text:p>#REF!</text:p>
          </table:table-cell>
          <table:table-cell table:formula="of:=INDIRECT(&quot;'../csvs/unc1_arr1_pip0_unr11.csv'#$unc1_arr1_pip0_unr11.y7&quot;)" office:value-type="string" office:string-value="" calcext:value-type="error">
            <text:p>#REF!</text:p>
          </table:table-cell>
          <table:table-cell table:formula="of:=INDIRECT(&quot;'../csvs/unc1_arr1_pip0_unr11.csv'#$unc1_arr1_pip0_unr11.z7&quot;)" office:value-type="string" office:string-value="" calcext:value-type="error">
            <text:p>#REF!</text:p>
          </table:table-cell>
          <table:table-cell table:formula="of:=INDIRECT(&quot;'../csvs/unc1_arr1_pip0_unr11.csv'#$unc1_arr1_pip0_unr11.aa7&quot;)" office:value-type="string" office:string-value="" calcext:value-type="error">
            <text:p>#REF!</text:p>
          </table:table-cell>
          <table:table-cell table:formula="of:=INDIRECT(&quot;'../csvs/unc1_arr1_pip0_unr11.csv'#$unc1_arr1_pip0_unr1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1.csv'#$unc1_arr1_pip0_unr11.a8&quot;)" office:value-type="string" office:string-value="" calcext:value-type="error">
            <text:p>#REF!</text:p>
          </table:table-cell>
          <table:table-cell table:formula="of:=INDIRECT(&quot;'../csvs/unc1_arr1_pip0_unr11.csv'#$unc1_arr1_pip0_unr11.b8&quot;)" office:value-type="string" office:string-value="" calcext:value-type="error">
            <text:p>#REF!</text:p>
          </table:table-cell>
          <table:table-cell table:formula="of:=INDIRECT(&quot;'../csvs/unc1_arr1_pip0_unr11.csv'#$unc1_arr1_pip0_unr11.c8&quot;)" office:value-type="string" office:string-value="" calcext:value-type="error">
            <text:p>#REF!</text:p>
          </table:table-cell>
          <table:table-cell table:formula="of:=INDIRECT(&quot;'../csvs/unc1_arr1_pip0_unr11.csv'#$unc1_arr1_pip0_unr11.d8&quot;)" office:value-type="string" office:string-value="" calcext:value-type="error">
            <text:p>#REF!</text:p>
          </table:table-cell>
          <table:table-cell table:formula="of:=INDIRECT(&quot;'../csvs/unc1_arr1_pip0_unr11.csv'#$unc1_arr1_pip0_unr11.e8&quot;)" office:value-type="string" office:string-value="" calcext:value-type="error">
            <text:p>#REF!</text:p>
          </table:table-cell>
          <table:table-cell table:formula="of:=INDIRECT(&quot;'../csvs/unc1_arr1_pip0_unr11.csv'#$unc1_arr1_pip0_unr11.f8&quot;)" office:value-type="string" office:string-value="" calcext:value-type="error">
            <text:p>#REF!</text:p>
          </table:table-cell>
          <table:table-cell table:formula="of:=INDIRECT(&quot;'../csvs/unc1_arr1_pip0_unr11.csv'#$unc1_arr1_pip0_unr11.g8&quot;)" office:value-type="string" office:string-value="" calcext:value-type="error">
            <text:p>#REF!</text:p>
          </table:table-cell>
          <table:table-cell table:formula="of:=INDIRECT(&quot;'../csvs/unc1_arr1_pip0_unr11.csv'#$unc1_arr1_pip0_unr11.h8&quot;)" office:value-type="string" office:string-value="" calcext:value-type="error">
            <text:p>#REF!</text:p>
          </table:table-cell>
          <table:table-cell table:formula="of:=INDIRECT(&quot;'../csvs/unc1_arr1_pip0_unr11.csv'#$unc1_arr1_pip0_unr11.i8&quot;)" office:value-type="string" office:string-value="" calcext:value-type="error">
            <text:p>#REF!</text:p>
          </table:table-cell>
          <table:table-cell table:formula="of:=INDIRECT(&quot;'../csvs/unc1_arr1_pip0_unr11.csv'#$unc1_arr1_pip0_unr11.j8&quot;)" office:value-type="string" office:string-value="" calcext:value-type="error">
            <text:p>#REF!</text:p>
          </table:table-cell>
          <table:table-cell table:formula="of:=INDIRECT(&quot;'../csvs/unc1_arr1_pip0_unr11.csv'#$unc1_arr1_pip0_unr11.k8&quot;)" office:value-type="string" office:string-value="" calcext:value-type="error">
            <text:p>#REF!</text:p>
          </table:table-cell>
          <table:table-cell table:formula="of:=INDIRECT(&quot;'../csvs/unc1_arr1_pip0_unr11.csv'#$unc1_arr1_pip0_unr11.l8&quot;)" office:value-type="string" office:string-value="" calcext:value-type="error">
            <text:p>#REF!</text:p>
          </table:table-cell>
          <table:table-cell table:formula="of:=INDIRECT(&quot;'../csvs/unc1_arr1_pip0_unr11.csv'#$unc1_arr1_pip0_unr11.m8&quot;)" office:value-type="string" office:string-value="" calcext:value-type="error">
            <text:p>#REF!</text:p>
          </table:table-cell>
          <table:table-cell table:formula="of:=INDIRECT(&quot;'../csvs/unc1_arr1_pip0_unr11.csv'#$unc1_arr1_pip0_unr11.n8&quot;)" office:value-type="string" office:string-value="" calcext:value-type="error">
            <text:p>#REF!</text:p>
          </table:table-cell>
          <table:table-cell table:formula="of:=INDIRECT(&quot;'../csvs/unc1_arr1_pip0_unr11.csv'#$unc1_arr1_pip0_unr11.o8&quot;)" office:value-type="string" office:string-value="" calcext:value-type="error">
            <text:p>#REF!</text:p>
          </table:table-cell>
          <table:table-cell table:formula="of:=INDIRECT(&quot;'../csvs/unc1_arr1_pip0_unr11.csv'#$unc1_arr1_pip0_unr11.p8&quot;)" office:value-type="string" office:string-value="" calcext:value-type="error">
            <text:p>#REF!</text:p>
          </table:table-cell>
          <table:table-cell table:formula="of:=INDIRECT(&quot;'../csvs/unc1_arr1_pip0_unr11.csv'#$unc1_arr1_pip0_unr11.q8&quot;)" office:value-type="string" office:string-value="" calcext:value-type="error">
            <text:p>#REF!</text:p>
          </table:table-cell>
          <table:table-cell table:formula="of:=INDIRECT(&quot;'../csvs/unc1_arr1_pip0_unr11.csv'#$unc1_arr1_pip0_unr11.r8&quot;)" office:value-type="string" office:string-value="" calcext:value-type="error">
            <text:p>#REF!</text:p>
          </table:table-cell>
          <table:table-cell table:formula="of:=INDIRECT(&quot;'../csvs/unc1_arr1_pip0_unr11.csv'#$unc1_arr1_pip0_unr11.s8&quot;)" office:value-type="string" office:string-value="" calcext:value-type="error">
            <text:p>#REF!</text:p>
          </table:table-cell>
          <table:table-cell table:formula="of:=INDIRECT(&quot;'../csvs/unc1_arr1_pip0_unr11.csv'#$unc1_arr1_pip0_unr11.t8&quot;)" office:value-type="string" office:string-value="" calcext:value-type="error">
            <text:p>#REF!</text:p>
          </table:table-cell>
          <table:table-cell table:formula="of:=INDIRECT(&quot;'../csvs/unc1_arr1_pip0_unr11.csv'#$unc1_arr1_pip0_unr11.u8&quot;)" office:value-type="string" office:string-value="" calcext:value-type="error">
            <text:p>#REF!</text:p>
          </table:table-cell>
          <table:table-cell table:formula="of:=INDIRECT(&quot;'../csvs/unc1_arr1_pip0_unr11.csv'#$unc1_arr1_pip0_unr11.v8&quot;)" office:value-type="string" office:string-value="" calcext:value-type="error">
            <text:p>#REF!</text:p>
          </table:table-cell>
          <table:table-cell table:formula="of:=INDIRECT(&quot;'../csvs/unc1_arr1_pip0_unr11.csv'#$unc1_arr1_pip0_unr11.w8&quot;)" office:value-type="string" office:string-value="" calcext:value-type="error">
            <text:p>#REF!</text:p>
          </table:table-cell>
          <table:table-cell table:formula="of:=INDIRECT(&quot;'../csvs/unc1_arr1_pip0_unr11.csv'#$unc1_arr1_pip0_unr11.x8&quot;)" office:value-type="string" office:string-value="" calcext:value-type="error">
            <text:p>#REF!</text:p>
          </table:table-cell>
          <table:table-cell table:formula="of:=INDIRECT(&quot;'../csvs/unc1_arr1_pip0_unr11.csv'#$unc1_arr1_pip0_unr11.y8&quot;)" office:value-type="string" office:string-value="" calcext:value-type="error">
            <text:p>#REF!</text:p>
          </table:table-cell>
          <table:table-cell table:formula="of:=INDIRECT(&quot;'../csvs/unc1_arr1_pip0_unr11.csv'#$unc1_arr1_pip0_unr11.z8&quot;)" office:value-type="string" office:string-value="" calcext:value-type="error">
            <text:p>#REF!</text:p>
          </table:table-cell>
          <table:table-cell table:formula="of:=INDIRECT(&quot;'../csvs/unc1_arr1_pip0_unr11.csv'#$unc1_arr1_pip0_unr11.aa8&quot;)" office:value-type="string" office:string-value="" calcext:value-type="error">
            <text:p>#REF!</text:p>
          </table:table-cell>
          <table:table-cell table:formula="of:=INDIRECT(&quot;'../csvs/unc1_arr1_pip0_unr11.csv'#$unc1_arr1_pip0_unr1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1.csv'#$unc1_arr1_pip0_unr11.a9&quot;)" office:value-type="string" office:string-value="" calcext:value-type="error">
            <text:p>#REF!</text:p>
          </table:table-cell>
          <table:table-cell table:formula="of:=INDIRECT(&quot;'../csvs/unc1_arr1_pip0_unr11.csv'#$unc1_arr1_pip0_unr11.b9&quot;)" office:value-type="string" office:string-value="" calcext:value-type="error">
            <text:p>#REF!</text:p>
          </table:table-cell>
          <table:table-cell table:formula="of:=INDIRECT(&quot;'../csvs/unc1_arr1_pip0_unr11.csv'#$unc1_arr1_pip0_unr11.c9&quot;)" office:value-type="string" office:string-value="" calcext:value-type="error">
            <text:p>#REF!</text:p>
          </table:table-cell>
          <table:table-cell table:formula="of:=INDIRECT(&quot;'../csvs/unc1_arr1_pip0_unr11.csv'#$unc1_arr1_pip0_unr11.d9&quot;)" office:value-type="string" office:string-value="" calcext:value-type="error">
            <text:p>#REF!</text:p>
          </table:table-cell>
          <table:table-cell table:formula="of:=INDIRECT(&quot;'../csvs/unc1_arr1_pip0_unr11.csv'#$unc1_arr1_pip0_unr11.e9&quot;)" office:value-type="string" office:string-value="" calcext:value-type="error">
            <text:p>#REF!</text:p>
          </table:table-cell>
          <table:table-cell table:formula="of:=INDIRECT(&quot;'../csvs/unc1_arr1_pip0_unr11.csv'#$unc1_arr1_pip0_unr11.f9&quot;)" office:value-type="string" office:string-value="" calcext:value-type="error">
            <text:p>#REF!</text:p>
          </table:table-cell>
          <table:table-cell table:formula="of:=INDIRECT(&quot;'../csvs/unc1_arr1_pip0_unr11.csv'#$unc1_arr1_pip0_unr11.g9&quot;)" office:value-type="string" office:string-value="" calcext:value-type="error">
            <text:p>#REF!</text:p>
          </table:table-cell>
          <table:table-cell table:formula="of:=INDIRECT(&quot;'../csvs/unc1_arr1_pip0_unr11.csv'#$unc1_arr1_pip0_unr11.h9&quot;)" office:value-type="string" office:string-value="" calcext:value-type="error">
            <text:p>#REF!</text:p>
          </table:table-cell>
          <table:table-cell table:formula="of:=INDIRECT(&quot;'../csvs/unc1_arr1_pip0_unr11.csv'#$unc1_arr1_pip0_unr11.i9&quot;)" office:value-type="string" office:string-value="" calcext:value-type="error">
            <text:p>#REF!</text:p>
          </table:table-cell>
          <table:table-cell table:formula="of:=INDIRECT(&quot;'../csvs/unc1_arr1_pip0_unr11.csv'#$unc1_arr1_pip0_unr11.j9&quot;)" office:value-type="string" office:string-value="" calcext:value-type="error">
            <text:p>#REF!</text:p>
          </table:table-cell>
          <table:table-cell table:formula="of:=INDIRECT(&quot;'../csvs/unc1_arr1_pip0_unr11.csv'#$unc1_arr1_pip0_unr11.k9&quot;)" office:value-type="string" office:string-value="" calcext:value-type="error">
            <text:p>#REF!</text:p>
          </table:table-cell>
          <table:table-cell table:formula="of:=INDIRECT(&quot;'../csvs/unc1_arr1_pip0_unr11.csv'#$unc1_arr1_pip0_unr11.l9&quot;)" office:value-type="string" office:string-value="" calcext:value-type="error">
            <text:p>#REF!</text:p>
          </table:table-cell>
          <table:table-cell table:formula="of:=INDIRECT(&quot;'../csvs/unc1_arr1_pip0_unr11.csv'#$unc1_arr1_pip0_unr11.m9&quot;)" office:value-type="string" office:string-value="" calcext:value-type="error">
            <text:p>#REF!</text:p>
          </table:table-cell>
          <table:table-cell table:formula="of:=INDIRECT(&quot;'../csvs/unc1_arr1_pip0_unr11.csv'#$unc1_arr1_pip0_unr11.n9&quot;)" office:value-type="string" office:string-value="" calcext:value-type="error">
            <text:p>#REF!</text:p>
          </table:table-cell>
          <table:table-cell table:formula="of:=INDIRECT(&quot;'../csvs/unc1_arr1_pip0_unr11.csv'#$unc1_arr1_pip0_unr11.o9&quot;)" office:value-type="string" office:string-value="" calcext:value-type="error">
            <text:p>#REF!</text:p>
          </table:table-cell>
          <table:table-cell table:formula="of:=INDIRECT(&quot;'../csvs/unc1_arr1_pip0_unr11.csv'#$unc1_arr1_pip0_unr11.p9&quot;)" office:value-type="string" office:string-value="" calcext:value-type="error">
            <text:p>#REF!</text:p>
          </table:table-cell>
          <table:table-cell table:formula="of:=INDIRECT(&quot;'../csvs/unc1_arr1_pip0_unr11.csv'#$unc1_arr1_pip0_unr11.q9&quot;)" office:value-type="string" office:string-value="" calcext:value-type="error">
            <text:p>#REF!</text:p>
          </table:table-cell>
          <table:table-cell table:formula="of:=INDIRECT(&quot;'../csvs/unc1_arr1_pip0_unr11.csv'#$unc1_arr1_pip0_unr11.r9&quot;)" office:value-type="string" office:string-value="" calcext:value-type="error">
            <text:p>#REF!</text:p>
          </table:table-cell>
          <table:table-cell table:formula="of:=INDIRECT(&quot;'../csvs/unc1_arr1_pip0_unr11.csv'#$unc1_arr1_pip0_unr11.s9&quot;)" office:value-type="string" office:string-value="" calcext:value-type="error">
            <text:p>#REF!</text:p>
          </table:table-cell>
          <table:table-cell table:formula="of:=INDIRECT(&quot;'../csvs/unc1_arr1_pip0_unr11.csv'#$unc1_arr1_pip0_unr11.t9&quot;)" office:value-type="string" office:string-value="" calcext:value-type="error">
            <text:p>#REF!</text:p>
          </table:table-cell>
          <table:table-cell table:formula="of:=INDIRECT(&quot;'../csvs/unc1_arr1_pip0_unr11.csv'#$unc1_arr1_pip0_unr11.u9&quot;)" office:value-type="string" office:string-value="" calcext:value-type="error">
            <text:p>#REF!</text:p>
          </table:table-cell>
          <table:table-cell table:formula="of:=INDIRECT(&quot;'../csvs/unc1_arr1_pip0_unr11.csv'#$unc1_arr1_pip0_unr11.v9&quot;)" office:value-type="string" office:string-value="" calcext:value-type="error">
            <text:p>#REF!</text:p>
          </table:table-cell>
          <table:table-cell table:formula="of:=INDIRECT(&quot;'../csvs/unc1_arr1_pip0_unr11.csv'#$unc1_arr1_pip0_unr11.w9&quot;)" office:value-type="string" office:string-value="" calcext:value-type="error">
            <text:p>#REF!</text:p>
          </table:table-cell>
          <table:table-cell table:formula="of:=INDIRECT(&quot;'../csvs/unc1_arr1_pip0_unr11.csv'#$unc1_arr1_pip0_unr11.x9&quot;)" office:value-type="string" office:string-value="" calcext:value-type="error">
            <text:p>#REF!</text:p>
          </table:table-cell>
          <table:table-cell table:formula="of:=INDIRECT(&quot;'../csvs/unc1_arr1_pip0_unr11.csv'#$unc1_arr1_pip0_unr11.y9&quot;)" office:value-type="string" office:string-value="" calcext:value-type="error">
            <text:p>#REF!</text:p>
          </table:table-cell>
          <table:table-cell table:formula="of:=INDIRECT(&quot;'../csvs/unc1_arr1_pip0_unr11.csv'#$unc1_arr1_pip0_unr11.z9&quot;)" office:value-type="string" office:string-value="" calcext:value-type="error">
            <text:p>#REF!</text:p>
          </table:table-cell>
          <table:table-cell table:formula="of:=INDIRECT(&quot;'../csvs/unc1_arr1_pip0_unr11.csv'#$unc1_arr1_pip0_unr11.aa9&quot;)" office:value-type="string" office:string-value="" calcext:value-type="error">
            <text:p>#REF!</text:p>
          </table:table-cell>
          <table:table-cell table:formula="of:=INDIRECT(&quot;'../csvs/unc1_arr1_pip0_unr11.csv'#$unc1_arr1_pip0_unr1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1.csv'#$unc1_arr1_pip0_unr11.a11&quot;)" office:value-type="string" office:string-value="" calcext:value-type="error">
            <text:p>#REF!</text:p>
          </table:table-cell>
          <table:table-cell table:formula="of:=INDIRECT(&quot;'../csvs/unc1_arr1_pip0_unr11.csv'#$unc1_arr1_pip0_unr11.b11&quot;)" office:value-type="string" office:string-value="" calcext:value-type="error">
            <text:p>#REF!</text:p>
          </table:table-cell>
          <table:table-cell table:formula="of:=INDIRECT(&quot;'../csvs/unc1_arr1_pip0_unr11.csv'#$unc1_arr1_pip0_unr11.c11&quot;)" office:value-type="string" office:string-value="" calcext:value-type="error">
            <text:p>#REF!</text:p>
          </table:table-cell>
          <table:table-cell table:formula="of:=INDIRECT(&quot;'../csvs/unc1_arr1_pip0_unr11.csv'#$unc1_arr1_pip0_unr11.d11&quot;)" office:value-type="string" office:string-value="" calcext:value-type="error">
            <text:p>#REF!</text:p>
          </table:table-cell>
          <table:table-cell table:formula="of:=INDIRECT(&quot;'../csvs/unc1_arr1_pip0_unr11.csv'#$unc1_arr1_pip0_unr11.e11&quot;)" office:value-type="string" office:string-value="" calcext:value-type="error">
            <text:p>#REF!</text:p>
          </table:table-cell>
          <table:table-cell table:formula="of:=INDIRECT(&quot;'../csvs/unc1_arr1_pip0_unr11.csv'#$unc1_arr1_pip0_unr11.f11&quot;)" office:value-type="string" office:string-value="" calcext:value-type="error">
            <text:p>#REF!</text:p>
          </table:table-cell>
          <table:table-cell table:formula="of:=INDIRECT(&quot;'../csvs/unc1_arr1_pip0_unr11.csv'#$unc1_arr1_pip0_unr11.g11&quot;)" office:value-type="string" office:string-value="" calcext:value-type="error">
            <text:p>#REF!</text:p>
          </table:table-cell>
          <table:table-cell table:formula="of:=INDIRECT(&quot;'../csvs/unc1_arr1_pip0_unr11.csv'#$unc1_arr1_pip0_unr11.h11&quot;)" office:value-type="string" office:string-value="" calcext:value-type="error">
            <text:p>#REF!</text:p>
          </table:table-cell>
          <table:table-cell table:formula="of:=INDIRECT(&quot;'../csvs/unc1_arr1_pip0_unr11.csv'#$unc1_arr1_pip0_unr11.i11&quot;)" office:value-type="string" office:string-value="" calcext:value-type="error">
            <text:p>#REF!</text:p>
          </table:table-cell>
          <table:table-cell table:formula="of:=INDIRECT(&quot;'../csvs/unc1_arr1_pip0_unr11.csv'#$unc1_arr1_pip0_unr11.j11&quot;)" office:value-type="string" office:string-value="" calcext:value-type="error">
            <text:p>#REF!</text:p>
          </table:table-cell>
          <table:table-cell table:formula="of:=INDIRECT(&quot;'../csvs/unc1_arr1_pip0_unr11.csv'#$unc1_arr1_pip0_unr11.k11&quot;)" office:value-type="string" office:string-value="" calcext:value-type="error">
            <text:p>#REF!</text:p>
          </table:table-cell>
          <table:table-cell table:formula="of:=INDIRECT(&quot;'../csvs/unc1_arr1_pip0_unr11.csv'#$unc1_arr1_pip0_unr11.l11&quot;)" office:value-type="string" office:string-value="" calcext:value-type="error">
            <text:p>#REF!</text:p>
          </table:table-cell>
          <table:table-cell table:formula="of:=INDIRECT(&quot;'../csvs/unc1_arr1_pip0_unr11.csv'#$unc1_arr1_pip0_unr11.m11&quot;)" office:value-type="string" office:string-value="" calcext:value-type="error">
            <text:p>#REF!</text:p>
          </table:table-cell>
          <table:table-cell table:formula="of:=INDIRECT(&quot;'../csvs/unc1_arr1_pip0_unr11.csv'#$unc1_arr1_pip0_unr11.n11&quot;)" office:value-type="string" office:string-value="" calcext:value-type="error">
            <text:p>#REF!</text:p>
          </table:table-cell>
          <table:table-cell table:formula="of:=INDIRECT(&quot;'../csvs/unc1_arr1_pip0_unr11.csv'#$unc1_arr1_pip0_unr11.o11&quot;)" office:value-type="string" office:string-value="" calcext:value-type="error">
            <text:p>#REF!</text:p>
          </table:table-cell>
          <table:table-cell table:formula="of:=INDIRECT(&quot;'../csvs/unc1_arr1_pip0_unr11.csv'#$unc1_arr1_pip0_unr11.p11&quot;)" office:value-type="string" office:string-value="" calcext:value-type="error">
            <text:p>#REF!</text:p>
          </table:table-cell>
          <table:table-cell table:formula="of:=INDIRECT(&quot;'../csvs/unc1_arr1_pip0_unr11.csv'#$unc1_arr1_pip0_unr11.q11&quot;)" office:value-type="string" office:string-value="" calcext:value-type="error">
            <text:p>#REF!</text:p>
          </table:table-cell>
          <table:table-cell table:formula="of:=INDIRECT(&quot;'../csvs/unc1_arr1_pip0_unr11.csv'#$unc1_arr1_pip0_unr11.r11&quot;)" office:value-type="string" office:string-value="" calcext:value-type="error">
            <text:p>#REF!</text:p>
          </table:table-cell>
          <table:table-cell table:formula="of:=INDIRECT(&quot;'../csvs/unc1_arr1_pip0_unr11.csv'#$unc1_arr1_pip0_unr11.s11&quot;)" office:value-type="string" office:string-value="" calcext:value-type="error">
            <text:p>#REF!</text:p>
          </table:table-cell>
          <table:table-cell table:formula="of:=INDIRECT(&quot;'../csvs/unc1_arr1_pip0_unr11.csv'#$unc1_arr1_pip0_unr11.t11&quot;)" office:value-type="string" office:string-value="" calcext:value-type="error">
            <text:p>#REF!</text:p>
          </table:table-cell>
          <table:table-cell table:formula="of:=INDIRECT(&quot;'../csvs/unc1_arr1_pip0_unr11.csv'#$unc1_arr1_pip0_unr11.u11&quot;)" office:value-type="string" office:string-value="" calcext:value-type="error">
            <text:p>#REF!</text:p>
          </table:table-cell>
          <table:table-cell table:formula="of:=INDIRECT(&quot;'../csvs/unc1_arr1_pip0_unr11.csv'#$unc1_arr1_pip0_unr11.v11&quot;)" office:value-type="string" office:string-value="" calcext:value-type="error">
            <text:p>#REF!</text:p>
          </table:table-cell>
          <table:table-cell table:formula="of:=INDIRECT(&quot;'../csvs/unc1_arr1_pip0_unr11.csv'#$unc1_arr1_pip0_unr11.w11&quot;)" office:value-type="string" office:string-value="" calcext:value-type="error">
            <text:p>#REF!</text:p>
          </table:table-cell>
          <table:table-cell table:formula="of:=INDIRECT(&quot;'../csvs/unc1_arr1_pip0_unr11.csv'#$unc1_arr1_pip0_unr11.x11&quot;)" office:value-type="string" office:string-value="" calcext:value-type="error">
            <text:p>#REF!</text:p>
          </table:table-cell>
          <table:table-cell table:formula="of:=INDIRECT(&quot;'../csvs/unc1_arr1_pip0_unr11.csv'#$unc1_arr1_pip0_unr11.y11&quot;)" office:value-type="string" office:string-value="" calcext:value-type="error">
            <text:p>#REF!</text:p>
          </table:table-cell>
          <table:table-cell table:formula="of:=INDIRECT(&quot;'../csvs/unc1_arr1_pip0_unr11.csv'#$unc1_arr1_pip0_unr11.z11&quot;)" office:value-type="string" office:string-value="" calcext:value-type="error">
            <text:p>#REF!</text:p>
          </table:table-cell>
          <table:table-cell table:formula="of:=INDIRECT(&quot;'../csvs/unc1_arr1_pip0_unr11.csv'#$unc1_arr1_pip0_unr11.aa11&quot;)" office:value-type="string" office:string-value="" calcext:value-type="error">
            <text:p>#REF!</text:p>
          </table:table-cell>
          <table:table-cell table:formula="of:=INDIRECT(&quot;'../csvs/unc1_arr1_pip0_unr11.csv'#$unc1_arr1_pip0_unr1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1.csv'#$unc1_arr1_pip0_unr11.a12&quot;)" office:value-type="string" office:string-value="" calcext:value-type="error">
            <text:p>#REF!</text:p>
          </table:table-cell>
          <table:table-cell table:formula="of:=INDIRECT(&quot;'../csvs/unc1_arr1_pip0_unr11.csv'#$unc1_arr1_pip0_unr11.b12&quot;)" office:value-type="string" office:string-value="" calcext:value-type="error">
            <text:p>#REF!</text:p>
          </table:table-cell>
          <table:table-cell table:formula="of:=INDIRECT(&quot;'../csvs/unc1_arr1_pip0_unr11.csv'#$unc1_arr1_pip0_unr11.c12&quot;)" office:value-type="string" office:string-value="" calcext:value-type="error">
            <text:p>#REF!</text:p>
          </table:table-cell>
          <table:table-cell table:formula="of:=INDIRECT(&quot;'../csvs/unc1_arr1_pip0_unr11.csv'#$unc1_arr1_pip0_unr11.d12&quot;)" office:value-type="string" office:string-value="" calcext:value-type="error">
            <text:p>#REF!</text:p>
          </table:table-cell>
          <table:table-cell table:formula="of:=INDIRECT(&quot;'../csvs/unc1_arr1_pip0_unr11.csv'#$unc1_arr1_pip0_unr11.e12&quot;)" office:value-type="string" office:string-value="" calcext:value-type="error">
            <text:p>#REF!</text:p>
          </table:table-cell>
          <table:table-cell table:formula="of:=INDIRECT(&quot;'../csvs/unc1_arr1_pip0_unr11.csv'#$unc1_arr1_pip0_unr11.f12&quot;)" office:value-type="string" office:string-value="" calcext:value-type="error">
            <text:p>#REF!</text:p>
          </table:table-cell>
          <table:table-cell table:formula="of:=INDIRECT(&quot;'../csvs/unc1_arr1_pip0_unr11.csv'#$unc1_arr1_pip0_unr11.g12&quot;)" office:value-type="string" office:string-value="" calcext:value-type="error">
            <text:p>#REF!</text:p>
          </table:table-cell>
          <table:table-cell table:formula="of:=INDIRECT(&quot;'../csvs/unc1_arr1_pip0_unr11.csv'#$unc1_arr1_pip0_unr11.h12&quot;)" office:value-type="string" office:string-value="" calcext:value-type="error">
            <text:p>#REF!</text:p>
          </table:table-cell>
          <table:table-cell table:formula="of:=INDIRECT(&quot;'../csvs/unc1_arr1_pip0_unr11.csv'#$unc1_arr1_pip0_unr11.i12&quot;)" office:value-type="string" office:string-value="" calcext:value-type="error">
            <text:p>#REF!</text:p>
          </table:table-cell>
          <table:table-cell table:formula="of:=INDIRECT(&quot;'../csvs/unc1_arr1_pip0_unr11.csv'#$unc1_arr1_pip0_unr11.j12&quot;)" office:value-type="string" office:string-value="" calcext:value-type="error">
            <text:p>#REF!</text:p>
          </table:table-cell>
          <table:table-cell table:formula="of:=INDIRECT(&quot;'../csvs/unc1_arr1_pip0_unr11.csv'#$unc1_arr1_pip0_unr11.k12&quot;)" office:value-type="string" office:string-value="" calcext:value-type="error">
            <text:p>#REF!</text:p>
          </table:table-cell>
          <table:table-cell table:formula="of:=INDIRECT(&quot;'../csvs/unc1_arr1_pip0_unr11.csv'#$unc1_arr1_pip0_unr11.l12&quot;)" office:value-type="string" office:string-value="" calcext:value-type="error">
            <text:p>#REF!</text:p>
          </table:table-cell>
          <table:table-cell table:formula="of:=INDIRECT(&quot;'../csvs/unc1_arr1_pip0_unr11.csv'#$unc1_arr1_pip0_unr11.m12&quot;)" office:value-type="string" office:string-value="" calcext:value-type="error">
            <text:p>#REF!</text:p>
          </table:table-cell>
          <table:table-cell table:formula="of:=INDIRECT(&quot;'../csvs/unc1_arr1_pip0_unr11.csv'#$unc1_arr1_pip0_unr11.n12&quot;)" office:value-type="string" office:string-value="" calcext:value-type="error">
            <text:p>#REF!</text:p>
          </table:table-cell>
          <table:table-cell table:formula="of:=INDIRECT(&quot;'../csvs/unc1_arr1_pip0_unr11.csv'#$unc1_arr1_pip0_unr11.o12&quot;)" office:value-type="string" office:string-value="" calcext:value-type="error">
            <text:p>#REF!</text:p>
          </table:table-cell>
          <table:table-cell table:formula="of:=INDIRECT(&quot;'../csvs/unc1_arr1_pip0_unr11.csv'#$unc1_arr1_pip0_unr11.p12&quot;)" office:value-type="string" office:string-value="" calcext:value-type="error">
            <text:p>#REF!</text:p>
          </table:table-cell>
          <table:table-cell table:formula="of:=INDIRECT(&quot;'../csvs/unc1_arr1_pip0_unr11.csv'#$unc1_arr1_pip0_unr11.q12&quot;)" office:value-type="string" office:string-value="" calcext:value-type="error">
            <text:p>#REF!</text:p>
          </table:table-cell>
          <table:table-cell table:formula="of:=INDIRECT(&quot;'../csvs/unc1_arr1_pip0_unr11.csv'#$unc1_arr1_pip0_unr11.r12&quot;)" office:value-type="string" office:string-value="" calcext:value-type="error">
            <text:p>#REF!</text:p>
          </table:table-cell>
          <table:table-cell table:formula="of:=INDIRECT(&quot;'../csvs/unc1_arr1_pip0_unr11.csv'#$unc1_arr1_pip0_unr11.s12&quot;)" office:value-type="string" office:string-value="" calcext:value-type="error">
            <text:p>#REF!</text:p>
          </table:table-cell>
          <table:table-cell table:formula="of:=INDIRECT(&quot;'../csvs/unc1_arr1_pip0_unr11.csv'#$unc1_arr1_pip0_unr11.t12&quot;)" office:value-type="string" office:string-value="" calcext:value-type="error">
            <text:p>#REF!</text:p>
          </table:table-cell>
          <table:table-cell table:formula="of:=INDIRECT(&quot;'../csvs/unc1_arr1_pip0_unr11.csv'#$unc1_arr1_pip0_unr11.u12&quot;)" office:value-type="string" office:string-value="" calcext:value-type="error">
            <text:p>#REF!</text:p>
          </table:table-cell>
          <table:table-cell table:formula="of:=INDIRECT(&quot;'../csvs/unc1_arr1_pip0_unr11.csv'#$unc1_arr1_pip0_unr11.v12&quot;)" office:value-type="string" office:string-value="" calcext:value-type="error">
            <text:p>#REF!</text:p>
          </table:table-cell>
          <table:table-cell table:formula="of:=INDIRECT(&quot;'../csvs/unc1_arr1_pip0_unr11.csv'#$unc1_arr1_pip0_unr11.w12&quot;)" office:value-type="string" office:string-value="" calcext:value-type="error">
            <text:p>#REF!</text:p>
          </table:table-cell>
          <table:table-cell table:formula="of:=INDIRECT(&quot;'../csvs/unc1_arr1_pip0_unr11.csv'#$unc1_arr1_pip0_unr11.x12&quot;)" office:value-type="string" office:string-value="" calcext:value-type="error">
            <text:p>#REF!</text:p>
          </table:table-cell>
          <table:table-cell table:formula="of:=INDIRECT(&quot;'../csvs/unc1_arr1_pip0_unr11.csv'#$unc1_arr1_pip0_unr11.y12&quot;)" office:value-type="string" office:string-value="" calcext:value-type="error">
            <text:p>#REF!</text:p>
          </table:table-cell>
          <table:table-cell table:formula="of:=INDIRECT(&quot;'../csvs/unc1_arr1_pip0_unr11.csv'#$unc1_arr1_pip0_unr11.z12&quot;)" office:value-type="string" office:string-value="" calcext:value-type="error">
            <text:p>#REF!</text:p>
          </table:table-cell>
          <table:table-cell table:formula="of:=INDIRECT(&quot;'../csvs/unc1_arr1_pip0_unr11.csv'#$unc1_arr1_pip0_unr11.aa12&quot;)" office:value-type="string" office:string-value="" calcext:value-type="error">
            <text:p>#REF!</text:p>
          </table:table-cell>
          <table:table-cell table:formula="of:=INDIRECT(&quot;'../csvs/unc1_arr1_pip0_unr11.csv'#$unc1_arr1_pip0_unr1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1.csv'#$unc1_arr1_pip0_unr11.a13&quot;)" office:value-type="string" office:string-value="" calcext:value-type="error">
            <text:p>#REF!</text:p>
          </table:table-cell>
          <table:table-cell table:formula="of:=INDIRECT(&quot;'../csvs/unc1_arr1_pip0_unr11.csv'#$unc1_arr1_pip0_unr11.b13&quot;)" office:value-type="string" office:string-value="" calcext:value-type="error">
            <text:p>#REF!</text:p>
          </table:table-cell>
          <table:table-cell table:formula="of:=INDIRECT(&quot;'../csvs/unc1_arr1_pip0_unr11.csv'#$unc1_arr1_pip0_unr11.c13&quot;)" office:value-type="string" office:string-value="" calcext:value-type="error">
            <text:p>#REF!</text:p>
          </table:table-cell>
          <table:table-cell table:formula="of:=INDIRECT(&quot;'../csvs/unc1_arr1_pip0_unr11.csv'#$unc1_arr1_pip0_unr11.d13&quot;)" office:value-type="string" office:string-value="" calcext:value-type="error">
            <text:p>#REF!</text:p>
          </table:table-cell>
          <table:table-cell table:formula="of:=INDIRECT(&quot;'../csvs/unc1_arr1_pip0_unr11.csv'#$unc1_arr1_pip0_unr11.e13&quot;)" office:value-type="string" office:string-value="" calcext:value-type="error">
            <text:p>#REF!</text:p>
          </table:table-cell>
          <table:table-cell table:formula="of:=INDIRECT(&quot;'../csvs/unc1_arr1_pip0_unr11.csv'#$unc1_arr1_pip0_unr11.f13&quot;)" office:value-type="string" office:string-value="" calcext:value-type="error">
            <text:p>#REF!</text:p>
          </table:table-cell>
          <table:table-cell table:formula="of:=INDIRECT(&quot;'../csvs/unc1_arr1_pip0_unr11.csv'#$unc1_arr1_pip0_unr11.g13&quot;)" office:value-type="string" office:string-value="" calcext:value-type="error">
            <text:p>#REF!</text:p>
          </table:table-cell>
          <table:table-cell table:formula="of:=INDIRECT(&quot;'../csvs/unc1_arr1_pip0_unr11.csv'#$unc1_arr1_pip0_unr11.h13&quot;)" office:value-type="string" office:string-value="" calcext:value-type="error">
            <text:p>#REF!</text:p>
          </table:table-cell>
          <table:table-cell table:formula="of:=INDIRECT(&quot;'../csvs/unc1_arr1_pip0_unr11.csv'#$unc1_arr1_pip0_unr11.i13&quot;)" office:value-type="string" office:string-value="" calcext:value-type="error">
            <text:p>#REF!</text:p>
          </table:table-cell>
          <table:table-cell table:formula="of:=INDIRECT(&quot;'../csvs/unc1_arr1_pip0_unr11.csv'#$unc1_arr1_pip0_unr11.j13&quot;)" office:value-type="string" office:string-value="" calcext:value-type="error">
            <text:p>#REF!</text:p>
          </table:table-cell>
          <table:table-cell table:formula="of:=INDIRECT(&quot;'../csvs/unc1_arr1_pip0_unr11.csv'#$unc1_arr1_pip0_unr11.k13&quot;)" office:value-type="string" office:string-value="" calcext:value-type="error">
            <text:p>#REF!</text:p>
          </table:table-cell>
          <table:table-cell table:formula="of:=INDIRECT(&quot;'../csvs/unc1_arr1_pip0_unr11.csv'#$unc1_arr1_pip0_unr11.l13&quot;)" office:value-type="string" office:string-value="" calcext:value-type="error">
            <text:p>#REF!</text:p>
          </table:table-cell>
          <table:table-cell table:formula="of:=INDIRECT(&quot;'../csvs/unc1_arr1_pip0_unr11.csv'#$unc1_arr1_pip0_unr11.m13&quot;)" office:value-type="string" office:string-value="" calcext:value-type="error">
            <text:p>#REF!</text:p>
          </table:table-cell>
          <table:table-cell table:formula="of:=INDIRECT(&quot;'../csvs/unc1_arr1_pip0_unr11.csv'#$unc1_arr1_pip0_unr11.n13&quot;)" office:value-type="string" office:string-value="" calcext:value-type="error">
            <text:p>#REF!</text:p>
          </table:table-cell>
          <table:table-cell table:formula="of:=INDIRECT(&quot;'../csvs/unc1_arr1_pip0_unr11.csv'#$unc1_arr1_pip0_unr11.o13&quot;)" office:value-type="string" office:string-value="" calcext:value-type="error">
            <text:p>#REF!</text:p>
          </table:table-cell>
          <table:table-cell table:formula="of:=INDIRECT(&quot;'../csvs/unc1_arr1_pip0_unr11.csv'#$unc1_arr1_pip0_unr11.p13&quot;)" office:value-type="string" office:string-value="" calcext:value-type="error">
            <text:p>#REF!</text:p>
          </table:table-cell>
          <table:table-cell table:formula="of:=INDIRECT(&quot;'../csvs/unc1_arr1_pip0_unr11.csv'#$unc1_arr1_pip0_unr11.q13&quot;)" office:value-type="string" office:string-value="" calcext:value-type="error">
            <text:p>#REF!</text:p>
          </table:table-cell>
          <table:table-cell table:formula="of:=INDIRECT(&quot;'../csvs/unc1_arr1_pip0_unr11.csv'#$unc1_arr1_pip0_unr11.r13&quot;)" office:value-type="string" office:string-value="" calcext:value-type="error">
            <text:p>#REF!</text:p>
          </table:table-cell>
          <table:table-cell table:formula="of:=INDIRECT(&quot;'../csvs/unc1_arr1_pip0_unr11.csv'#$unc1_arr1_pip0_unr11.s13&quot;)" office:value-type="string" office:string-value="" calcext:value-type="error">
            <text:p>#REF!</text:p>
          </table:table-cell>
          <table:table-cell table:formula="of:=INDIRECT(&quot;'../csvs/unc1_arr1_pip0_unr11.csv'#$unc1_arr1_pip0_unr11.t13&quot;)" office:value-type="string" office:string-value="" calcext:value-type="error">
            <text:p>#REF!</text:p>
          </table:table-cell>
          <table:table-cell table:formula="of:=INDIRECT(&quot;'../csvs/unc1_arr1_pip0_unr11.csv'#$unc1_arr1_pip0_unr11.u13&quot;)" office:value-type="string" office:string-value="" calcext:value-type="error">
            <text:p>#REF!</text:p>
          </table:table-cell>
          <table:table-cell table:formula="of:=INDIRECT(&quot;'../csvs/unc1_arr1_pip0_unr11.csv'#$unc1_arr1_pip0_unr11.v13&quot;)" office:value-type="string" office:string-value="" calcext:value-type="error">
            <text:p>#REF!</text:p>
          </table:table-cell>
          <table:table-cell table:formula="of:=INDIRECT(&quot;'../csvs/unc1_arr1_pip0_unr11.csv'#$unc1_arr1_pip0_unr11.w13&quot;)" office:value-type="string" office:string-value="" calcext:value-type="error">
            <text:p>#REF!</text:p>
          </table:table-cell>
          <table:table-cell table:formula="of:=INDIRECT(&quot;'../csvs/unc1_arr1_pip0_unr11.csv'#$unc1_arr1_pip0_unr11.x13&quot;)" office:value-type="string" office:string-value="" calcext:value-type="error">
            <text:p>#REF!</text:p>
          </table:table-cell>
          <table:table-cell table:formula="of:=INDIRECT(&quot;'../csvs/unc1_arr1_pip0_unr11.csv'#$unc1_arr1_pip0_unr11.y13&quot;)" office:value-type="string" office:string-value="" calcext:value-type="error">
            <text:p>#REF!</text:p>
          </table:table-cell>
          <table:table-cell table:formula="of:=INDIRECT(&quot;'../csvs/unc1_arr1_pip0_unr11.csv'#$unc1_arr1_pip0_unr11.z13&quot;)" office:value-type="string" office:string-value="" calcext:value-type="error">
            <text:p>#REF!</text:p>
          </table:table-cell>
          <table:table-cell table:formula="of:=INDIRECT(&quot;'../csvs/unc1_arr1_pip0_unr11.csv'#$unc1_arr1_pip0_unr11.aa13&quot;)" office:value-type="string" office:string-value="" calcext:value-type="error">
            <text:p>#REF!</text:p>
          </table:table-cell>
          <table:table-cell table:formula="of:=INDIRECT(&quot;'../csvs/unc1_arr1_pip0_unr11.csv'#$unc1_arr1_pip0_unr1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1.csv'#$unc1_arr1_pip0_unr11.a14&quot;)" office:value-type="string" office:string-value="" calcext:value-type="error">
            <text:p>#REF!</text:p>
          </table:table-cell>
          <table:table-cell table:formula="of:=INDIRECT(&quot;'../csvs/unc1_arr1_pip0_unr11.csv'#$unc1_arr1_pip0_unr11.b14&quot;)" office:value-type="string" office:string-value="" calcext:value-type="error">
            <text:p>#REF!</text:p>
          </table:table-cell>
          <table:table-cell table:formula="of:=INDIRECT(&quot;'../csvs/unc1_arr1_pip0_unr11.csv'#$unc1_arr1_pip0_unr11.c14&quot;)" office:value-type="string" office:string-value="" calcext:value-type="error">
            <text:p>#REF!</text:p>
          </table:table-cell>
          <table:table-cell table:formula="of:=INDIRECT(&quot;'../csvs/unc1_arr1_pip0_unr11.csv'#$unc1_arr1_pip0_unr11.d14&quot;)" office:value-type="string" office:string-value="" calcext:value-type="error">
            <text:p>#REF!</text:p>
          </table:table-cell>
          <table:table-cell table:formula="of:=INDIRECT(&quot;'../csvs/unc1_arr1_pip0_unr11.csv'#$unc1_arr1_pip0_unr11.e14&quot;)" office:value-type="string" office:string-value="" calcext:value-type="error">
            <text:p>#REF!</text:p>
          </table:table-cell>
          <table:table-cell table:formula="of:=INDIRECT(&quot;'../csvs/unc1_arr1_pip0_unr11.csv'#$unc1_arr1_pip0_unr11.f14&quot;)" office:value-type="string" office:string-value="" calcext:value-type="error">
            <text:p>#REF!</text:p>
          </table:table-cell>
          <table:table-cell table:formula="of:=INDIRECT(&quot;'../csvs/unc1_arr1_pip0_unr11.csv'#$unc1_arr1_pip0_unr11.g14&quot;)" office:value-type="string" office:string-value="" calcext:value-type="error">
            <text:p>#REF!</text:p>
          </table:table-cell>
          <table:table-cell table:formula="of:=INDIRECT(&quot;'../csvs/unc1_arr1_pip0_unr11.csv'#$unc1_arr1_pip0_unr11.h14&quot;)" office:value-type="string" office:string-value="" calcext:value-type="error">
            <text:p>#REF!</text:p>
          </table:table-cell>
          <table:table-cell table:formula="of:=INDIRECT(&quot;'../csvs/unc1_arr1_pip0_unr11.csv'#$unc1_arr1_pip0_unr11.i14&quot;)" office:value-type="string" office:string-value="" calcext:value-type="error">
            <text:p>#REF!</text:p>
          </table:table-cell>
          <table:table-cell table:formula="of:=INDIRECT(&quot;'../csvs/unc1_arr1_pip0_unr11.csv'#$unc1_arr1_pip0_unr11.j14&quot;)" office:value-type="string" office:string-value="" calcext:value-type="error">
            <text:p>#REF!</text:p>
          </table:table-cell>
          <table:table-cell table:formula="of:=INDIRECT(&quot;'../csvs/unc1_arr1_pip0_unr11.csv'#$unc1_arr1_pip0_unr11.k14&quot;)" office:value-type="string" office:string-value="" calcext:value-type="error">
            <text:p>#REF!</text:p>
          </table:table-cell>
          <table:table-cell table:formula="of:=INDIRECT(&quot;'../csvs/unc1_arr1_pip0_unr11.csv'#$unc1_arr1_pip0_unr11.l14&quot;)" office:value-type="string" office:string-value="" calcext:value-type="error">
            <text:p>#REF!</text:p>
          </table:table-cell>
          <table:table-cell table:formula="of:=INDIRECT(&quot;'../csvs/unc1_arr1_pip0_unr11.csv'#$unc1_arr1_pip0_unr11.m14&quot;)" office:value-type="string" office:string-value="" calcext:value-type="error">
            <text:p>#REF!</text:p>
          </table:table-cell>
          <table:table-cell table:formula="of:=INDIRECT(&quot;'../csvs/unc1_arr1_pip0_unr11.csv'#$unc1_arr1_pip0_unr11.n14&quot;)" office:value-type="string" office:string-value="" calcext:value-type="error">
            <text:p>#REF!</text:p>
          </table:table-cell>
          <table:table-cell table:formula="of:=INDIRECT(&quot;'../csvs/unc1_arr1_pip0_unr11.csv'#$unc1_arr1_pip0_unr11.o14&quot;)" office:value-type="string" office:string-value="" calcext:value-type="error">
            <text:p>#REF!</text:p>
          </table:table-cell>
          <table:table-cell table:formula="of:=INDIRECT(&quot;'../csvs/unc1_arr1_pip0_unr11.csv'#$unc1_arr1_pip0_unr11.p14&quot;)" office:value-type="string" office:string-value="" calcext:value-type="error">
            <text:p>#REF!</text:p>
          </table:table-cell>
          <table:table-cell table:formula="of:=INDIRECT(&quot;'../csvs/unc1_arr1_pip0_unr11.csv'#$unc1_arr1_pip0_unr11.q14&quot;)" office:value-type="string" office:string-value="" calcext:value-type="error">
            <text:p>#REF!</text:p>
          </table:table-cell>
          <table:table-cell table:formula="of:=INDIRECT(&quot;'../csvs/unc1_arr1_pip0_unr11.csv'#$unc1_arr1_pip0_unr11.r14&quot;)" office:value-type="string" office:string-value="" calcext:value-type="error">
            <text:p>#REF!</text:p>
          </table:table-cell>
          <table:table-cell table:formula="of:=INDIRECT(&quot;'../csvs/unc1_arr1_pip0_unr11.csv'#$unc1_arr1_pip0_unr11.s14&quot;)" office:value-type="string" office:string-value="" calcext:value-type="error">
            <text:p>#REF!</text:p>
          </table:table-cell>
          <table:table-cell table:formula="of:=INDIRECT(&quot;'../csvs/unc1_arr1_pip0_unr11.csv'#$unc1_arr1_pip0_unr11.t14&quot;)" office:value-type="string" office:string-value="" calcext:value-type="error">
            <text:p>#REF!</text:p>
          </table:table-cell>
          <table:table-cell table:formula="of:=INDIRECT(&quot;'../csvs/unc1_arr1_pip0_unr11.csv'#$unc1_arr1_pip0_unr11.u14&quot;)" office:value-type="string" office:string-value="" calcext:value-type="error">
            <text:p>#REF!</text:p>
          </table:table-cell>
          <table:table-cell table:formula="of:=INDIRECT(&quot;'../csvs/unc1_arr1_pip0_unr11.csv'#$unc1_arr1_pip0_unr11.v14&quot;)" office:value-type="string" office:string-value="" calcext:value-type="error">
            <text:p>#REF!</text:p>
          </table:table-cell>
          <table:table-cell table:formula="of:=INDIRECT(&quot;'../csvs/unc1_arr1_pip0_unr11.csv'#$unc1_arr1_pip0_unr11.w14&quot;)" office:value-type="string" office:string-value="" calcext:value-type="error">
            <text:p>#REF!</text:p>
          </table:table-cell>
          <table:table-cell table:formula="of:=INDIRECT(&quot;'../csvs/unc1_arr1_pip0_unr11.csv'#$unc1_arr1_pip0_unr11.x14&quot;)" office:value-type="string" office:string-value="" calcext:value-type="error">
            <text:p>#REF!</text:p>
          </table:table-cell>
          <table:table-cell table:formula="of:=INDIRECT(&quot;'../csvs/unc1_arr1_pip0_unr11.csv'#$unc1_arr1_pip0_unr11.y14&quot;)" office:value-type="string" office:string-value="" calcext:value-type="error">
            <text:p>#REF!</text:p>
          </table:table-cell>
          <table:table-cell table:formula="of:=INDIRECT(&quot;'../csvs/unc1_arr1_pip0_unr11.csv'#$unc1_arr1_pip0_unr11.z14&quot;)" office:value-type="string" office:string-value="" calcext:value-type="error">
            <text:p>#REF!</text:p>
          </table:table-cell>
          <table:table-cell table:formula="of:=INDIRECT(&quot;'../csvs/unc1_arr1_pip0_unr11.csv'#$unc1_arr1_pip0_unr11.aa14&quot;)" office:value-type="string" office:string-value="" calcext:value-type="error">
            <text:p>#REF!</text:p>
          </table:table-cell>
          <table:table-cell table:formula="of:=INDIRECT(&quot;'../csvs/unc1_arr1_pip0_unr11.csv'#$unc1_arr1_pip0_unr1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1.csv'#$unc1_arr1_pip0_unr11.a15&quot;)" office:value-type="string" office:string-value="" calcext:value-type="error">
            <text:p>#REF!</text:p>
          </table:table-cell>
          <table:table-cell table:formula="of:=INDIRECT(&quot;'../csvs/unc1_arr1_pip0_unr11.csv'#$unc1_arr1_pip0_unr11.b15&quot;)" office:value-type="string" office:string-value="" calcext:value-type="error">
            <text:p>#REF!</text:p>
          </table:table-cell>
          <table:table-cell table:formula="of:=INDIRECT(&quot;'../csvs/unc1_arr1_pip0_unr11.csv'#$unc1_arr1_pip0_unr11.c15&quot;)" office:value-type="string" office:string-value="" calcext:value-type="error">
            <text:p>#REF!</text:p>
          </table:table-cell>
          <table:table-cell table:formula="of:=INDIRECT(&quot;'../csvs/unc1_arr1_pip0_unr11.csv'#$unc1_arr1_pip0_unr11.d15&quot;)" office:value-type="string" office:string-value="" calcext:value-type="error">
            <text:p>#REF!</text:p>
          </table:table-cell>
          <table:table-cell table:formula="of:=INDIRECT(&quot;'../csvs/unc1_arr1_pip0_unr11.csv'#$unc1_arr1_pip0_unr11.e15&quot;)" office:value-type="string" office:string-value="" calcext:value-type="error">
            <text:p>#REF!</text:p>
          </table:table-cell>
          <table:table-cell table:formula="of:=INDIRECT(&quot;'../csvs/unc1_arr1_pip0_unr11.csv'#$unc1_arr1_pip0_unr11.f15&quot;)" office:value-type="string" office:string-value="" calcext:value-type="error">
            <text:p>#REF!</text:p>
          </table:table-cell>
          <table:table-cell table:formula="of:=INDIRECT(&quot;'../csvs/unc1_arr1_pip0_unr11.csv'#$unc1_arr1_pip0_unr11.g15&quot;)" office:value-type="string" office:string-value="" calcext:value-type="error">
            <text:p>#REF!</text:p>
          </table:table-cell>
          <table:table-cell table:formula="of:=INDIRECT(&quot;'../csvs/unc1_arr1_pip0_unr11.csv'#$unc1_arr1_pip0_unr11.h15&quot;)" office:value-type="string" office:string-value="" calcext:value-type="error">
            <text:p>#REF!</text:p>
          </table:table-cell>
          <table:table-cell table:formula="of:=INDIRECT(&quot;'../csvs/unc1_arr1_pip0_unr11.csv'#$unc1_arr1_pip0_unr11.i15&quot;)" office:value-type="string" office:string-value="" calcext:value-type="error">
            <text:p>#REF!</text:p>
          </table:table-cell>
          <table:table-cell table:formula="of:=INDIRECT(&quot;'../csvs/unc1_arr1_pip0_unr11.csv'#$unc1_arr1_pip0_unr11.j15&quot;)" office:value-type="string" office:string-value="" calcext:value-type="error">
            <text:p>#REF!</text:p>
          </table:table-cell>
          <table:table-cell table:formula="of:=INDIRECT(&quot;'../csvs/unc1_arr1_pip0_unr11.csv'#$unc1_arr1_pip0_unr11.k15&quot;)" office:value-type="string" office:string-value="" calcext:value-type="error">
            <text:p>#REF!</text:p>
          </table:table-cell>
          <table:table-cell table:formula="of:=INDIRECT(&quot;'../csvs/unc1_arr1_pip0_unr11.csv'#$unc1_arr1_pip0_unr11.l15&quot;)" office:value-type="string" office:string-value="" calcext:value-type="error">
            <text:p>#REF!</text:p>
          </table:table-cell>
          <table:table-cell table:formula="of:=INDIRECT(&quot;'../csvs/unc1_arr1_pip0_unr11.csv'#$unc1_arr1_pip0_unr11.m15&quot;)" office:value-type="string" office:string-value="" calcext:value-type="error">
            <text:p>#REF!</text:p>
          </table:table-cell>
          <table:table-cell table:formula="of:=INDIRECT(&quot;'../csvs/unc1_arr1_pip0_unr11.csv'#$unc1_arr1_pip0_unr11.n15&quot;)" office:value-type="string" office:string-value="" calcext:value-type="error">
            <text:p>#REF!</text:p>
          </table:table-cell>
          <table:table-cell table:formula="of:=INDIRECT(&quot;'../csvs/unc1_arr1_pip0_unr11.csv'#$unc1_arr1_pip0_unr11.o15&quot;)" office:value-type="string" office:string-value="" calcext:value-type="error">
            <text:p>#REF!</text:p>
          </table:table-cell>
          <table:table-cell table:formula="of:=INDIRECT(&quot;'../csvs/unc1_arr1_pip0_unr11.csv'#$unc1_arr1_pip0_unr11.p15&quot;)" office:value-type="string" office:string-value="" calcext:value-type="error">
            <text:p>#REF!</text:p>
          </table:table-cell>
          <table:table-cell table:formula="of:=INDIRECT(&quot;'../csvs/unc1_arr1_pip0_unr11.csv'#$unc1_arr1_pip0_unr11.q15&quot;)" office:value-type="string" office:string-value="" calcext:value-type="error">
            <text:p>#REF!</text:p>
          </table:table-cell>
          <table:table-cell table:formula="of:=INDIRECT(&quot;'../csvs/unc1_arr1_pip0_unr11.csv'#$unc1_arr1_pip0_unr11.r15&quot;)" office:value-type="string" office:string-value="" calcext:value-type="error">
            <text:p>#REF!</text:p>
          </table:table-cell>
          <table:table-cell table:formula="of:=INDIRECT(&quot;'../csvs/unc1_arr1_pip0_unr11.csv'#$unc1_arr1_pip0_unr11.s15&quot;)" office:value-type="string" office:string-value="" calcext:value-type="error">
            <text:p>#REF!</text:p>
          </table:table-cell>
          <table:table-cell table:formula="of:=INDIRECT(&quot;'../csvs/unc1_arr1_pip0_unr11.csv'#$unc1_arr1_pip0_unr11.t15&quot;)" office:value-type="string" office:string-value="" calcext:value-type="error">
            <text:p>#REF!</text:p>
          </table:table-cell>
          <table:table-cell table:formula="of:=INDIRECT(&quot;'../csvs/unc1_arr1_pip0_unr11.csv'#$unc1_arr1_pip0_unr11.u15&quot;)" office:value-type="string" office:string-value="" calcext:value-type="error">
            <text:p>#REF!</text:p>
          </table:table-cell>
          <table:table-cell table:formula="of:=INDIRECT(&quot;'../csvs/unc1_arr1_pip0_unr11.csv'#$unc1_arr1_pip0_unr11.v15&quot;)" office:value-type="string" office:string-value="" calcext:value-type="error">
            <text:p>#REF!</text:p>
          </table:table-cell>
          <table:table-cell table:formula="of:=INDIRECT(&quot;'../csvs/unc1_arr1_pip0_unr11.csv'#$unc1_arr1_pip0_unr11.w15&quot;)" office:value-type="string" office:string-value="" calcext:value-type="error">
            <text:p>#REF!</text:p>
          </table:table-cell>
          <table:table-cell table:formula="of:=INDIRECT(&quot;'../csvs/unc1_arr1_pip0_unr11.csv'#$unc1_arr1_pip0_unr11.x15&quot;)" office:value-type="string" office:string-value="" calcext:value-type="error">
            <text:p>#REF!</text:p>
          </table:table-cell>
          <table:table-cell table:formula="of:=INDIRECT(&quot;'../csvs/unc1_arr1_pip0_unr11.csv'#$unc1_arr1_pip0_unr11.y15&quot;)" office:value-type="string" office:string-value="" calcext:value-type="error">
            <text:p>#REF!</text:p>
          </table:table-cell>
          <table:table-cell table:formula="of:=INDIRECT(&quot;'../csvs/unc1_arr1_pip0_unr11.csv'#$unc1_arr1_pip0_unr11.z15&quot;)" office:value-type="string" office:string-value="" calcext:value-type="error">
            <text:p>#REF!</text:p>
          </table:table-cell>
          <table:table-cell table:formula="of:=INDIRECT(&quot;'../csvs/unc1_arr1_pip0_unr11.csv'#$unc1_arr1_pip0_unr11.aa15&quot;)" office:value-type="string" office:string-value="" calcext:value-type="error">
            <text:p>#REF!</text:p>
          </table:table-cell>
          <table:table-cell table:formula="of:=INDIRECT(&quot;'../csvs/unc1_arr1_pip0_unr11.csv'#$unc1_arr1_pip0_unr1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1.csv'#$unc1_arr1_pip0_unr11.a16&quot;)" office:value-type="string" office:string-value="" calcext:value-type="error">
            <text:p>#REF!</text:p>
          </table:table-cell>
          <table:table-cell table:formula="of:=INDIRECT(&quot;'../csvs/unc1_arr1_pip0_unr11.csv'#$unc1_arr1_pip0_unr11.b16&quot;)" office:value-type="string" office:string-value="" calcext:value-type="error">
            <text:p>#REF!</text:p>
          </table:table-cell>
          <table:table-cell table:formula="of:=INDIRECT(&quot;'../csvs/unc1_arr1_pip0_unr11.csv'#$unc1_arr1_pip0_unr11.c16&quot;)" office:value-type="string" office:string-value="" calcext:value-type="error">
            <text:p>#REF!</text:p>
          </table:table-cell>
          <table:table-cell table:formula="of:=INDIRECT(&quot;'../csvs/unc1_arr1_pip0_unr11.csv'#$unc1_arr1_pip0_unr11.d16&quot;)" office:value-type="string" office:string-value="" calcext:value-type="error">
            <text:p>#REF!</text:p>
          </table:table-cell>
          <table:table-cell table:formula="of:=INDIRECT(&quot;'../csvs/unc1_arr1_pip0_unr11.csv'#$unc1_arr1_pip0_unr11.e16&quot;)" office:value-type="string" office:string-value="" calcext:value-type="error">
            <text:p>#REF!</text:p>
          </table:table-cell>
          <table:table-cell table:formula="of:=INDIRECT(&quot;'../csvs/unc1_arr1_pip0_unr11.csv'#$unc1_arr1_pip0_unr11.f16&quot;)" office:value-type="string" office:string-value="" calcext:value-type="error">
            <text:p>#REF!</text:p>
          </table:table-cell>
          <table:table-cell table:formula="of:=INDIRECT(&quot;'../csvs/unc1_arr1_pip0_unr11.csv'#$unc1_arr1_pip0_unr11.g16&quot;)" office:value-type="string" office:string-value="" calcext:value-type="error">
            <text:p>#REF!</text:p>
          </table:table-cell>
          <table:table-cell table:formula="of:=INDIRECT(&quot;'../csvs/unc1_arr1_pip0_unr11.csv'#$unc1_arr1_pip0_unr11.h16&quot;)" office:value-type="string" office:string-value="" calcext:value-type="error">
            <text:p>#REF!</text:p>
          </table:table-cell>
          <table:table-cell table:formula="of:=INDIRECT(&quot;'../csvs/unc1_arr1_pip0_unr11.csv'#$unc1_arr1_pip0_unr11.i16&quot;)" office:value-type="string" office:string-value="" calcext:value-type="error">
            <text:p>#REF!</text:p>
          </table:table-cell>
          <table:table-cell table:formula="of:=INDIRECT(&quot;'../csvs/unc1_arr1_pip0_unr11.csv'#$unc1_arr1_pip0_unr11.j16&quot;)" office:value-type="string" office:string-value="" calcext:value-type="error">
            <text:p>#REF!</text:p>
          </table:table-cell>
          <table:table-cell table:formula="of:=INDIRECT(&quot;'../csvs/unc1_arr1_pip0_unr11.csv'#$unc1_arr1_pip0_unr11.k16&quot;)" office:value-type="string" office:string-value="" calcext:value-type="error">
            <text:p>#REF!</text:p>
          </table:table-cell>
          <table:table-cell table:formula="of:=INDIRECT(&quot;'../csvs/unc1_arr1_pip0_unr11.csv'#$unc1_arr1_pip0_unr11.l16&quot;)" office:value-type="string" office:string-value="" calcext:value-type="error">
            <text:p>#REF!</text:p>
          </table:table-cell>
          <table:table-cell table:formula="of:=INDIRECT(&quot;'../csvs/unc1_arr1_pip0_unr11.csv'#$unc1_arr1_pip0_unr11.m16&quot;)" office:value-type="string" office:string-value="" calcext:value-type="error">
            <text:p>#REF!</text:p>
          </table:table-cell>
          <table:table-cell table:formula="of:=INDIRECT(&quot;'../csvs/unc1_arr1_pip0_unr11.csv'#$unc1_arr1_pip0_unr11.n16&quot;)" office:value-type="string" office:string-value="" calcext:value-type="error">
            <text:p>#REF!</text:p>
          </table:table-cell>
          <table:table-cell table:formula="of:=INDIRECT(&quot;'../csvs/unc1_arr1_pip0_unr11.csv'#$unc1_arr1_pip0_unr11.o16&quot;)" office:value-type="string" office:string-value="" calcext:value-type="error">
            <text:p>#REF!</text:p>
          </table:table-cell>
          <table:table-cell table:formula="of:=INDIRECT(&quot;'../csvs/unc1_arr1_pip0_unr11.csv'#$unc1_arr1_pip0_unr11.p16&quot;)" office:value-type="string" office:string-value="" calcext:value-type="error">
            <text:p>#REF!</text:p>
          </table:table-cell>
          <table:table-cell table:formula="of:=INDIRECT(&quot;'../csvs/unc1_arr1_pip0_unr11.csv'#$unc1_arr1_pip0_unr11.q16&quot;)" office:value-type="string" office:string-value="" calcext:value-type="error">
            <text:p>#REF!</text:p>
          </table:table-cell>
          <table:table-cell table:formula="of:=INDIRECT(&quot;'../csvs/unc1_arr1_pip0_unr11.csv'#$unc1_arr1_pip0_unr11.r16&quot;)" office:value-type="string" office:string-value="" calcext:value-type="error">
            <text:p>#REF!</text:p>
          </table:table-cell>
          <table:table-cell table:formula="of:=INDIRECT(&quot;'../csvs/unc1_arr1_pip0_unr11.csv'#$unc1_arr1_pip0_unr11.s16&quot;)" office:value-type="string" office:string-value="" calcext:value-type="error">
            <text:p>#REF!</text:p>
          </table:table-cell>
          <table:table-cell table:formula="of:=INDIRECT(&quot;'../csvs/unc1_arr1_pip0_unr11.csv'#$unc1_arr1_pip0_unr11.t16&quot;)" office:value-type="string" office:string-value="" calcext:value-type="error">
            <text:p>#REF!</text:p>
          </table:table-cell>
          <table:table-cell table:formula="of:=INDIRECT(&quot;'../csvs/unc1_arr1_pip0_unr11.csv'#$unc1_arr1_pip0_unr11.u16&quot;)" office:value-type="string" office:string-value="" calcext:value-type="error">
            <text:p>#REF!</text:p>
          </table:table-cell>
          <table:table-cell table:formula="of:=INDIRECT(&quot;'../csvs/unc1_arr1_pip0_unr11.csv'#$unc1_arr1_pip0_unr11.v16&quot;)" office:value-type="string" office:string-value="" calcext:value-type="error">
            <text:p>#REF!</text:p>
          </table:table-cell>
          <table:table-cell table:formula="of:=INDIRECT(&quot;'../csvs/unc1_arr1_pip0_unr11.csv'#$unc1_arr1_pip0_unr11.w16&quot;)" office:value-type="string" office:string-value="" calcext:value-type="error">
            <text:p>#REF!</text:p>
          </table:table-cell>
          <table:table-cell table:formula="of:=INDIRECT(&quot;'../csvs/unc1_arr1_pip0_unr11.csv'#$unc1_arr1_pip0_unr11.x16&quot;)" office:value-type="string" office:string-value="" calcext:value-type="error">
            <text:p>#REF!</text:p>
          </table:table-cell>
          <table:table-cell table:formula="of:=INDIRECT(&quot;'../csvs/unc1_arr1_pip0_unr11.csv'#$unc1_arr1_pip0_unr11.y16&quot;)" office:value-type="string" office:string-value="" calcext:value-type="error">
            <text:p>#REF!</text:p>
          </table:table-cell>
          <table:table-cell table:formula="of:=INDIRECT(&quot;'../csvs/unc1_arr1_pip0_unr11.csv'#$unc1_arr1_pip0_unr11.z16&quot;)" office:value-type="string" office:string-value="" calcext:value-type="error">
            <text:p>#REF!</text:p>
          </table:table-cell>
          <table:table-cell table:formula="of:=INDIRECT(&quot;'../csvs/unc1_arr1_pip0_unr11.csv'#$unc1_arr1_pip0_unr11.aa16&quot;)" office:value-type="string" office:string-value="" calcext:value-type="error">
            <text:p>#REF!</text:p>
          </table:table-cell>
          <table:table-cell table:formula="of:=INDIRECT(&quot;'../csvs/unc1_arr1_pip0_unr11.csv'#$unc1_arr1_pip0_unr1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1.csv'#$unc1_arr1_pip0_unr11.a17&quot;)" office:value-type="string" office:string-value="" calcext:value-type="error">
            <text:p>#REF!</text:p>
          </table:table-cell>
          <table:table-cell table:formula="of:=INDIRECT(&quot;'../csvs/unc1_arr1_pip0_unr11.csv'#$unc1_arr1_pip0_unr11.b17&quot;)" office:value-type="string" office:string-value="" calcext:value-type="error">
            <text:p>#REF!</text:p>
          </table:table-cell>
          <table:table-cell table:formula="of:=INDIRECT(&quot;'../csvs/unc1_arr1_pip0_unr11.csv'#$unc1_arr1_pip0_unr11.c17&quot;)" office:value-type="string" office:string-value="" calcext:value-type="error">
            <text:p>#REF!</text:p>
          </table:table-cell>
          <table:table-cell table:formula="of:=INDIRECT(&quot;'../csvs/unc1_arr1_pip0_unr11.csv'#$unc1_arr1_pip0_unr11.d17&quot;)" office:value-type="string" office:string-value="" calcext:value-type="error">
            <text:p>#REF!</text:p>
          </table:table-cell>
          <table:table-cell table:formula="of:=INDIRECT(&quot;'../csvs/unc1_arr1_pip0_unr11.csv'#$unc1_arr1_pip0_unr11.e17&quot;)" office:value-type="string" office:string-value="" calcext:value-type="error">
            <text:p>#REF!</text:p>
          </table:table-cell>
          <table:table-cell table:formula="of:=INDIRECT(&quot;'../csvs/unc1_arr1_pip0_unr11.csv'#$unc1_arr1_pip0_unr11.f17&quot;)" office:value-type="string" office:string-value="" calcext:value-type="error">
            <text:p>#REF!</text:p>
          </table:table-cell>
          <table:table-cell table:formula="of:=INDIRECT(&quot;'../csvs/unc1_arr1_pip0_unr11.csv'#$unc1_arr1_pip0_unr11.g17&quot;)" office:value-type="string" office:string-value="" calcext:value-type="error">
            <text:p>#REF!</text:p>
          </table:table-cell>
          <table:table-cell table:formula="of:=INDIRECT(&quot;'../csvs/unc1_arr1_pip0_unr11.csv'#$unc1_arr1_pip0_unr11.h17&quot;)" office:value-type="string" office:string-value="" calcext:value-type="error">
            <text:p>#REF!</text:p>
          </table:table-cell>
          <table:table-cell table:formula="of:=INDIRECT(&quot;'../csvs/unc1_arr1_pip0_unr11.csv'#$unc1_arr1_pip0_unr11.i17&quot;)" office:value-type="string" office:string-value="" calcext:value-type="error">
            <text:p>#REF!</text:p>
          </table:table-cell>
          <table:table-cell table:formula="of:=INDIRECT(&quot;'../csvs/unc1_arr1_pip0_unr11.csv'#$unc1_arr1_pip0_unr11.j17&quot;)" office:value-type="string" office:string-value="" calcext:value-type="error">
            <text:p>#REF!</text:p>
          </table:table-cell>
          <table:table-cell table:formula="of:=INDIRECT(&quot;'../csvs/unc1_arr1_pip0_unr11.csv'#$unc1_arr1_pip0_unr11.k17&quot;)" office:value-type="string" office:string-value="" calcext:value-type="error">
            <text:p>#REF!</text:p>
          </table:table-cell>
          <table:table-cell table:formula="of:=INDIRECT(&quot;'../csvs/unc1_arr1_pip0_unr11.csv'#$unc1_arr1_pip0_unr11.l17&quot;)" office:value-type="string" office:string-value="" calcext:value-type="error">
            <text:p>#REF!</text:p>
          </table:table-cell>
          <table:table-cell table:formula="of:=INDIRECT(&quot;'../csvs/unc1_arr1_pip0_unr11.csv'#$unc1_arr1_pip0_unr11.m17&quot;)" office:value-type="string" office:string-value="" calcext:value-type="error">
            <text:p>#REF!</text:p>
          </table:table-cell>
          <table:table-cell table:formula="of:=INDIRECT(&quot;'../csvs/unc1_arr1_pip0_unr11.csv'#$unc1_arr1_pip0_unr11.n17&quot;)" office:value-type="string" office:string-value="" calcext:value-type="error">
            <text:p>#REF!</text:p>
          </table:table-cell>
          <table:table-cell table:formula="of:=INDIRECT(&quot;'../csvs/unc1_arr1_pip0_unr11.csv'#$unc1_arr1_pip0_unr11.o17&quot;)" office:value-type="string" office:string-value="" calcext:value-type="error">
            <text:p>#REF!</text:p>
          </table:table-cell>
          <table:table-cell table:formula="of:=INDIRECT(&quot;'../csvs/unc1_arr1_pip0_unr11.csv'#$unc1_arr1_pip0_unr11.p17&quot;)" office:value-type="string" office:string-value="" calcext:value-type="error">
            <text:p>#REF!</text:p>
          </table:table-cell>
          <table:table-cell table:formula="of:=INDIRECT(&quot;'../csvs/unc1_arr1_pip0_unr11.csv'#$unc1_arr1_pip0_unr11.q17&quot;)" office:value-type="string" office:string-value="" calcext:value-type="error">
            <text:p>#REF!</text:p>
          </table:table-cell>
          <table:table-cell table:formula="of:=INDIRECT(&quot;'../csvs/unc1_arr1_pip0_unr11.csv'#$unc1_arr1_pip0_unr11.r17&quot;)" office:value-type="string" office:string-value="" calcext:value-type="error">
            <text:p>#REF!</text:p>
          </table:table-cell>
          <table:table-cell table:formula="of:=INDIRECT(&quot;'../csvs/unc1_arr1_pip0_unr11.csv'#$unc1_arr1_pip0_unr11.s17&quot;)" office:value-type="string" office:string-value="" calcext:value-type="error">
            <text:p>#REF!</text:p>
          </table:table-cell>
          <table:table-cell table:formula="of:=INDIRECT(&quot;'../csvs/unc1_arr1_pip0_unr11.csv'#$unc1_arr1_pip0_unr11.t17&quot;)" office:value-type="string" office:string-value="" calcext:value-type="error">
            <text:p>#REF!</text:p>
          </table:table-cell>
          <table:table-cell table:formula="of:=INDIRECT(&quot;'../csvs/unc1_arr1_pip0_unr11.csv'#$unc1_arr1_pip0_unr11.u17&quot;)" office:value-type="string" office:string-value="" calcext:value-type="error">
            <text:p>#REF!</text:p>
          </table:table-cell>
          <table:table-cell table:formula="of:=INDIRECT(&quot;'../csvs/unc1_arr1_pip0_unr11.csv'#$unc1_arr1_pip0_unr11.v17&quot;)" office:value-type="string" office:string-value="" calcext:value-type="error">
            <text:p>#REF!</text:p>
          </table:table-cell>
          <table:table-cell table:formula="of:=INDIRECT(&quot;'../csvs/unc1_arr1_pip0_unr11.csv'#$unc1_arr1_pip0_unr11.w17&quot;)" office:value-type="string" office:string-value="" calcext:value-type="error">
            <text:p>#REF!</text:p>
          </table:table-cell>
          <table:table-cell table:formula="of:=INDIRECT(&quot;'../csvs/unc1_arr1_pip0_unr11.csv'#$unc1_arr1_pip0_unr11.x17&quot;)" office:value-type="string" office:string-value="" calcext:value-type="error">
            <text:p>#REF!</text:p>
          </table:table-cell>
          <table:table-cell table:formula="of:=INDIRECT(&quot;'../csvs/unc1_arr1_pip0_unr11.csv'#$unc1_arr1_pip0_unr11.y17&quot;)" office:value-type="string" office:string-value="" calcext:value-type="error">
            <text:p>#REF!</text:p>
          </table:table-cell>
          <table:table-cell table:formula="of:=INDIRECT(&quot;'../csvs/unc1_arr1_pip0_unr11.csv'#$unc1_arr1_pip0_unr11.z17&quot;)" office:value-type="string" office:string-value="" calcext:value-type="error">
            <text:p>#REF!</text:p>
          </table:table-cell>
          <table:table-cell table:formula="of:=INDIRECT(&quot;'../csvs/unc1_arr1_pip0_unr11.csv'#$unc1_arr1_pip0_unr11.aa17&quot;)" office:value-type="string" office:string-value="" calcext:value-type="error">
            <text:p>#REF!</text:p>
          </table:table-cell>
          <table:table-cell table:formula="of:=INDIRECT(&quot;'../csvs/unc1_arr1_pip0_unr11.csv'#$unc1_arr1_pip0_unr1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1.csv'#$unc1_arr1_pip0_unr11.a18&quot;)" office:value-type="string" office:string-value="" calcext:value-type="error">
            <text:p>#REF!</text:p>
          </table:table-cell>
          <table:table-cell table:formula="of:=INDIRECT(&quot;'../csvs/unc1_arr1_pip0_unr11.csv'#$unc1_arr1_pip0_unr11.b18&quot;)" office:value-type="string" office:string-value="" calcext:value-type="error">
            <text:p>#REF!</text:p>
          </table:table-cell>
          <table:table-cell table:formula="of:=INDIRECT(&quot;'../csvs/unc1_arr1_pip0_unr11.csv'#$unc1_arr1_pip0_unr11.c18&quot;)" office:value-type="string" office:string-value="" calcext:value-type="error">
            <text:p>#REF!</text:p>
          </table:table-cell>
          <table:table-cell table:formula="of:=INDIRECT(&quot;'../csvs/unc1_arr1_pip0_unr11.csv'#$unc1_arr1_pip0_unr11.d18&quot;)" office:value-type="string" office:string-value="" calcext:value-type="error">
            <text:p>#REF!</text:p>
          </table:table-cell>
          <table:table-cell table:formula="of:=INDIRECT(&quot;'../csvs/unc1_arr1_pip0_unr11.csv'#$unc1_arr1_pip0_unr11.e18&quot;)" office:value-type="string" office:string-value="" calcext:value-type="error">
            <text:p>#REF!</text:p>
          </table:table-cell>
          <table:table-cell table:formula="of:=INDIRECT(&quot;'../csvs/unc1_arr1_pip0_unr11.csv'#$unc1_arr1_pip0_unr11.f18&quot;)" office:value-type="string" office:string-value="" calcext:value-type="error">
            <text:p>#REF!</text:p>
          </table:table-cell>
          <table:table-cell table:formula="of:=INDIRECT(&quot;'../csvs/unc1_arr1_pip0_unr11.csv'#$unc1_arr1_pip0_unr11.g18&quot;)" office:value-type="string" office:string-value="" calcext:value-type="error">
            <text:p>#REF!</text:p>
          </table:table-cell>
          <table:table-cell table:formula="of:=INDIRECT(&quot;'../csvs/unc1_arr1_pip0_unr11.csv'#$unc1_arr1_pip0_unr11.h18&quot;)" office:value-type="string" office:string-value="" calcext:value-type="error">
            <text:p>#REF!</text:p>
          </table:table-cell>
          <table:table-cell table:formula="of:=INDIRECT(&quot;'../csvs/unc1_arr1_pip0_unr11.csv'#$unc1_arr1_pip0_unr11.i18&quot;)" office:value-type="string" office:string-value="" calcext:value-type="error">
            <text:p>#REF!</text:p>
          </table:table-cell>
          <table:table-cell table:formula="of:=INDIRECT(&quot;'../csvs/unc1_arr1_pip0_unr11.csv'#$unc1_arr1_pip0_unr11.j18&quot;)" office:value-type="string" office:string-value="" calcext:value-type="error">
            <text:p>#REF!</text:p>
          </table:table-cell>
          <table:table-cell table:formula="of:=INDIRECT(&quot;'../csvs/unc1_arr1_pip0_unr11.csv'#$unc1_arr1_pip0_unr11.k18&quot;)" office:value-type="string" office:string-value="" calcext:value-type="error">
            <text:p>#REF!</text:p>
          </table:table-cell>
          <table:table-cell table:formula="of:=INDIRECT(&quot;'../csvs/unc1_arr1_pip0_unr11.csv'#$unc1_arr1_pip0_unr11.l18&quot;)" office:value-type="string" office:string-value="" calcext:value-type="error">
            <text:p>#REF!</text:p>
          </table:table-cell>
          <table:table-cell table:formula="of:=INDIRECT(&quot;'../csvs/unc1_arr1_pip0_unr11.csv'#$unc1_arr1_pip0_unr11.m18&quot;)" office:value-type="string" office:string-value="" calcext:value-type="error">
            <text:p>#REF!</text:p>
          </table:table-cell>
          <table:table-cell table:formula="of:=INDIRECT(&quot;'../csvs/unc1_arr1_pip0_unr11.csv'#$unc1_arr1_pip0_unr11.n18&quot;)" office:value-type="string" office:string-value="" calcext:value-type="error">
            <text:p>#REF!</text:p>
          </table:table-cell>
          <table:table-cell table:formula="of:=INDIRECT(&quot;'../csvs/unc1_arr1_pip0_unr11.csv'#$unc1_arr1_pip0_unr11.o18&quot;)" office:value-type="string" office:string-value="" calcext:value-type="error">
            <text:p>#REF!</text:p>
          </table:table-cell>
          <table:table-cell table:formula="of:=INDIRECT(&quot;'../csvs/unc1_arr1_pip0_unr11.csv'#$unc1_arr1_pip0_unr11.p18&quot;)" office:value-type="string" office:string-value="" calcext:value-type="error">
            <text:p>#REF!</text:p>
          </table:table-cell>
          <table:table-cell table:formula="of:=INDIRECT(&quot;'../csvs/unc1_arr1_pip0_unr11.csv'#$unc1_arr1_pip0_unr11.q18&quot;)" office:value-type="string" office:string-value="" calcext:value-type="error">
            <text:p>#REF!</text:p>
          </table:table-cell>
          <table:table-cell table:formula="of:=INDIRECT(&quot;'../csvs/unc1_arr1_pip0_unr11.csv'#$unc1_arr1_pip0_unr11.r18&quot;)" office:value-type="string" office:string-value="" calcext:value-type="error">
            <text:p>#REF!</text:p>
          </table:table-cell>
          <table:table-cell table:formula="of:=INDIRECT(&quot;'../csvs/unc1_arr1_pip0_unr11.csv'#$unc1_arr1_pip0_unr11.s18&quot;)" office:value-type="string" office:string-value="" calcext:value-type="error">
            <text:p>#REF!</text:p>
          </table:table-cell>
          <table:table-cell table:formula="of:=INDIRECT(&quot;'../csvs/unc1_arr1_pip0_unr11.csv'#$unc1_arr1_pip0_unr11.t18&quot;)" office:value-type="string" office:string-value="" calcext:value-type="error">
            <text:p>#REF!</text:p>
          </table:table-cell>
          <table:table-cell table:formula="of:=INDIRECT(&quot;'../csvs/unc1_arr1_pip0_unr11.csv'#$unc1_arr1_pip0_unr11.u18&quot;)" office:value-type="string" office:string-value="" calcext:value-type="error">
            <text:p>#REF!</text:p>
          </table:table-cell>
          <table:table-cell table:formula="of:=INDIRECT(&quot;'../csvs/unc1_arr1_pip0_unr11.csv'#$unc1_arr1_pip0_unr11.v18&quot;)" office:value-type="string" office:string-value="" calcext:value-type="error">
            <text:p>#REF!</text:p>
          </table:table-cell>
          <table:table-cell table:formula="of:=INDIRECT(&quot;'../csvs/unc1_arr1_pip0_unr11.csv'#$unc1_arr1_pip0_unr11.w18&quot;)" office:value-type="string" office:string-value="" calcext:value-type="error">
            <text:p>#REF!</text:p>
          </table:table-cell>
          <table:table-cell table:formula="of:=INDIRECT(&quot;'../csvs/unc1_arr1_pip0_unr11.csv'#$unc1_arr1_pip0_unr11.x18&quot;)" office:value-type="string" office:string-value="" calcext:value-type="error">
            <text:p>#REF!</text:p>
          </table:table-cell>
          <table:table-cell table:formula="of:=INDIRECT(&quot;'../csvs/unc1_arr1_pip0_unr11.csv'#$unc1_arr1_pip0_unr11.y18&quot;)" office:value-type="string" office:string-value="" calcext:value-type="error">
            <text:p>#REF!</text:p>
          </table:table-cell>
          <table:table-cell table:formula="of:=INDIRECT(&quot;'../csvs/unc1_arr1_pip0_unr11.csv'#$unc1_arr1_pip0_unr11.z18&quot;)" office:value-type="string" office:string-value="" calcext:value-type="error">
            <text:p>#REF!</text:p>
          </table:table-cell>
          <table:table-cell table:formula="of:=INDIRECT(&quot;'../csvs/unc1_arr1_pip0_unr11.csv'#$unc1_arr1_pip0_unr11.aa18&quot;)" office:value-type="string" office:string-value="" calcext:value-type="error">
            <text:p>#REF!</text:p>
          </table:table-cell>
          <table:table-cell table:formula="of:=INDIRECT(&quot;'../csvs/unc1_arr1_pip0_unr11.csv'#$unc1_arr1_pip0_unr1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1.csv'#$unc1_arr1_pip0_unr11.a19&quot;)" office:value-type="string" office:string-value="" calcext:value-type="error">
            <text:p>#REF!</text:p>
          </table:table-cell>
          <table:table-cell table:formula="of:=INDIRECT(&quot;'../csvs/unc1_arr1_pip0_unr11.csv'#$unc1_arr1_pip0_unr11.b19&quot;)" office:value-type="string" office:string-value="" calcext:value-type="error">
            <text:p>#REF!</text:p>
          </table:table-cell>
          <table:table-cell table:formula="of:=INDIRECT(&quot;'../csvs/unc1_arr1_pip0_unr11.csv'#$unc1_arr1_pip0_unr11.c19&quot;)" office:value-type="string" office:string-value="" calcext:value-type="error">
            <text:p>#REF!</text:p>
          </table:table-cell>
          <table:table-cell table:formula="of:=INDIRECT(&quot;'../csvs/unc1_arr1_pip0_unr11.csv'#$unc1_arr1_pip0_unr11.d19&quot;)" office:value-type="string" office:string-value="" calcext:value-type="error">
            <text:p>#REF!</text:p>
          </table:table-cell>
          <table:table-cell table:formula="of:=INDIRECT(&quot;'../csvs/unc1_arr1_pip0_unr11.csv'#$unc1_arr1_pip0_unr11.e19&quot;)" office:value-type="string" office:string-value="" calcext:value-type="error">
            <text:p>#REF!</text:p>
          </table:table-cell>
          <table:table-cell table:formula="of:=INDIRECT(&quot;'../csvs/unc1_arr1_pip0_unr11.csv'#$unc1_arr1_pip0_unr11.f19&quot;)" office:value-type="string" office:string-value="" calcext:value-type="error">
            <text:p>#REF!</text:p>
          </table:table-cell>
          <table:table-cell table:formula="of:=INDIRECT(&quot;'../csvs/unc1_arr1_pip0_unr11.csv'#$unc1_arr1_pip0_unr11.g19&quot;)" office:value-type="string" office:string-value="" calcext:value-type="error">
            <text:p>#REF!</text:p>
          </table:table-cell>
          <table:table-cell table:formula="of:=INDIRECT(&quot;'../csvs/unc1_arr1_pip0_unr11.csv'#$unc1_arr1_pip0_unr11.h19&quot;)" office:value-type="string" office:string-value="" calcext:value-type="error">
            <text:p>#REF!</text:p>
          </table:table-cell>
          <table:table-cell table:formula="of:=INDIRECT(&quot;'../csvs/unc1_arr1_pip0_unr11.csv'#$unc1_arr1_pip0_unr11.i19&quot;)" office:value-type="string" office:string-value="" calcext:value-type="error">
            <text:p>#REF!</text:p>
          </table:table-cell>
          <table:table-cell table:formula="of:=INDIRECT(&quot;'../csvs/unc1_arr1_pip0_unr11.csv'#$unc1_arr1_pip0_unr11.j19&quot;)" office:value-type="string" office:string-value="" calcext:value-type="error">
            <text:p>#REF!</text:p>
          </table:table-cell>
          <table:table-cell table:formula="of:=INDIRECT(&quot;'../csvs/unc1_arr1_pip0_unr11.csv'#$unc1_arr1_pip0_unr11.k19&quot;)" office:value-type="string" office:string-value="" calcext:value-type="error">
            <text:p>#REF!</text:p>
          </table:table-cell>
          <table:table-cell table:formula="of:=INDIRECT(&quot;'../csvs/unc1_arr1_pip0_unr11.csv'#$unc1_arr1_pip0_unr11.l19&quot;)" office:value-type="string" office:string-value="" calcext:value-type="error">
            <text:p>#REF!</text:p>
          </table:table-cell>
          <table:table-cell table:formula="of:=INDIRECT(&quot;'../csvs/unc1_arr1_pip0_unr11.csv'#$unc1_arr1_pip0_unr11.m19&quot;)" office:value-type="string" office:string-value="" calcext:value-type="error">
            <text:p>#REF!</text:p>
          </table:table-cell>
          <table:table-cell table:formula="of:=INDIRECT(&quot;'../csvs/unc1_arr1_pip0_unr11.csv'#$unc1_arr1_pip0_unr11.n19&quot;)" office:value-type="string" office:string-value="" calcext:value-type="error">
            <text:p>#REF!</text:p>
          </table:table-cell>
          <table:table-cell table:formula="of:=INDIRECT(&quot;'../csvs/unc1_arr1_pip0_unr11.csv'#$unc1_arr1_pip0_unr11.o19&quot;)" office:value-type="string" office:string-value="" calcext:value-type="error">
            <text:p>#REF!</text:p>
          </table:table-cell>
          <table:table-cell table:formula="of:=INDIRECT(&quot;'../csvs/unc1_arr1_pip0_unr11.csv'#$unc1_arr1_pip0_unr11.p19&quot;)" office:value-type="string" office:string-value="" calcext:value-type="error">
            <text:p>#REF!</text:p>
          </table:table-cell>
          <table:table-cell table:formula="of:=INDIRECT(&quot;'../csvs/unc1_arr1_pip0_unr11.csv'#$unc1_arr1_pip0_unr11.q19&quot;)" office:value-type="string" office:string-value="" calcext:value-type="error">
            <text:p>#REF!</text:p>
          </table:table-cell>
          <table:table-cell table:formula="of:=INDIRECT(&quot;'../csvs/unc1_arr1_pip0_unr11.csv'#$unc1_arr1_pip0_unr11.r19&quot;)" office:value-type="string" office:string-value="" calcext:value-type="error">
            <text:p>#REF!</text:p>
          </table:table-cell>
          <table:table-cell table:formula="of:=INDIRECT(&quot;'../csvs/unc1_arr1_pip0_unr11.csv'#$unc1_arr1_pip0_unr11.s19&quot;)" office:value-type="string" office:string-value="" calcext:value-type="error">
            <text:p>#REF!</text:p>
          </table:table-cell>
          <table:table-cell table:formula="of:=INDIRECT(&quot;'../csvs/unc1_arr1_pip0_unr11.csv'#$unc1_arr1_pip0_unr11.t19&quot;)" office:value-type="string" office:string-value="" calcext:value-type="error">
            <text:p>#REF!</text:p>
          </table:table-cell>
          <table:table-cell table:formula="of:=INDIRECT(&quot;'../csvs/unc1_arr1_pip0_unr11.csv'#$unc1_arr1_pip0_unr11.u19&quot;)" office:value-type="string" office:string-value="" calcext:value-type="error">
            <text:p>#REF!</text:p>
          </table:table-cell>
          <table:table-cell table:formula="of:=INDIRECT(&quot;'../csvs/unc1_arr1_pip0_unr11.csv'#$unc1_arr1_pip0_unr11.v19&quot;)" office:value-type="string" office:string-value="" calcext:value-type="error">
            <text:p>#REF!</text:p>
          </table:table-cell>
          <table:table-cell table:formula="of:=INDIRECT(&quot;'../csvs/unc1_arr1_pip0_unr11.csv'#$unc1_arr1_pip0_unr11.w19&quot;)" office:value-type="string" office:string-value="" calcext:value-type="error">
            <text:p>#REF!</text:p>
          </table:table-cell>
          <table:table-cell table:formula="of:=INDIRECT(&quot;'../csvs/unc1_arr1_pip0_unr11.csv'#$unc1_arr1_pip0_unr11.x19&quot;)" office:value-type="string" office:string-value="" calcext:value-type="error">
            <text:p>#REF!</text:p>
          </table:table-cell>
          <table:table-cell table:formula="of:=INDIRECT(&quot;'../csvs/unc1_arr1_pip0_unr11.csv'#$unc1_arr1_pip0_unr11.y19&quot;)" office:value-type="string" office:string-value="" calcext:value-type="error">
            <text:p>#REF!</text:p>
          </table:table-cell>
          <table:table-cell table:formula="of:=INDIRECT(&quot;'../csvs/unc1_arr1_pip0_unr11.csv'#$unc1_arr1_pip0_unr11.z19&quot;)" office:value-type="string" office:string-value="" calcext:value-type="error">
            <text:p>#REF!</text:p>
          </table:table-cell>
          <table:table-cell table:formula="of:=INDIRECT(&quot;'../csvs/unc1_arr1_pip0_unr11.csv'#$unc1_arr1_pip0_unr11.aa19&quot;)" office:value-type="string" office:string-value="" calcext:value-type="error">
            <text:p>#REF!</text:p>
          </table:table-cell>
          <table:table-cell table:formula="of:=INDIRECT(&quot;'../csvs/unc1_arr1_pip0_unr11.csv'#$unc1_arr1_pip0_unr1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11.csv'#$unc1_arr1_pip0_unr11.ac1&quot;)" office:value-type="string" office:string-value="" calcext:value-type="error">
            <text:p>#REF!</text:p>
          </table:table-cell>
          <table:table-cell table:formula="of:=INDIRECT(&quot;'../csvs/unc1_arr1_pip0_unr11.csv'#$unc1_arr1_pip0_unr11.ad1&quot;)" office:value-type="string" office:string-value="" calcext:value-type="error">
            <text:p>#REF!</text:p>
          </table:table-cell>
          <table:table-cell table:formula="of:=INDIRECT(&quot;'../csvs/unc1_arr1_pip0_unr11.csv'#$unc1_arr1_pip0_unr11.ae1&quot;)" office:value-type="string" office:string-value="" calcext:value-type="error">
            <text:p>#REF!</text:p>
          </table:table-cell>
          <table:table-cell table:formula="of:=INDIRECT(&quot;'../csvs/unc1_arr1_pip0_unr11.csv'#$unc1_arr1_pip0_unr11.af1&quot;)" office:value-type="string" office:string-value="" calcext:value-type="error">
            <text:p>#REF!</text:p>
          </table:table-cell>
          <table:table-cell table:formula="of:=INDIRECT(&quot;'../csvs/unc1_arr1_pip0_unr11.csv'#$unc1_arr1_pip0_unr11.ag1&quot;)" office:value-type="string" office:string-value="" calcext:value-type="error">
            <text:p>#REF!</text:p>
          </table:table-cell>
          <table:table-cell table:formula="of:=INDIRECT(&quot;'../csvs/unc1_arr1_pip0_unr11.csv'#$unc1_arr1_pip0_unr11.ah1&quot;)" office:value-type="string" office:string-value="" calcext:value-type="error">
            <text:p>#REF!</text:p>
          </table:table-cell>
          <table:table-cell table:formula="of:=INDIRECT(&quot;'../csvs/unc1_arr1_pip0_unr11.csv'#$unc1_arr1_pip0_unr11.ai1&quot;)" office:value-type="string" office:string-value="" calcext:value-type="error">
            <text:p>#REF!</text:p>
          </table:table-cell>
          <table:table-cell table:formula="of:=INDIRECT(&quot;'../csvs/unc1_arr1_pip0_unr11.csv'#$unc1_arr1_pip0_unr11.aj1&quot;)" office:value-type="string" office:string-value="" calcext:value-type="error">
            <text:p>#REF!</text:p>
          </table:table-cell>
          <table:table-cell table:formula="of:=INDIRECT(&quot;'../csvs/unc1_arr1_pip0_unr11.csv'#$unc1_arr1_pip0_unr11.ak1&quot;)" office:value-type="string" office:string-value="" calcext:value-type="error">
            <text:p>#REF!</text:p>
          </table:table-cell>
          <table:table-cell table:formula="of:=INDIRECT(&quot;'../csvs/unc1_arr1_pip0_unr11.csv'#$unc1_arr1_pip0_unr11.al1&quot;)" office:value-type="string" office:string-value="" calcext:value-type="error">
            <text:p>#REF!</text:p>
          </table:table-cell>
          <table:table-cell table:formula="of:=INDIRECT(&quot;'../csvs/unc1_arr1_pip0_unr11.csv'#$unc1_arr1_pip0_unr11.am1&quot;)" office:value-type="string" office:string-value="" calcext:value-type="error">
            <text:p>#REF!</text:p>
          </table:table-cell>
          <table:table-cell table:formula="of:=INDIRECT(&quot;'../csvs/unc1_arr1_pip0_unr11.csv'#$unc1_arr1_pip0_unr11.an1&quot;)" office:value-type="string" office:string-value="" calcext:value-type="error">
            <text:p>#REF!</text:p>
          </table:table-cell>
          <table:table-cell table:formula="of:=INDIRECT(&quot;'../csvs/unc1_arr1_pip0_unr11.csv'#$unc1_arr1_pip0_unr11.ao1&quot;)" office:value-type="string" office:string-value="" calcext:value-type="error">
            <text:p>#REF!</text:p>
          </table:table-cell>
          <table:table-cell table:formula="of:=INDIRECT(&quot;'../csvs/unc1_arr1_pip0_unr11.csv'#$unc1_arr1_pip0_unr11.ap1&quot;)" office:value-type="string" office:string-value="" calcext:value-type="error">
            <text:p>#REF!</text:p>
          </table:table-cell>
          <table:table-cell table:formula="of:=INDIRECT(&quot;'../csvs/unc1_arr1_pip0_unr11.csv'#$unc1_arr1_pip0_unr11.aq1&quot;)" office:value-type="string" office:string-value="" calcext:value-type="error">
            <text:p>#REF!</text:p>
          </table:table-cell>
          <table:table-cell table:formula="of:=INDIRECT(&quot;'../csvs/unc1_arr1_pip0_unr11.csv'#$unc1_arr1_pip0_unr11.ar1&quot;)" office:value-type="string" office:string-value="" calcext:value-type="error">
            <text:p>#REF!</text:p>
          </table:table-cell>
          <table:table-cell table:formula="of:=INDIRECT(&quot;'../csvs/unc1_arr1_pip0_unr11.csv'#$unc1_arr1_pip0_unr11.as1&quot;)" office:value-type="string" office:string-value="" calcext:value-type="error">
            <text:p>#REF!</text:p>
          </table:table-cell>
          <table:table-cell table:formula="of:=INDIRECT(&quot;'../csvs/unc1_arr1_pip0_unr11.csv'#$unc1_arr1_pip0_unr11.at1&quot;)" office:value-type="string" office:string-value="" calcext:value-type="error">
            <text:p>#REF!</text:p>
          </table:table-cell>
          <table:table-cell table:formula="of:=INDIRECT(&quot;'../csvs/unc1_arr1_pip0_unr11.csv'#$unc1_arr1_pip0_unr11.au1&quot;)" office:value-type="string" office:string-value="" calcext:value-type="error">
            <text:p>#REF!</text:p>
          </table:table-cell>
          <table:table-cell table:formula="of:=INDIRECT(&quot;'../csvs/unc1_arr1_pip0_unr11.csv'#$unc1_arr1_pip0_unr11.av1&quot;)" office:value-type="string" office:string-value="" calcext:value-type="error">
            <text:p>#REF!</text:p>
          </table:table-cell>
          <table:table-cell table:formula="of:=INDIRECT(&quot;'../csvs/unc1_arr1_pip0_unr11.csv'#$unc1_arr1_pip0_unr11.aw1&quot;)" office:value-type="string" office:string-value="" calcext:value-type="error">
            <text:p>#REF!</text:p>
          </table:table-cell>
          <table:table-cell table:formula="of:=INDIRECT(&quot;'../csvs/unc1_arr1_pip0_unr11.csv'#$unc1_arr1_pip0_unr11.ax1&quot;)" office:value-type="string" office:string-value="" calcext:value-type="error">
            <text:p>#REF!</text:p>
          </table:table-cell>
          <table:table-cell table:formula="of:=INDIRECT(&quot;'../csvs/unc1_arr1_pip0_unr11.csv'#$unc1_arr1_pip0_unr11.ay1&quot;)" office:value-type="string" office:string-value="" calcext:value-type="error">
            <text:p>#REF!</text:p>
          </table:table-cell>
          <table:table-cell table:formula="of:=INDIRECT(&quot;'../csvs/unc1_arr1_pip0_unr11.csv'#$unc1_arr1_pip0_unr11.az1&quot;)" office:value-type="string" office:string-value="" calcext:value-type="error">
            <text:p>#REF!</text:p>
          </table:table-cell>
          <table:table-cell table:formula="of:=INDIRECT(&quot;'../csvs/unc1_arr1_pip0_unr11.csv'#$unc1_arr1_pip0_unr11.ba1&quot;)" office:value-type="string" office:string-value="" calcext:value-type="error">
            <text:p>#REF!</text:p>
          </table:table-cell>
          <table:table-cell table:formula="of:=INDIRECT(&quot;'../csvs/unc1_arr1_pip0_unr11.csv'#$unc1_arr1_pip0_unr11.bb1&quot;)" office:value-type="string" office:string-value="" calcext:value-type="error">
            <text:p>#REF!</text:p>
          </table:table-cell>
          <table:table-cell table:formula="of:=INDIRECT(&quot;'../csvs/unc1_arr1_pip0_unr11.csv'#$unc1_arr1_pip0_unr11.bc1&quot;)" office:value-type="string" office:string-value="" calcext:value-type="error">
            <text:p>#REF!</text:p>
          </table:table-cell>
          <table:table-cell table:formula="of:=INDIRECT(&quot;'../csvs/unc1_arr1_pip0_unr11.csv'#$unc1_arr1_pip0_unr11.bd1&quot;)" office:value-type="string" office:string-value="" calcext:value-type="error">
            <text:p>#REF!</text:p>
          </table:table-cell>
          <table:table-cell table:formula="of:=INDIRECT(&quot;'../csvs/unc1_arr1_pip0_unr11.csv'#$unc1_arr1_pip0_unr11.be1&quot;)" office:value-type="string" office:string-value="" calcext:value-type="error">
            <text:p>#REF!</text:p>
          </table:table-cell>
          <table:table-cell table:formula="of:=INDIRECT(&quot;'../csvs/unc1_arr1_pip0_unr11.csv'#$unc1_arr1_pip0_unr11.bf1&quot;)" office:value-type="string" office:string-value="" calcext:value-type="error">
            <text:p>#REF!</text:p>
          </table:table-cell>
          <table:table-cell table:formula="of:=INDIRECT(&quot;'../csvs/unc1_arr1_pip0_unr11.csv'#$unc1_arr1_pip0_unr11.bg1&quot;)" office:value-type="string" office:string-value="" calcext:value-type="error">
            <text:p>#REF!</text:p>
          </table:table-cell>
          <table:table-cell table:formula="of:=INDIRECT(&quot;'../csvs/unc1_arr1_pip0_unr11.csv'#$unc1_arr1_pip0_unr11.bh1&quot;)" office:value-type="string" office:string-value="" calcext:value-type="error">
            <text:p>#REF!</text:p>
          </table:table-cell>
          <table:table-cell table:formula="of:=INDIRECT(&quot;'../csvs/unc1_arr1_pip0_unr11.csv'#$unc1_arr1_pip0_unr11.bi1&quot;)" office:value-type="string" office:string-value="" calcext:value-type="error">
            <text:p>#REF!</text:p>
          </table:table-cell>
          <table:table-cell table:formula="of:=INDIRECT(&quot;'../csvs/unc1_arr1_pip0_unr11.csv'#$unc1_arr1_pip0_unr11.bj1&quot;)" office:value-type="string" office:string-value="" calcext:value-type="error">
            <text:p>#REF!</text:p>
          </table:table-cell>
          <table:table-cell table:formula="of:=INDIRECT(&quot;'../csvs/unc1_arr1_pip0_unr11.csv'#$unc1_arr1_pip0_unr11.bk1&quot;)" office:value-type="string" office:string-value="" calcext:value-type="error">
            <text:p>#REF!</text:p>
          </table:table-cell>
          <table:table-cell table:formula="of:=INDIRECT(&quot;'../csvs/unc1_arr1_pip0_unr11.csv'#$unc1_arr1_pip0_unr11.bl1&quot;)" office:value-type="string" office:string-value="" calcext:value-type="error">
            <text:p>#REF!</text:p>
          </table:table-cell>
          <table:table-cell table:formula="of:=INDIRECT(&quot;'../csvs/unc1_arr1_pip0_unr11.csv'#$unc1_arr1_pip0_unr11.bm1&quot;)" office:value-type="string" office:string-value="" calcext:value-type="error">
            <text:p>#REF!</text:p>
          </table:table-cell>
          <table:table-cell table:formula="of:=INDIRECT(&quot;'../csvs/unc1_arr1_pip0_unr11.csv'#$unc1_arr1_pip0_unr11.bn1&quot;)" office:value-type="string" office:string-value="" calcext:value-type="error">
            <text:p>#REF!</text:p>
          </table:table-cell>
          <table:table-cell table:formula="of:=INDIRECT(&quot;'../csvs/unc1_arr1_pip0_unr11.csv'#$unc1_arr1_pip0_unr11.bo1&quot;)" office:value-type="string" office:string-value="" calcext:value-type="error">
            <text:p>#REF!</text:p>
          </table:table-cell>
          <table:table-cell table:formula="of:=INDIRECT(&quot;'../csvs/unc1_arr1_pip0_unr11.csv'#$unc1_arr1_pip0_unr1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11.csv'#$unc1_arr1_pip0_unr11.ac2&quot;)" office:value-type="string" office:string-value="" calcext:value-type="error">
            <text:p>#REF!</text:p>
          </table:table-cell>
          <table:table-cell table:formula="of:=INDIRECT(&quot;'../csvs/unc1_arr1_pip0_unr11.csv'#$unc1_arr1_pip0_unr11.ad2&quot;)" office:value-type="string" office:string-value="" calcext:value-type="error">
            <text:p>#REF!</text:p>
          </table:table-cell>
          <table:table-cell table:formula="of:=INDIRECT(&quot;'../csvs/unc1_arr1_pip0_unr11.csv'#$unc1_arr1_pip0_unr11.ae2&quot;)" office:value-type="string" office:string-value="" calcext:value-type="error">
            <text:p>#REF!</text:p>
          </table:table-cell>
          <table:table-cell table:formula="of:=INDIRECT(&quot;'../csvs/unc1_arr1_pip0_unr11.csv'#$unc1_arr1_pip0_unr11.af2&quot;)" office:value-type="string" office:string-value="" calcext:value-type="error">
            <text:p>#REF!</text:p>
          </table:table-cell>
          <table:table-cell table:formula="of:=INDIRECT(&quot;'../csvs/unc1_arr1_pip0_unr11.csv'#$unc1_arr1_pip0_unr11.ag2&quot;)" office:value-type="string" office:string-value="" calcext:value-type="error">
            <text:p>#REF!</text:p>
          </table:table-cell>
          <table:table-cell table:formula="of:=INDIRECT(&quot;'../csvs/unc1_arr1_pip0_unr11.csv'#$unc1_arr1_pip0_unr11.ah2&quot;)" office:value-type="string" office:string-value="" calcext:value-type="error">
            <text:p>#REF!</text:p>
          </table:table-cell>
          <table:table-cell table:formula="of:=INDIRECT(&quot;'../csvs/unc1_arr1_pip0_unr11.csv'#$unc1_arr1_pip0_unr11.ai2&quot;)" office:value-type="string" office:string-value="" calcext:value-type="error">
            <text:p>#REF!</text:p>
          </table:table-cell>
          <table:table-cell table:formula="of:=INDIRECT(&quot;'../csvs/unc1_arr1_pip0_unr11.csv'#$unc1_arr1_pip0_unr11.aj2&quot;)" office:value-type="string" office:string-value="" calcext:value-type="error">
            <text:p>#REF!</text:p>
          </table:table-cell>
          <table:table-cell table:formula="of:=INDIRECT(&quot;'../csvs/unc1_arr1_pip0_unr11.csv'#$unc1_arr1_pip0_unr11.ak2&quot;)" office:value-type="string" office:string-value="" calcext:value-type="error">
            <text:p>#REF!</text:p>
          </table:table-cell>
          <table:table-cell table:formula="of:=INDIRECT(&quot;'../csvs/unc1_arr1_pip0_unr11.csv'#$unc1_arr1_pip0_unr11.al2&quot;)" office:value-type="string" office:string-value="" calcext:value-type="error">
            <text:p>#REF!</text:p>
          </table:table-cell>
          <table:table-cell table:formula="of:=INDIRECT(&quot;'../csvs/unc1_arr1_pip0_unr11.csv'#$unc1_arr1_pip0_unr11.am2&quot;)" office:value-type="string" office:string-value="" calcext:value-type="error">
            <text:p>#REF!</text:p>
          </table:table-cell>
          <table:table-cell table:formula="of:=INDIRECT(&quot;'../csvs/unc1_arr1_pip0_unr11.csv'#$unc1_arr1_pip0_unr11.an2&quot;)" office:value-type="string" office:string-value="" calcext:value-type="error">
            <text:p>#REF!</text:p>
          </table:table-cell>
          <table:table-cell table:formula="of:=INDIRECT(&quot;'../csvs/unc1_arr1_pip0_unr11.csv'#$unc1_arr1_pip0_unr11.ao2&quot;)" office:value-type="string" office:string-value="" calcext:value-type="error">
            <text:p>#REF!</text:p>
          </table:table-cell>
          <table:table-cell table:formula="of:=INDIRECT(&quot;'../csvs/unc1_arr1_pip0_unr11.csv'#$unc1_arr1_pip0_unr11.ap2&quot;)" office:value-type="string" office:string-value="" calcext:value-type="error">
            <text:p>#REF!</text:p>
          </table:table-cell>
          <table:table-cell table:formula="of:=INDIRECT(&quot;'../csvs/unc1_arr1_pip0_unr11.csv'#$unc1_arr1_pip0_unr11.aq2&quot;)" office:value-type="string" office:string-value="" calcext:value-type="error">
            <text:p>#REF!</text:p>
          </table:table-cell>
          <table:table-cell table:formula="of:=INDIRECT(&quot;'../csvs/unc1_arr1_pip0_unr11.csv'#$unc1_arr1_pip0_unr11.ar2&quot;)" office:value-type="string" office:string-value="" calcext:value-type="error">
            <text:p>#REF!</text:p>
          </table:table-cell>
          <table:table-cell table:formula="of:=INDIRECT(&quot;'../csvs/unc1_arr1_pip0_unr11.csv'#$unc1_arr1_pip0_unr11.as2&quot;)" office:value-type="string" office:string-value="" calcext:value-type="error">
            <text:p>#REF!</text:p>
          </table:table-cell>
          <table:table-cell table:formula="of:=INDIRECT(&quot;'../csvs/unc1_arr1_pip0_unr11.csv'#$unc1_arr1_pip0_unr11.at2&quot;)" office:value-type="string" office:string-value="" calcext:value-type="error">
            <text:p>#REF!</text:p>
          </table:table-cell>
          <table:table-cell table:formula="of:=INDIRECT(&quot;'../csvs/unc1_arr1_pip0_unr11.csv'#$unc1_arr1_pip0_unr11.au2&quot;)" office:value-type="string" office:string-value="" calcext:value-type="error">
            <text:p>#REF!</text:p>
          </table:table-cell>
          <table:table-cell table:formula="of:=INDIRECT(&quot;'../csvs/unc1_arr1_pip0_unr11.csv'#$unc1_arr1_pip0_unr11.av2&quot;)" office:value-type="string" office:string-value="" calcext:value-type="error">
            <text:p>#REF!</text:p>
          </table:table-cell>
          <table:table-cell table:formula="of:=INDIRECT(&quot;'../csvs/unc1_arr1_pip0_unr11.csv'#$unc1_arr1_pip0_unr11.aw2&quot;)" office:value-type="string" office:string-value="" calcext:value-type="error">
            <text:p>#REF!</text:p>
          </table:table-cell>
          <table:table-cell table:formula="of:=INDIRECT(&quot;'../csvs/unc1_arr1_pip0_unr11.csv'#$unc1_arr1_pip0_unr11.ax2&quot;)" office:value-type="string" office:string-value="" calcext:value-type="error">
            <text:p>#REF!</text:p>
          </table:table-cell>
          <table:table-cell table:formula="of:=INDIRECT(&quot;'../csvs/unc1_arr1_pip0_unr11.csv'#$unc1_arr1_pip0_unr11.ay2&quot;)" office:value-type="string" office:string-value="" calcext:value-type="error">
            <text:p>#REF!</text:p>
          </table:table-cell>
          <table:table-cell table:formula="of:=INDIRECT(&quot;'../csvs/unc1_arr1_pip0_unr11.csv'#$unc1_arr1_pip0_unr11.az2&quot;)" office:value-type="string" office:string-value="" calcext:value-type="error">
            <text:p>#REF!</text:p>
          </table:table-cell>
          <table:table-cell table:formula="of:=INDIRECT(&quot;'../csvs/unc1_arr1_pip0_unr11.csv'#$unc1_arr1_pip0_unr11.ba2&quot;)" office:value-type="string" office:string-value="" calcext:value-type="error">
            <text:p>#REF!</text:p>
          </table:table-cell>
          <table:table-cell table:formula="of:=INDIRECT(&quot;'../csvs/unc1_arr1_pip0_unr11.csv'#$unc1_arr1_pip0_unr11.bb2&quot;)" office:value-type="string" office:string-value="" calcext:value-type="error">
            <text:p>#REF!</text:p>
          </table:table-cell>
          <table:table-cell table:formula="of:=INDIRECT(&quot;'../csvs/unc1_arr1_pip0_unr11.csv'#$unc1_arr1_pip0_unr11.bc2&quot;)" office:value-type="string" office:string-value="" calcext:value-type="error">
            <text:p>#REF!</text:p>
          </table:table-cell>
          <table:table-cell table:formula="of:=INDIRECT(&quot;'../csvs/unc1_arr1_pip0_unr11.csv'#$unc1_arr1_pip0_unr11.bd2&quot;)" office:value-type="string" office:string-value="" calcext:value-type="error">
            <text:p>#REF!</text:p>
          </table:table-cell>
          <table:table-cell table:formula="of:=INDIRECT(&quot;'../csvs/unc1_arr1_pip0_unr11.csv'#$unc1_arr1_pip0_unr11.be2&quot;)" office:value-type="string" office:string-value="" calcext:value-type="error">
            <text:p>#REF!</text:p>
          </table:table-cell>
          <table:table-cell table:formula="of:=INDIRECT(&quot;'../csvs/unc1_arr1_pip0_unr11.csv'#$unc1_arr1_pip0_unr11.bf2&quot;)" office:value-type="string" office:string-value="" calcext:value-type="error">
            <text:p>#REF!</text:p>
          </table:table-cell>
          <table:table-cell table:formula="of:=INDIRECT(&quot;'../csvs/unc1_arr1_pip0_unr11.csv'#$unc1_arr1_pip0_unr11.bg2&quot;)" office:value-type="string" office:string-value="" calcext:value-type="error">
            <text:p>#REF!</text:p>
          </table:table-cell>
          <table:table-cell table:formula="of:=INDIRECT(&quot;'../csvs/unc1_arr1_pip0_unr11.csv'#$unc1_arr1_pip0_unr11.bh2&quot;)" office:value-type="string" office:string-value="" calcext:value-type="error">
            <text:p>#REF!</text:p>
          </table:table-cell>
          <table:table-cell table:formula="of:=INDIRECT(&quot;'../csvs/unc1_arr1_pip0_unr11.csv'#$unc1_arr1_pip0_unr11.bi2&quot;)" office:value-type="string" office:string-value="" calcext:value-type="error">
            <text:p>#REF!</text:p>
          </table:table-cell>
          <table:table-cell table:formula="of:=INDIRECT(&quot;'../csvs/unc1_arr1_pip0_unr11.csv'#$unc1_arr1_pip0_unr11.bj2&quot;)" office:value-type="string" office:string-value="" calcext:value-type="error">
            <text:p>#REF!</text:p>
          </table:table-cell>
          <table:table-cell table:formula="of:=INDIRECT(&quot;'../csvs/unc1_arr1_pip0_unr11.csv'#$unc1_arr1_pip0_unr11.bk2&quot;)" office:value-type="string" office:string-value="" calcext:value-type="error">
            <text:p>#REF!</text:p>
          </table:table-cell>
          <table:table-cell table:formula="of:=INDIRECT(&quot;'../csvs/unc1_arr1_pip0_unr11.csv'#$unc1_arr1_pip0_unr11.bl2&quot;)" office:value-type="string" office:string-value="" calcext:value-type="error">
            <text:p>#REF!</text:p>
          </table:table-cell>
          <table:table-cell table:formula="of:=INDIRECT(&quot;'../csvs/unc1_arr1_pip0_unr11.csv'#$unc1_arr1_pip0_unr11.bm2&quot;)" office:value-type="string" office:string-value="" calcext:value-type="error">
            <text:p>#REF!</text:p>
          </table:table-cell>
          <table:table-cell table:formula="of:=INDIRECT(&quot;'../csvs/unc1_arr1_pip0_unr11.csv'#$unc1_arr1_pip0_unr11.bn2&quot;)" office:value-type="string" office:string-value="" calcext:value-type="error">
            <text:p>#REF!</text:p>
          </table:table-cell>
          <table:table-cell table:formula="of:=INDIRECT(&quot;'../csvs/unc1_arr1_pip0_unr11.csv'#$unc1_arr1_pip0_unr11.bo2&quot;)" office:value-type="string" office:string-value="" calcext:value-type="error">
            <text:p>#REF!</text:p>
          </table:table-cell>
          <table:table-cell table:formula="of:=INDIRECT(&quot;'../csvs/unc1_arr1_pip0_unr11.csv'#$unc1_arr1_pip0_unr1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11.csv'#$unc1_arr1_pip0_unr11.ac3&quot;)" office:value-type="string" office:string-value="" calcext:value-type="error">
            <text:p>#REF!</text:p>
          </table:table-cell>
          <table:table-cell table:formula="of:=INDIRECT(&quot;'../csvs/unc1_arr1_pip0_unr11.csv'#$unc1_arr1_pip0_unr11.ad3&quot;)" office:value-type="string" office:string-value="" calcext:value-type="error">
            <text:p>#REF!</text:p>
          </table:table-cell>
          <table:table-cell table:formula="of:=INDIRECT(&quot;'../csvs/unc1_arr1_pip0_unr11.csv'#$unc1_arr1_pip0_unr11.ae3&quot;)" office:value-type="string" office:string-value="" calcext:value-type="error">
            <text:p>#REF!</text:p>
          </table:table-cell>
          <table:table-cell table:formula="of:=INDIRECT(&quot;'../csvs/unc1_arr1_pip0_unr11.csv'#$unc1_arr1_pip0_unr11.af3&quot;)" office:value-type="string" office:string-value="" calcext:value-type="error">
            <text:p>#REF!</text:p>
          </table:table-cell>
          <table:table-cell table:formula="of:=INDIRECT(&quot;'../csvs/unc1_arr1_pip0_unr11.csv'#$unc1_arr1_pip0_unr11.ag3&quot;)" office:value-type="string" office:string-value="" calcext:value-type="error">
            <text:p>#REF!</text:p>
          </table:table-cell>
          <table:table-cell table:formula="of:=INDIRECT(&quot;'../csvs/unc1_arr1_pip0_unr11.csv'#$unc1_arr1_pip0_unr11.ah3&quot;)" office:value-type="string" office:string-value="" calcext:value-type="error">
            <text:p>#REF!</text:p>
          </table:table-cell>
          <table:table-cell table:formula="of:=INDIRECT(&quot;'../csvs/unc1_arr1_pip0_unr11.csv'#$unc1_arr1_pip0_unr11.ai3&quot;)" office:value-type="string" office:string-value="" calcext:value-type="error">
            <text:p>#REF!</text:p>
          </table:table-cell>
          <table:table-cell table:formula="of:=INDIRECT(&quot;'../csvs/unc1_arr1_pip0_unr11.csv'#$unc1_arr1_pip0_unr11.aj3&quot;)" office:value-type="string" office:string-value="" calcext:value-type="error">
            <text:p>#REF!</text:p>
          </table:table-cell>
          <table:table-cell table:formula="of:=INDIRECT(&quot;'../csvs/unc1_arr1_pip0_unr11.csv'#$unc1_arr1_pip0_unr11.ak3&quot;)" office:value-type="string" office:string-value="" calcext:value-type="error">
            <text:p>#REF!</text:p>
          </table:table-cell>
          <table:table-cell table:formula="of:=INDIRECT(&quot;'../csvs/unc1_arr1_pip0_unr11.csv'#$unc1_arr1_pip0_unr11.al3&quot;)" office:value-type="string" office:string-value="" calcext:value-type="error">
            <text:p>#REF!</text:p>
          </table:table-cell>
          <table:table-cell table:formula="of:=INDIRECT(&quot;'../csvs/unc1_arr1_pip0_unr11.csv'#$unc1_arr1_pip0_unr11.am3&quot;)" office:value-type="string" office:string-value="" calcext:value-type="error">
            <text:p>#REF!</text:p>
          </table:table-cell>
          <table:table-cell table:formula="of:=INDIRECT(&quot;'../csvs/unc1_arr1_pip0_unr11.csv'#$unc1_arr1_pip0_unr11.an3&quot;)" office:value-type="string" office:string-value="" calcext:value-type="error">
            <text:p>#REF!</text:p>
          </table:table-cell>
          <table:table-cell table:formula="of:=INDIRECT(&quot;'../csvs/unc1_arr1_pip0_unr11.csv'#$unc1_arr1_pip0_unr11.ao3&quot;)" office:value-type="string" office:string-value="" calcext:value-type="error">
            <text:p>#REF!</text:p>
          </table:table-cell>
          <table:table-cell table:formula="of:=INDIRECT(&quot;'../csvs/unc1_arr1_pip0_unr11.csv'#$unc1_arr1_pip0_unr11.ap3&quot;)" office:value-type="string" office:string-value="" calcext:value-type="error">
            <text:p>#REF!</text:p>
          </table:table-cell>
          <table:table-cell table:formula="of:=INDIRECT(&quot;'../csvs/unc1_arr1_pip0_unr11.csv'#$unc1_arr1_pip0_unr11.aq3&quot;)" office:value-type="string" office:string-value="" calcext:value-type="error">
            <text:p>#REF!</text:p>
          </table:table-cell>
          <table:table-cell table:formula="of:=INDIRECT(&quot;'../csvs/unc1_arr1_pip0_unr11.csv'#$unc1_arr1_pip0_unr11.ar3&quot;)" office:value-type="string" office:string-value="" calcext:value-type="error">
            <text:p>#REF!</text:p>
          </table:table-cell>
          <table:table-cell table:formula="of:=INDIRECT(&quot;'../csvs/unc1_arr1_pip0_unr11.csv'#$unc1_arr1_pip0_unr11.as3&quot;)" office:value-type="string" office:string-value="" calcext:value-type="error">
            <text:p>#REF!</text:p>
          </table:table-cell>
          <table:table-cell table:formula="of:=INDIRECT(&quot;'../csvs/unc1_arr1_pip0_unr11.csv'#$unc1_arr1_pip0_unr11.at3&quot;)" office:value-type="string" office:string-value="" calcext:value-type="error">
            <text:p>#REF!</text:p>
          </table:table-cell>
          <table:table-cell table:formula="of:=INDIRECT(&quot;'../csvs/unc1_arr1_pip0_unr11.csv'#$unc1_arr1_pip0_unr11.au3&quot;)" office:value-type="string" office:string-value="" calcext:value-type="error">
            <text:p>#REF!</text:p>
          </table:table-cell>
          <table:table-cell table:formula="of:=INDIRECT(&quot;'../csvs/unc1_arr1_pip0_unr11.csv'#$unc1_arr1_pip0_unr11.av3&quot;)" office:value-type="string" office:string-value="" calcext:value-type="error">
            <text:p>#REF!</text:p>
          </table:table-cell>
          <table:table-cell table:formula="of:=INDIRECT(&quot;'../csvs/unc1_arr1_pip0_unr11.csv'#$unc1_arr1_pip0_unr11.aw3&quot;)" office:value-type="string" office:string-value="" calcext:value-type="error">
            <text:p>#REF!</text:p>
          </table:table-cell>
          <table:table-cell table:formula="of:=INDIRECT(&quot;'../csvs/unc1_arr1_pip0_unr11.csv'#$unc1_arr1_pip0_unr11.ax3&quot;)" office:value-type="string" office:string-value="" calcext:value-type="error">
            <text:p>#REF!</text:p>
          </table:table-cell>
          <table:table-cell table:formula="of:=INDIRECT(&quot;'../csvs/unc1_arr1_pip0_unr11.csv'#$unc1_arr1_pip0_unr11.ay3&quot;)" office:value-type="string" office:string-value="" calcext:value-type="error">
            <text:p>#REF!</text:p>
          </table:table-cell>
          <table:table-cell table:formula="of:=INDIRECT(&quot;'../csvs/unc1_arr1_pip0_unr11.csv'#$unc1_arr1_pip0_unr11.az3&quot;)" office:value-type="string" office:string-value="" calcext:value-type="error">
            <text:p>#REF!</text:p>
          </table:table-cell>
          <table:table-cell table:formula="of:=INDIRECT(&quot;'../csvs/unc1_arr1_pip0_unr11.csv'#$unc1_arr1_pip0_unr11.ba3&quot;)" office:value-type="string" office:string-value="" calcext:value-type="error">
            <text:p>#REF!</text:p>
          </table:table-cell>
          <table:table-cell table:formula="of:=INDIRECT(&quot;'../csvs/unc1_arr1_pip0_unr11.csv'#$unc1_arr1_pip0_unr11.bb3&quot;)" office:value-type="string" office:string-value="" calcext:value-type="error">
            <text:p>#REF!</text:p>
          </table:table-cell>
          <table:table-cell table:formula="of:=INDIRECT(&quot;'../csvs/unc1_arr1_pip0_unr11.csv'#$unc1_arr1_pip0_unr11.bc3&quot;)" office:value-type="string" office:string-value="" calcext:value-type="error">
            <text:p>#REF!</text:p>
          </table:table-cell>
          <table:table-cell table:formula="of:=INDIRECT(&quot;'../csvs/unc1_arr1_pip0_unr11.csv'#$unc1_arr1_pip0_unr11.bd3&quot;)" office:value-type="string" office:string-value="" calcext:value-type="error">
            <text:p>#REF!</text:p>
          </table:table-cell>
          <table:table-cell table:formula="of:=INDIRECT(&quot;'../csvs/unc1_arr1_pip0_unr11.csv'#$unc1_arr1_pip0_unr11.be3&quot;)" office:value-type="string" office:string-value="" calcext:value-type="error">
            <text:p>#REF!</text:p>
          </table:table-cell>
          <table:table-cell table:formula="of:=INDIRECT(&quot;'../csvs/unc1_arr1_pip0_unr11.csv'#$unc1_arr1_pip0_unr11.bf3&quot;)" office:value-type="string" office:string-value="" calcext:value-type="error">
            <text:p>#REF!</text:p>
          </table:table-cell>
          <table:table-cell table:formula="of:=INDIRECT(&quot;'../csvs/unc1_arr1_pip0_unr11.csv'#$unc1_arr1_pip0_unr11.bg3&quot;)" office:value-type="string" office:string-value="" calcext:value-type="error">
            <text:p>#REF!</text:p>
          </table:table-cell>
          <table:table-cell table:formula="of:=INDIRECT(&quot;'../csvs/unc1_arr1_pip0_unr11.csv'#$unc1_arr1_pip0_unr11.bh3&quot;)" office:value-type="string" office:string-value="" calcext:value-type="error">
            <text:p>#REF!</text:p>
          </table:table-cell>
          <table:table-cell table:formula="of:=INDIRECT(&quot;'../csvs/unc1_arr1_pip0_unr11.csv'#$unc1_arr1_pip0_unr11.bi3&quot;)" office:value-type="string" office:string-value="" calcext:value-type="error">
            <text:p>#REF!</text:p>
          </table:table-cell>
          <table:table-cell table:formula="of:=INDIRECT(&quot;'../csvs/unc1_arr1_pip0_unr11.csv'#$unc1_arr1_pip0_unr11.bj3&quot;)" office:value-type="string" office:string-value="" calcext:value-type="error">
            <text:p>#REF!</text:p>
          </table:table-cell>
          <table:table-cell table:formula="of:=INDIRECT(&quot;'../csvs/unc1_arr1_pip0_unr11.csv'#$unc1_arr1_pip0_unr11.bk3&quot;)" office:value-type="string" office:string-value="" calcext:value-type="error">
            <text:p>#REF!</text:p>
          </table:table-cell>
          <table:table-cell table:formula="of:=INDIRECT(&quot;'../csvs/unc1_arr1_pip0_unr11.csv'#$unc1_arr1_pip0_unr11.bl3&quot;)" office:value-type="string" office:string-value="" calcext:value-type="error">
            <text:p>#REF!</text:p>
          </table:table-cell>
          <table:table-cell table:formula="of:=INDIRECT(&quot;'../csvs/unc1_arr1_pip0_unr11.csv'#$unc1_arr1_pip0_unr11.bm3&quot;)" office:value-type="string" office:string-value="" calcext:value-type="error">
            <text:p>#REF!</text:p>
          </table:table-cell>
          <table:table-cell table:formula="of:=INDIRECT(&quot;'../csvs/unc1_arr1_pip0_unr11.csv'#$unc1_arr1_pip0_unr11.bn3&quot;)" office:value-type="string" office:string-value="" calcext:value-type="error">
            <text:p>#REF!</text:p>
          </table:table-cell>
          <table:table-cell table:formula="of:=INDIRECT(&quot;'../csvs/unc1_arr1_pip0_unr11.csv'#$unc1_arr1_pip0_unr11.bo3&quot;)" office:value-type="string" office:string-value="" calcext:value-type="error">
            <text:p>#REF!</text:p>
          </table:table-cell>
          <table:table-cell table:formula="of:=INDIRECT(&quot;'../csvs/unc1_arr1_pip0_unr11.csv'#$unc1_arr1_pip0_unr1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11.csv'#$unc1_arr1_pip0_unr11.ac4&quot;)" office:value-type="string" office:string-value="" calcext:value-type="error">
            <text:p>#REF!</text:p>
          </table:table-cell>
          <table:table-cell table:formula="of:=INDIRECT(&quot;'../csvs/unc1_arr1_pip0_unr11.csv'#$unc1_arr1_pip0_unr11.ad4&quot;)" office:value-type="string" office:string-value="" calcext:value-type="error">
            <text:p>#REF!</text:p>
          </table:table-cell>
          <table:table-cell table:formula="of:=INDIRECT(&quot;'../csvs/unc1_arr1_pip0_unr11.csv'#$unc1_arr1_pip0_unr11.ae4&quot;)" office:value-type="string" office:string-value="" calcext:value-type="error">
            <text:p>#REF!</text:p>
          </table:table-cell>
          <table:table-cell table:formula="of:=INDIRECT(&quot;'../csvs/unc1_arr1_pip0_unr11.csv'#$unc1_arr1_pip0_unr11.af4&quot;)" office:value-type="string" office:string-value="" calcext:value-type="error">
            <text:p>#REF!</text:p>
          </table:table-cell>
          <table:table-cell table:formula="of:=INDIRECT(&quot;'../csvs/unc1_arr1_pip0_unr11.csv'#$unc1_arr1_pip0_unr11.ag4&quot;)" office:value-type="string" office:string-value="" calcext:value-type="error">
            <text:p>#REF!</text:p>
          </table:table-cell>
          <table:table-cell table:formula="of:=INDIRECT(&quot;'../csvs/unc1_arr1_pip0_unr11.csv'#$unc1_arr1_pip0_unr11.ah4&quot;)" office:value-type="string" office:string-value="" calcext:value-type="error">
            <text:p>#REF!</text:p>
          </table:table-cell>
          <table:table-cell table:formula="of:=INDIRECT(&quot;'../csvs/unc1_arr1_pip0_unr11.csv'#$unc1_arr1_pip0_unr11.ai4&quot;)" office:value-type="string" office:string-value="" calcext:value-type="error">
            <text:p>#REF!</text:p>
          </table:table-cell>
          <table:table-cell table:formula="of:=INDIRECT(&quot;'../csvs/unc1_arr1_pip0_unr11.csv'#$unc1_arr1_pip0_unr11.aj4&quot;)" office:value-type="string" office:string-value="" calcext:value-type="error">
            <text:p>#REF!</text:p>
          </table:table-cell>
          <table:table-cell table:formula="of:=INDIRECT(&quot;'../csvs/unc1_arr1_pip0_unr11.csv'#$unc1_arr1_pip0_unr11.ak4&quot;)" office:value-type="string" office:string-value="" calcext:value-type="error">
            <text:p>#REF!</text:p>
          </table:table-cell>
          <table:table-cell table:formula="of:=INDIRECT(&quot;'../csvs/unc1_arr1_pip0_unr11.csv'#$unc1_arr1_pip0_unr11.al4&quot;)" office:value-type="string" office:string-value="" calcext:value-type="error">
            <text:p>#REF!</text:p>
          </table:table-cell>
          <table:table-cell table:formula="of:=INDIRECT(&quot;'../csvs/unc1_arr1_pip0_unr11.csv'#$unc1_arr1_pip0_unr11.am4&quot;)" office:value-type="string" office:string-value="" calcext:value-type="error">
            <text:p>#REF!</text:p>
          </table:table-cell>
          <table:table-cell table:formula="of:=INDIRECT(&quot;'../csvs/unc1_arr1_pip0_unr11.csv'#$unc1_arr1_pip0_unr11.an4&quot;)" office:value-type="string" office:string-value="" calcext:value-type="error">
            <text:p>#REF!</text:p>
          </table:table-cell>
          <table:table-cell table:formula="of:=INDIRECT(&quot;'../csvs/unc1_arr1_pip0_unr11.csv'#$unc1_arr1_pip0_unr11.ao4&quot;)" office:value-type="string" office:string-value="" calcext:value-type="error">
            <text:p>#REF!</text:p>
          </table:table-cell>
          <table:table-cell table:formula="of:=INDIRECT(&quot;'../csvs/unc1_arr1_pip0_unr11.csv'#$unc1_arr1_pip0_unr11.ap4&quot;)" office:value-type="string" office:string-value="" calcext:value-type="error">
            <text:p>#REF!</text:p>
          </table:table-cell>
          <table:table-cell table:formula="of:=INDIRECT(&quot;'../csvs/unc1_arr1_pip0_unr11.csv'#$unc1_arr1_pip0_unr11.aq4&quot;)" office:value-type="string" office:string-value="" calcext:value-type="error">
            <text:p>#REF!</text:p>
          </table:table-cell>
          <table:table-cell table:formula="of:=INDIRECT(&quot;'../csvs/unc1_arr1_pip0_unr11.csv'#$unc1_arr1_pip0_unr11.ar4&quot;)" office:value-type="string" office:string-value="" calcext:value-type="error">
            <text:p>#REF!</text:p>
          </table:table-cell>
          <table:table-cell table:formula="of:=INDIRECT(&quot;'../csvs/unc1_arr1_pip0_unr11.csv'#$unc1_arr1_pip0_unr11.as4&quot;)" office:value-type="string" office:string-value="" calcext:value-type="error">
            <text:p>#REF!</text:p>
          </table:table-cell>
          <table:table-cell table:formula="of:=INDIRECT(&quot;'../csvs/unc1_arr1_pip0_unr11.csv'#$unc1_arr1_pip0_unr11.at4&quot;)" office:value-type="string" office:string-value="" calcext:value-type="error">
            <text:p>#REF!</text:p>
          </table:table-cell>
          <table:table-cell table:formula="of:=INDIRECT(&quot;'../csvs/unc1_arr1_pip0_unr11.csv'#$unc1_arr1_pip0_unr11.au4&quot;)" office:value-type="string" office:string-value="" calcext:value-type="error">
            <text:p>#REF!</text:p>
          </table:table-cell>
          <table:table-cell table:formula="of:=INDIRECT(&quot;'../csvs/unc1_arr1_pip0_unr11.csv'#$unc1_arr1_pip0_unr11.av4&quot;)" office:value-type="string" office:string-value="" calcext:value-type="error">
            <text:p>#REF!</text:p>
          </table:table-cell>
          <table:table-cell table:formula="of:=INDIRECT(&quot;'../csvs/unc1_arr1_pip0_unr11.csv'#$unc1_arr1_pip0_unr11.aw4&quot;)" office:value-type="string" office:string-value="" calcext:value-type="error">
            <text:p>#REF!</text:p>
          </table:table-cell>
          <table:table-cell table:formula="of:=INDIRECT(&quot;'../csvs/unc1_arr1_pip0_unr11.csv'#$unc1_arr1_pip0_unr11.ax4&quot;)" office:value-type="string" office:string-value="" calcext:value-type="error">
            <text:p>#REF!</text:p>
          </table:table-cell>
          <table:table-cell table:formula="of:=INDIRECT(&quot;'../csvs/unc1_arr1_pip0_unr11.csv'#$unc1_arr1_pip0_unr11.ay4&quot;)" office:value-type="string" office:string-value="" calcext:value-type="error">
            <text:p>#REF!</text:p>
          </table:table-cell>
          <table:table-cell table:formula="of:=INDIRECT(&quot;'../csvs/unc1_arr1_pip0_unr11.csv'#$unc1_arr1_pip0_unr11.az4&quot;)" office:value-type="string" office:string-value="" calcext:value-type="error">
            <text:p>#REF!</text:p>
          </table:table-cell>
          <table:table-cell table:formula="of:=INDIRECT(&quot;'../csvs/unc1_arr1_pip0_unr11.csv'#$unc1_arr1_pip0_unr11.ba4&quot;)" office:value-type="string" office:string-value="" calcext:value-type="error">
            <text:p>#REF!</text:p>
          </table:table-cell>
          <table:table-cell table:formula="of:=INDIRECT(&quot;'../csvs/unc1_arr1_pip0_unr11.csv'#$unc1_arr1_pip0_unr11.bb4&quot;)" office:value-type="string" office:string-value="" calcext:value-type="error">
            <text:p>#REF!</text:p>
          </table:table-cell>
          <table:table-cell table:formula="of:=INDIRECT(&quot;'../csvs/unc1_arr1_pip0_unr11.csv'#$unc1_arr1_pip0_unr11.bc4&quot;)" office:value-type="string" office:string-value="" calcext:value-type="error">
            <text:p>#REF!</text:p>
          </table:table-cell>
          <table:table-cell table:formula="of:=INDIRECT(&quot;'../csvs/unc1_arr1_pip0_unr11.csv'#$unc1_arr1_pip0_unr11.bd4&quot;)" office:value-type="string" office:string-value="" calcext:value-type="error">
            <text:p>#REF!</text:p>
          </table:table-cell>
          <table:table-cell table:formula="of:=INDIRECT(&quot;'../csvs/unc1_arr1_pip0_unr11.csv'#$unc1_arr1_pip0_unr11.be4&quot;)" office:value-type="string" office:string-value="" calcext:value-type="error">
            <text:p>#REF!</text:p>
          </table:table-cell>
          <table:table-cell table:formula="of:=INDIRECT(&quot;'../csvs/unc1_arr1_pip0_unr11.csv'#$unc1_arr1_pip0_unr11.bf4&quot;)" office:value-type="string" office:string-value="" calcext:value-type="error">
            <text:p>#REF!</text:p>
          </table:table-cell>
          <table:table-cell table:formula="of:=INDIRECT(&quot;'../csvs/unc1_arr1_pip0_unr11.csv'#$unc1_arr1_pip0_unr11.bg4&quot;)" office:value-type="string" office:string-value="" calcext:value-type="error">
            <text:p>#REF!</text:p>
          </table:table-cell>
          <table:table-cell table:formula="of:=INDIRECT(&quot;'../csvs/unc1_arr1_pip0_unr11.csv'#$unc1_arr1_pip0_unr11.bh4&quot;)" office:value-type="string" office:string-value="" calcext:value-type="error">
            <text:p>#REF!</text:p>
          </table:table-cell>
          <table:table-cell table:formula="of:=INDIRECT(&quot;'../csvs/unc1_arr1_pip0_unr11.csv'#$unc1_arr1_pip0_unr11.bi4&quot;)" office:value-type="string" office:string-value="" calcext:value-type="error">
            <text:p>#REF!</text:p>
          </table:table-cell>
          <table:table-cell table:formula="of:=INDIRECT(&quot;'../csvs/unc1_arr1_pip0_unr11.csv'#$unc1_arr1_pip0_unr11.bj4&quot;)" office:value-type="string" office:string-value="" calcext:value-type="error">
            <text:p>#REF!</text:p>
          </table:table-cell>
          <table:table-cell table:formula="of:=INDIRECT(&quot;'../csvs/unc1_arr1_pip0_unr11.csv'#$unc1_arr1_pip0_unr11.bk4&quot;)" office:value-type="string" office:string-value="" calcext:value-type="error">
            <text:p>#REF!</text:p>
          </table:table-cell>
          <table:table-cell table:formula="of:=INDIRECT(&quot;'../csvs/unc1_arr1_pip0_unr11.csv'#$unc1_arr1_pip0_unr11.bl4&quot;)" office:value-type="string" office:string-value="" calcext:value-type="error">
            <text:p>#REF!</text:p>
          </table:table-cell>
          <table:table-cell table:formula="of:=INDIRECT(&quot;'../csvs/unc1_arr1_pip0_unr11.csv'#$unc1_arr1_pip0_unr11.bm4&quot;)" office:value-type="string" office:string-value="" calcext:value-type="error">
            <text:p>#REF!</text:p>
          </table:table-cell>
          <table:table-cell table:formula="of:=INDIRECT(&quot;'../csvs/unc1_arr1_pip0_unr11.csv'#$unc1_arr1_pip0_unr11.bn4&quot;)" office:value-type="string" office:string-value="" calcext:value-type="error">
            <text:p>#REF!</text:p>
          </table:table-cell>
          <table:table-cell table:formula="of:=INDIRECT(&quot;'../csvs/unc1_arr1_pip0_unr11.csv'#$unc1_arr1_pip0_unr11.bo4&quot;)" office:value-type="string" office:string-value="" calcext:value-type="error">
            <text:p>#REF!</text:p>
          </table:table-cell>
          <table:table-cell table:formula="of:=INDIRECT(&quot;'../csvs/unc1_arr1_pip0_unr11.csv'#$unc1_arr1_pip0_unr1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11.csv'#$unc1_arr1_pip0_unr11.ac5&quot;)" office:value-type="string" office:string-value="" calcext:value-type="error">
            <text:p>#REF!</text:p>
          </table:table-cell>
          <table:table-cell table:formula="of:=INDIRECT(&quot;'../csvs/unc1_arr1_pip0_unr11.csv'#$unc1_arr1_pip0_unr11.ad5&quot;)" office:value-type="string" office:string-value="" calcext:value-type="error">
            <text:p>#REF!</text:p>
          </table:table-cell>
          <table:table-cell table:formula="of:=INDIRECT(&quot;'../csvs/unc1_arr1_pip0_unr11.csv'#$unc1_arr1_pip0_unr11.ae5&quot;)" office:value-type="string" office:string-value="" calcext:value-type="error">
            <text:p>#REF!</text:p>
          </table:table-cell>
          <table:table-cell table:formula="of:=INDIRECT(&quot;'../csvs/unc1_arr1_pip0_unr11.csv'#$unc1_arr1_pip0_unr11.af5&quot;)" office:value-type="string" office:string-value="" calcext:value-type="error">
            <text:p>#REF!</text:p>
          </table:table-cell>
          <table:table-cell table:formula="of:=INDIRECT(&quot;'../csvs/unc1_arr1_pip0_unr11.csv'#$unc1_arr1_pip0_unr11.ag5&quot;)" office:value-type="string" office:string-value="" calcext:value-type="error">
            <text:p>#REF!</text:p>
          </table:table-cell>
          <table:table-cell table:formula="of:=INDIRECT(&quot;'../csvs/unc1_arr1_pip0_unr11.csv'#$unc1_arr1_pip0_unr11.ah5&quot;)" office:value-type="string" office:string-value="" calcext:value-type="error">
            <text:p>#REF!</text:p>
          </table:table-cell>
          <table:table-cell table:formula="of:=INDIRECT(&quot;'../csvs/unc1_arr1_pip0_unr11.csv'#$unc1_arr1_pip0_unr11.ai5&quot;)" office:value-type="string" office:string-value="" calcext:value-type="error">
            <text:p>#REF!</text:p>
          </table:table-cell>
          <table:table-cell table:formula="of:=INDIRECT(&quot;'../csvs/unc1_arr1_pip0_unr11.csv'#$unc1_arr1_pip0_unr11.aj5&quot;)" office:value-type="string" office:string-value="" calcext:value-type="error">
            <text:p>#REF!</text:p>
          </table:table-cell>
          <table:table-cell table:formula="of:=INDIRECT(&quot;'../csvs/unc1_arr1_pip0_unr11.csv'#$unc1_arr1_pip0_unr11.ak5&quot;)" office:value-type="string" office:string-value="" calcext:value-type="error">
            <text:p>#REF!</text:p>
          </table:table-cell>
          <table:table-cell table:formula="of:=INDIRECT(&quot;'../csvs/unc1_arr1_pip0_unr11.csv'#$unc1_arr1_pip0_unr11.al5&quot;)" office:value-type="string" office:string-value="" calcext:value-type="error">
            <text:p>#REF!</text:p>
          </table:table-cell>
          <table:table-cell table:formula="of:=INDIRECT(&quot;'../csvs/unc1_arr1_pip0_unr11.csv'#$unc1_arr1_pip0_unr11.am5&quot;)" office:value-type="string" office:string-value="" calcext:value-type="error">
            <text:p>#REF!</text:p>
          </table:table-cell>
          <table:table-cell table:formula="of:=INDIRECT(&quot;'../csvs/unc1_arr1_pip0_unr11.csv'#$unc1_arr1_pip0_unr11.an5&quot;)" office:value-type="string" office:string-value="" calcext:value-type="error">
            <text:p>#REF!</text:p>
          </table:table-cell>
          <table:table-cell table:formula="of:=INDIRECT(&quot;'../csvs/unc1_arr1_pip0_unr11.csv'#$unc1_arr1_pip0_unr11.ao5&quot;)" office:value-type="string" office:string-value="" calcext:value-type="error">
            <text:p>#REF!</text:p>
          </table:table-cell>
          <table:table-cell table:formula="of:=INDIRECT(&quot;'../csvs/unc1_arr1_pip0_unr11.csv'#$unc1_arr1_pip0_unr11.ap5&quot;)" office:value-type="string" office:string-value="" calcext:value-type="error">
            <text:p>#REF!</text:p>
          </table:table-cell>
          <table:table-cell table:formula="of:=INDIRECT(&quot;'../csvs/unc1_arr1_pip0_unr11.csv'#$unc1_arr1_pip0_unr11.aq5&quot;)" office:value-type="string" office:string-value="" calcext:value-type="error">
            <text:p>#REF!</text:p>
          </table:table-cell>
          <table:table-cell table:formula="of:=INDIRECT(&quot;'../csvs/unc1_arr1_pip0_unr11.csv'#$unc1_arr1_pip0_unr11.ar5&quot;)" office:value-type="string" office:string-value="" calcext:value-type="error">
            <text:p>#REF!</text:p>
          </table:table-cell>
          <table:table-cell table:formula="of:=INDIRECT(&quot;'../csvs/unc1_arr1_pip0_unr11.csv'#$unc1_arr1_pip0_unr11.as5&quot;)" office:value-type="string" office:string-value="" calcext:value-type="error">
            <text:p>#REF!</text:p>
          </table:table-cell>
          <table:table-cell table:formula="of:=INDIRECT(&quot;'../csvs/unc1_arr1_pip0_unr11.csv'#$unc1_arr1_pip0_unr11.at5&quot;)" office:value-type="string" office:string-value="" calcext:value-type="error">
            <text:p>#REF!</text:p>
          </table:table-cell>
          <table:table-cell table:formula="of:=INDIRECT(&quot;'../csvs/unc1_arr1_pip0_unr11.csv'#$unc1_arr1_pip0_unr11.au5&quot;)" office:value-type="string" office:string-value="" calcext:value-type="error">
            <text:p>#REF!</text:p>
          </table:table-cell>
          <table:table-cell table:formula="of:=INDIRECT(&quot;'../csvs/unc1_arr1_pip0_unr11.csv'#$unc1_arr1_pip0_unr11.av5&quot;)" office:value-type="string" office:string-value="" calcext:value-type="error">
            <text:p>#REF!</text:p>
          </table:table-cell>
          <table:table-cell table:formula="of:=INDIRECT(&quot;'../csvs/unc1_arr1_pip0_unr11.csv'#$unc1_arr1_pip0_unr11.aw5&quot;)" office:value-type="string" office:string-value="" calcext:value-type="error">
            <text:p>#REF!</text:p>
          </table:table-cell>
          <table:table-cell table:formula="of:=INDIRECT(&quot;'../csvs/unc1_arr1_pip0_unr11.csv'#$unc1_arr1_pip0_unr11.ax5&quot;)" office:value-type="string" office:string-value="" calcext:value-type="error">
            <text:p>#REF!</text:p>
          </table:table-cell>
          <table:table-cell table:formula="of:=INDIRECT(&quot;'../csvs/unc1_arr1_pip0_unr11.csv'#$unc1_arr1_pip0_unr11.ay5&quot;)" office:value-type="string" office:string-value="" calcext:value-type="error">
            <text:p>#REF!</text:p>
          </table:table-cell>
          <table:table-cell table:formula="of:=INDIRECT(&quot;'../csvs/unc1_arr1_pip0_unr11.csv'#$unc1_arr1_pip0_unr11.az5&quot;)" office:value-type="string" office:string-value="" calcext:value-type="error">
            <text:p>#REF!</text:p>
          </table:table-cell>
          <table:table-cell table:formula="of:=INDIRECT(&quot;'../csvs/unc1_arr1_pip0_unr11.csv'#$unc1_arr1_pip0_unr11.ba5&quot;)" office:value-type="string" office:string-value="" calcext:value-type="error">
            <text:p>#REF!</text:p>
          </table:table-cell>
          <table:table-cell table:formula="of:=INDIRECT(&quot;'../csvs/unc1_arr1_pip0_unr11.csv'#$unc1_arr1_pip0_unr11.bb5&quot;)" office:value-type="string" office:string-value="" calcext:value-type="error">
            <text:p>#REF!</text:p>
          </table:table-cell>
          <table:table-cell table:formula="of:=INDIRECT(&quot;'../csvs/unc1_arr1_pip0_unr11.csv'#$unc1_arr1_pip0_unr11.bc5&quot;)" office:value-type="string" office:string-value="" calcext:value-type="error">
            <text:p>#REF!</text:p>
          </table:table-cell>
          <table:table-cell table:formula="of:=INDIRECT(&quot;'../csvs/unc1_arr1_pip0_unr11.csv'#$unc1_arr1_pip0_unr11.bd5&quot;)" office:value-type="string" office:string-value="" calcext:value-type="error">
            <text:p>#REF!</text:p>
          </table:table-cell>
          <table:table-cell table:formula="of:=INDIRECT(&quot;'../csvs/unc1_arr1_pip0_unr11.csv'#$unc1_arr1_pip0_unr11.be5&quot;)" office:value-type="string" office:string-value="" calcext:value-type="error">
            <text:p>#REF!</text:p>
          </table:table-cell>
          <table:table-cell table:formula="of:=INDIRECT(&quot;'../csvs/unc1_arr1_pip0_unr11.csv'#$unc1_arr1_pip0_unr11.bf5&quot;)" office:value-type="string" office:string-value="" calcext:value-type="error">
            <text:p>#REF!</text:p>
          </table:table-cell>
          <table:table-cell table:formula="of:=INDIRECT(&quot;'../csvs/unc1_arr1_pip0_unr11.csv'#$unc1_arr1_pip0_unr11.bg5&quot;)" office:value-type="string" office:string-value="" calcext:value-type="error">
            <text:p>#REF!</text:p>
          </table:table-cell>
          <table:table-cell table:formula="of:=INDIRECT(&quot;'../csvs/unc1_arr1_pip0_unr11.csv'#$unc1_arr1_pip0_unr11.bh5&quot;)" office:value-type="string" office:string-value="" calcext:value-type="error">
            <text:p>#REF!</text:p>
          </table:table-cell>
          <table:table-cell table:formula="of:=INDIRECT(&quot;'../csvs/unc1_arr1_pip0_unr11.csv'#$unc1_arr1_pip0_unr11.bi5&quot;)" office:value-type="string" office:string-value="" calcext:value-type="error">
            <text:p>#REF!</text:p>
          </table:table-cell>
          <table:table-cell table:formula="of:=INDIRECT(&quot;'../csvs/unc1_arr1_pip0_unr11.csv'#$unc1_arr1_pip0_unr11.bj5&quot;)" office:value-type="string" office:string-value="" calcext:value-type="error">
            <text:p>#REF!</text:p>
          </table:table-cell>
          <table:table-cell table:formula="of:=INDIRECT(&quot;'../csvs/unc1_arr1_pip0_unr11.csv'#$unc1_arr1_pip0_unr11.bk5&quot;)" office:value-type="string" office:string-value="" calcext:value-type="error">
            <text:p>#REF!</text:p>
          </table:table-cell>
          <table:table-cell table:formula="of:=INDIRECT(&quot;'../csvs/unc1_arr1_pip0_unr11.csv'#$unc1_arr1_pip0_unr11.bl5&quot;)" office:value-type="string" office:string-value="" calcext:value-type="error">
            <text:p>#REF!</text:p>
          </table:table-cell>
          <table:table-cell table:formula="of:=INDIRECT(&quot;'../csvs/unc1_arr1_pip0_unr11.csv'#$unc1_arr1_pip0_unr11.bm5&quot;)" office:value-type="string" office:string-value="" calcext:value-type="error">
            <text:p>#REF!</text:p>
          </table:table-cell>
          <table:table-cell table:formula="of:=INDIRECT(&quot;'../csvs/unc1_arr1_pip0_unr11.csv'#$unc1_arr1_pip0_unr11.bn5&quot;)" office:value-type="string" office:string-value="" calcext:value-type="error">
            <text:p>#REF!</text:p>
          </table:table-cell>
          <table:table-cell table:formula="of:=INDIRECT(&quot;'../csvs/unc1_arr1_pip0_unr11.csv'#$unc1_arr1_pip0_unr11.bo5&quot;)" office:value-type="string" office:string-value="" calcext:value-type="error">
            <text:p>#REF!</text:p>
          </table:table-cell>
          <table:table-cell table:formula="of:=INDIRECT(&quot;'../csvs/unc1_arr1_pip0_unr11.csv'#$unc1_arr1_pip0_unr1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11.csv'#$unc1_arr1_pip0_unr11.ac6&quot;)" office:value-type="string" office:string-value="" calcext:value-type="error">
            <text:p>#REF!</text:p>
          </table:table-cell>
          <table:table-cell table:formula="of:=INDIRECT(&quot;'../csvs/unc1_arr1_pip0_unr11.csv'#$unc1_arr1_pip0_unr11.ad6&quot;)" office:value-type="string" office:string-value="" calcext:value-type="error">
            <text:p>#REF!</text:p>
          </table:table-cell>
          <table:table-cell table:formula="of:=INDIRECT(&quot;'../csvs/unc1_arr1_pip0_unr11.csv'#$unc1_arr1_pip0_unr11.ae6&quot;)" office:value-type="string" office:string-value="" calcext:value-type="error">
            <text:p>#REF!</text:p>
          </table:table-cell>
          <table:table-cell table:formula="of:=INDIRECT(&quot;'../csvs/unc1_arr1_pip0_unr11.csv'#$unc1_arr1_pip0_unr11.af6&quot;)" office:value-type="string" office:string-value="" calcext:value-type="error">
            <text:p>#REF!</text:p>
          </table:table-cell>
          <table:table-cell table:formula="of:=INDIRECT(&quot;'../csvs/unc1_arr1_pip0_unr11.csv'#$unc1_arr1_pip0_unr11.ag6&quot;)" office:value-type="string" office:string-value="" calcext:value-type="error">
            <text:p>#REF!</text:p>
          </table:table-cell>
          <table:table-cell table:formula="of:=INDIRECT(&quot;'../csvs/unc1_arr1_pip0_unr11.csv'#$unc1_arr1_pip0_unr11.ah6&quot;)" office:value-type="string" office:string-value="" calcext:value-type="error">
            <text:p>#REF!</text:p>
          </table:table-cell>
          <table:table-cell table:formula="of:=INDIRECT(&quot;'../csvs/unc1_arr1_pip0_unr11.csv'#$unc1_arr1_pip0_unr11.ai6&quot;)" office:value-type="string" office:string-value="" calcext:value-type="error">
            <text:p>#REF!</text:p>
          </table:table-cell>
          <table:table-cell table:formula="of:=INDIRECT(&quot;'../csvs/unc1_arr1_pip0_unr11.csv'#$unc1_arr1_pip0_unr11.aj6&quot;)" office:value-type="string" office:string-value="" calcext:value-type="error">
            <text:p>#REF!</text:p>
          </table:table-cell>
          <table:table-cell table:formula="of:=INDIRECT(&quot;'../csvs/unc1_arr1_pip0_unr11.csv'#$unc1_arr1_pip0_unr11.ak6&quot;)" office:value-type="string" office:string-value="" calcext:value-type="error">
            <text:p>#REF!</text:p>
          </table:table-cell>
          <table:table-cell table:formula="of:=INDIRECT(&quot;'../csvs/unc1_arr1_pip0_unr11.csv'#$unc1_arr1_pip0_unr11.al6&quot;)" office:value-type="string" office:string-value="" calcext:value-type="error">
            <text:p>#REF!</text:p>
          </table:table-cell>
          <table:table-cell table:formula="of:=INDIRECT(&quot;'../csvs/unc1_arr1_pip0_unr11.csv'#$unc1_arr1_pip0_unr11.am6&quot;)" office:value-type="string" office:string-value="" calcext:value-type="error">
            <text:p>#REF!</text:p>
          </table:table-cell>
          <table:table-cell table:formula="of:=INDIRECT(&quot;'../csvs/unc1_arr1_pip0_unr11.csv'#$unc1_arr1_pip0_unr11.an6&quot;)" office:value-type="string" office:string-value="" calcext:value-type="error">
            <text:p>#REF!</text:p>
          </table:table-cell>
          <table:table-cell table:formula="of:=INDIRECT(&quot;'../csvs/unc1_arr1_pip0_unr11.csv'#$unc1_arr1_pip0_unr11.ao6&quot;)" office:value-type="string" office:string-value="" calcext:value-type="error">
            <text:p>#REF!</text:p>
          </table:table-cell>
          <table:table-cell table:formula="of:=INDIRECT(&quot;'../csvs/unc1_arr1_pip0_unr11.csv'#$unc1_arr1_pip0_unr11.ap6&quot;)" office:value-type="string" office:string-value="" calcext:value-type="error">
            <text:p>#REF!</text:p>
          </table:table-cell>
          <table:table-cell table:formula="of:=INDIRECT(&quot;'../csvs/unc1_arr1_pip0_unr11.csv'#$unc1_arr1_pip0_unr11.aq6&quot;)" office:value-type="string" office:string-value="" calcext:value-type="error">
            <text:p>#REF!</text:p>
          </table:table-cell>
          <table:table-cell table:formula="of:=INDIRECT(&quot;'../csvs/unc1_arr1_pip0_unr11.csv'#$unc1_arr1_pip0_unr11.ar6&quot;)" office:value-type="string" office:string-value="" calcext:value-type="error">
            <text:p>#REF!</text:p>
          </table:table-cell>
          <table:table-cell table:formula="of:=INDIRECT(&quot;'../csvs/unc1_arr1_pip0_unr11.csv'#$unc1_arr1_pip0_unr11.as6&quot;)" office:value-type="string" office:string-value="" calcext:value-type="error">
            <text:p>#REF!</text:p>
          </table:table-cell>
          <table:table-cell table:formula="of:=INDIRECT(&quot;'../csvs/unc1_arr1_pip0_unr11.csv'#$unc1_arr1_pip0_unr11.at6&quot;)" office:value-type="string" office:string-value="" calcext:value-type="error">
            <text:p>#REF!</text:p>
          </table:table-cell>
          <table:table-cell table:formula="of:=INDIRECT(&quot;'../csvs/unc1_arr1_pip0_unr11.csv'#$unc1_arr1_pip0_unr11.au6&quot;)" office:value-type="string" office:string-value="" calcext:value-type="error">
            <text:p>#REF!</text:p>
          </table:table-cell>
          <table:table-cell table:formula="of:=INDIRECT(&quot;'../csvs/unc1_arr1_pip0_unr11.csv'#$unc1_arr1_pip0_unr11.av6&quot;)" office:value-type="string" office:string-value="" calcext:value-type="error">
            <text:p>#REF!</text:p>
          </table:table-cell>
          <table:table-cell table:formula="of:=INDIRECT(&quot;'../csvs/unc1_arr1_pip0_unr11.csv'#$unc1_arr1_pip0_unr11.aw6&quot;)" office:value-type="string" office:string-value="" calcext:value-type="error">
            <text:p>#REF!</text:p>
          </table:table-cell>
          <table:table-cell table:formula="of:=INDIRECT(&quot;'../csvs/unc1_arr1_pip0_unr11.csv'#$unc1_arr1_pip0_unr11.ax6&quot;)" office:value-type="string" office:string-value="" calcext:value-type="error">
            <text:p>#REF!</text:p>
          </table:table-cell>
          <table:table-cell table:formula="of:=INDIRECT(&quot;'../csvs/unc1_arr1_pip0_unr11.csv'#$unc1_arr1_pip0_unr11.ay6&quot;)" office:value-type="string" office:string-value="" calcext:value-type="error">
            <text:p>#REF!</text:p>
          </table:table-cell>
          <table:table-cell table:formula="of:=INDIRECT(&quot;'../csvs/unc1_arr1_pip0_unr11.csv'#$unc1_arr1_pip0_unr11.az6&quot;)" office:value-type="string" office:string-value="" calcext:value-type="error">
            <text:p>#REF!</text:p>
          </table:table-cell>
          <table:table-cell table:formula="of:=INDIRECT(&quot;'../csvs/unc1_arr1_pip0_unr11.csv'#$unc1_arr1_pip0_unr11.ba6&quot;)" office:value-type="string" office:string-value="" calcext:value-type="error">
            <text:p>#REF!</text:p>
          </table:table-cell>
          <table:table-cell table:formula="of:=INDIRECT(&quot;'../csvs/unc1_arr1_pip0_unr11.csv'#$unc1_arr1_pip0_unr11.bb6&quot;)" office:value-type="string" office:string-value="" calcext:value-type="error">
            <text:p>#REF!</text:p>
          </table:table-cell>
          <table:table-cell table:formula="of:=INDIRECT(&quot;'../csvs/unc1_arr1_pip0_unr11.csv'#$unc1_arr1_pip0_unr11.bc6&quot;)" office:value-type="string" office:string-value="" calcext:value-type="error">
            <text:p>#REF!</text:p>
          </table:table-cell>
          <table:table-cell table:formula="of:=INDIRECT(&quot;'../csvs/unc1_arr1_pip0_unr11.csv'#$unc1_arr1_pip0_unr11.bd6&quot;)" office:value-type="string" office:string-value="" calcext:value-type="error">
            <text:p>#REF!</text:p>
          </table:table-cell>
          <table:table-cell table:formula="of:=INDIRECT(&quot;'../csvs/unc1_arr1_pip0_unr11.csv'#$unc1_arr1_pip0_unr11.be6&quot;)" office:value-type="string" office:string-value="" calcext:value-type="error">
            <text:p>#REF!</text:p>
          </table:table-cell>
          <table:table-cell table:formula="of:=INDIRECT(&quot;'../csvs/unc1_arr1_pip0_unr11.csv'#$unc1_arr1_pip0_unr11.bf6&quot;)" office:value-type="string" office:string-value="" calcext:value-type="error">
            <text:p>#REF!</text:p>
          </table:table-cell>
          <table:table-cell table:formula="of:=INDIRECT(&quot;'../csvs/unc1_arr1_pip0_unr11.csv'#$unc1_arr1_pip0_unr11.bg6&quot;)" office:value-type="string" office:string-value="" calcext:value-type="error">
            <text:p>#REF!</text:p>
          </table:table-cell>
          <table:table-cell table:formula="of:=INDIRECT(&quot;'../csvs/unc1_arr1_pip0_unr11.csv'#$unc1_arr1_pip0_unr11.bh6&quot;)" office:value-type="string" office:string-value="" calcext:value-type="error">
            <text:p>#REF!</text:p>
          </table:table-cell>
          <table:table-cell table:formula="of:=INDIRECT(&quot;'../csvs/unc1_arr1_pip0_unr11.csv'#$unc1_arr1_pip0_unr11.bi6&quot;)" office:value-type="string" office:string-value="" calcext:value-type="error">
            <text:p>#REF!</text:p>
          </table:table-cell>
          <table:table-cell table:formula="of:=INDIRECT(&quot;'../csvs/unc1_arr1_pip0_unr11.csv'#$unc1_arr1_pip0_unr11.bj6&quot;)" office:value-type="string" office:string-value="" calcext:value-type="error">
            <text:p>#REF!</text:p>
          </table:table-cell>
          <table:table-cell table:formula="of:=INDIRECT(&quot;'../csvs/unc1_arr1_pip0_unr11.csv'#$unc1_arr1_pip0_unr11.bk6&quot;)" office:value-type="string" office:string-value="" calcext:value-type="error">
            <text:p>#REF!</text:p>
          </table:table-cell>
          <table:table-cell table:formula="of:=INDIRECT(&quot;'../csvs/unc1_arr1_pip0_unr11.csv'#$unc1_arr1_pip0_unr11.bl6&quot;)" office:value-type="string" office:string-value="" calcext:value-type="error">
            <text:p>#REF!</text:p>
          </table:table-cell>
          <table:table-cell table:formula="of:=INDIRECT(&quot;'../csvs/unc1_arr1_pip0_unr11.csv'#$unc1_arr1_pip0_unr11.bm6&quot;)" office:value-type="string" office:string-value="" calcext:value-type="error">
            <text:p>#REF!</text:p>
          </table:table-cell>
          <table:table-cell table:formula="of:=INDIRECT(&quot;'../csvs/unc1_arr1_pip0_unr11.csv'#$unc1_arr1_pip0_unr11.bn6&quot;)" office:value-type="string" office:string-value="" calcext:value-type="error">
            <text:p>#REF!</text:p>
          </table:table-cell>
          <table:table-cell table:formula="of:=INDIRECT(&quot;'../csvs/unc1_arr1_pip0_unr11.csv'#$unc1_arr1_pip0_unr11.bo6&quot;)" office:value-type="string" office:string-value="" calcext:value-type="error">
            <text:p>#REF!</text:p>
          </table:table-cell>
          <table:table-cell table:formula="of:=INDIRECT(&quot;'../csvs/unc1_arr1_pip0_unr11.csv'#$unc1_arr1_pip0_unr1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11.csv'#$unc1_arr1_pip0_unr11.ac7&quot;)" office:value-type="string" office:string-value="" calcext:value-type="error">
            <text:p>#REF!</text:p>
          </table:table-cell>
          <table:table-cell table:formula="of:=INDIRECT(&quot;'../csvs/unc1_arr1_pip0_unr11.csv'#$unc1_arr1_pip0_unr11.ad7&quot;)" office:value-type="string" office:string-value="" calcext:value-type="error">
            <text:p>#REF!</text:p>
          </table:table-cell>
          <table:table-cell table:formula="of:=INDIRECT(&quot;'../csvs/unc1_arr1_pip0_unr11.csv'#$unc1_arr1_pip0_unr11.ae7&quot;)" office:value-type="string" office:string-value="" calcext:value-type="error">
            <text:p>#REF!</text:p>
          </table:table-cell>
          <table:table-cell table:formula="of:=INDIRECT(&quot;'../csvs/unc1_arr1_pip0_unr11.csv'#$unc1_arr1_pip0_unr11.af7&quot;)" office:value-type="string" office:string-value="" calcext:value-type="error">
            <text:p>#REF!</text:p>
          </table:table-cell>
          <table:table-cell table:formula="of:=INDIRECT(&quot;'../csvs/unc1_arr1_pip0_unr11.csv'#$unc1_arr1_pip0_unr11.ag7&quot;)" office:value-type="string" office:string-value="" calcext:value-type="error">
            <text:p>#REF!</text:p>
          </table:table-cell>
          <table:table-cell table:formula="of:=INDIRECT(&quot;'../csvs/unc1_arr1_pip0_unr11.csv'#$unc1_arr1_pip0_unr11.ah7&quot;)" office:value-type="string" office:string-value="" calcext:value-type="error">
            <text:p>#REF!</text:p>
          </table:table-cell>
          <table:table-cell table:formula="of:=INDIRECT(&quot;'../csvs/unc1_arr1_pip0_unr11.csv'#$unc1_arr1_pip0_unr11.ai7&quot;)" office:value-type="string" office:string-value="" calcext:value-type="error">
            <text:p>#REF!</text:p>
          </table:table-cell>
          <table:table-cell table:formula="of:=INDIRECT(&quot;'../csvs/unc1_arr1_pip0_unr11.csv'#$unc1_arr1_pip0_unr11.aj7&quot;)" office:value-type="string" office:string-value="" calcext:value-type="error">
            <text:p>#REF!</text:p>
          </table:table-cell>
          <table:table-cell table:formula="of:=INDIRECT(&quot;'../csvs/unc1_arr1_pip0_unr11.csv'#$unc1_arr1_pip0_unr11.ak7&quot;)" office:value-type="string" office:string-value="" calcext:value-type="error">
            <text:p>#REF!</text:p>
          </table:table-cell>
          <table:table-cell table:formula="of:=INDIRECT(&quot;'../csvs/unc1_arr1_pip0_unr11.csv'#$unc1_arr1_pip0_unr11.al7&quot;)" office:value-type="string" office:string-value="" calcext:value-type="error">
            <text:p>#REF!</text:p>
          </table:table-cell>
          <table:table-cell table:formula="of:=INDIRECT(&quot;'../csvs/unc1_arr1_pip0_unr11.csv'#$unc1_arr1_pip0_unr11.am7&quot;)" office:value-type="string" office:string-value="" calcext:value-type="error">
            <text:p>#REF!</text:p>
          </table:table-cell>
          <table:table-cell table:formula="of:=INDIRECT(&quot;'../csvs/unc1_arr1_pip0_unr11.csv'#$unc1_arr1_pip0_unr11.an7&quot;)" office:value-type="string" office:string-value="" calcext:value-type="error">
            <text:p>#REF!</text:p>
          </table:table-cell>
          <table:table-cell table:formula="of:=INDIRECT(&quot;'../csvs/unc1_arr1_pip0_unr11.csv'#$unc1_arr1_pip0_unr11.ao7&quot;)" office:value-type="string" office:string-value="" calcext:value-type="error">
            <text:p>#REF!</text:p>
          </table:table-cell>
          <table:table-cell table:formula="of:=INDIRECT(&quot;'../csvs/unc1_arr1_pip0_unr11.csv'#$unc1_arr1_pip0_unr11.ap7&quot;)" office:value-type="string" office:string-value="" calcext:value-type="error">
            <text:p>#REF!</text:p>
          </table:table-cell>
          <table:table-cell table:formula="of:=INDIRECT(&quot;'../csvs/unc1_arr1_pip0_unr11.csv'#$unc1_arr1_pip0_unr11.aq7&quot;)" office:value-type="string" office:string-value="" calcext:value-type="error">
            <text:p>#REF!</text:p>
          </table:table-cell>
          <table:table-cell table:formula="of:=INDIRECT(&quot;'../csvs/unc1_arr1_pip0_unr11.csv'#$unc1_arr1_pip0_unr11.ar7&quot;)" office:value-type="string" office:string-value="" calcext:value-type="error">
            <text:p>#REF!</text:p>
          </table:table-cell>
          <table:table-cell table:formula="of:=INDIRECT(&quot;'../csvs/unc1_arr1_pip0_unr11.csv'#$unc1_arr1_pip0_unr11.as7&quot;)" office:value-type="string" office:string-value="" calcext:value-type="error">
            <text:p>#REF!</text:p>
          </table:table-cell>
          <table:table-cell table:formula="of:=INDIRECT(&quot;'../csvs/unc1_arr1_pip0_unr11.csv'#$unc1_arr1_pip0_unr11.at7&quot;)" office:value-type="string" office:string-value="" calcext:value-type="error">
            <text:p>#REF!</text:p>
          </table:table-cell>
          <table:table-cell table:formula="of:=INDIRECT(&quot;'../csvs/unc1_arr1_pip0_unr11.csv'#$unc1_arr1_pip0_unr11.au7&quot;)" office:value-type="string" office:string-value="" calcext:value-type="error">
            <text:p>#REF!</text:p>
          </table:table-cell>
          <table:table-cell table:formula="of:=INDIRECT(&quot;'../csvs/unc1_arr1_pip0_unr11.csv'#$unc1_arr1_pip0_unr11.av7&quot;)" office:value-type="string" office:string-value="" calcext:value-type="error">
            <text:p>#REF!</text:p>
          </table:table-cell>
          <table:table-cell table:formula="of:=INDIRECT(&quot;'../csvs/unc1_arr1_pip0_unr11.csv'#$unc1_arr1_pip0_unr11.aw7&quot;)" office:value-type="string" office:string-value="" calcext:value-type="error">
            <text:p>#REF!</text:p>
          </table:table-cell>
          <table:table-cell table:formula="of:=INDIRECT(&quot;'../csvs/unc1_arr1_pip0_unr11.csv'#$unc1_arr1_pip0_unr11.ax7&quot;)" office:value-type="string" office:string-value="" calcext:value-type="error">
            <text:p>#REF!</text:p>
          </table:table-cell>
          <table:table-cell table:formula="of:=INDIRECT(&quot;'../csvs/unc1_arr1_pip0_unr11.csv'#$unc1_arr1_pip0_unr11.ay7&quot;)" office:value-type="string" office:string-value="" calcext:value-type="error">
            <text:p>#REF!</text:p>
          </table:table-cell>
          <table:table-cell table:formula="of:=INDIRECT(&quot;'../csvs/unc1_arr1_pip0_unr11.csv'#$unc1_arr1_pip0_unr11.az7&quot;)" office:value-type="string" office:string-value="" calcext:value-type="error">
            <text:p>#REF!</text:p>
          </table:table-cell>
          <table:table-cell table:formula="of:=INDIRECT(&quot;'../csvs/unc1_arr1_pip0_unr11.csv'#$unc1_arr1_pip0_unr11.ba7&quot;)" office:value-type="string" office:string-value="" calcext:value-type="error">
            <text:p>#REF!</text:p>
          </table:table-cell>
          <table:table-cell table:formula="of:=INDIRECT(&quot;'../csvs/unc1_arr1_pip0_unr11.csv'#$unc1_arr1_pip0_unr11.bb7&quot;)" office:value-type="string" office:string-value="" calcext:value-type="error">
            <text:p>#REF!</text:p>
          </table:table-cell>
          <table:table-cell table:formula="of:=INDIRECT(&quot;'../csvs/unc1_arr1_pip0_unr11.csv'#$unc1_arr1_pip0_unr11.bc7&quot;)" office:value-type="string" office:string-value="" calcext:value-type="error">
            <text:p>#REF!</text:p>
          </table:table-cell>
          <table:table-cell table:formula="of:=INDIRECT(&quot;'../csvs/unc1_arr1_pip0_unr11.csv'#$unc1_arr1_pip0_unr11.bd7&quot;)" office:value-type="string" office:string-value="" calcext:value-type="error">
            <text:p>#REF!</text:p>
          </table:table-cell>
          <table:table-cell table:formula="of:=INDIRECT(&quot;'../csvs/unc1_arr1_pip0_unr11.csv'#$unc1_arr1_pip0_unr11.be7&quot;)" office:value-type="string" office:string-value="" calcext:value-type="error">
            <text:p>#REF!</text:p>
          </table:table-cell>
          <table:table-cell table:formula="of:=INDIRECT(&quot;'../csvs/unc1_arr1_pip0_unr11.csv'#$unc1_arr1_pip0_unr11.bf7&quot;)" office:value-type="string" office:string-value="" calcext:value-type="error">
            <text:p>#REF!</text:p>
          </table:table-cell>
          <table:table-cell table:formula="of:=INDIRECT(&quot;'../csvs/unc1_arr1_pip0_unr11.csv'#$unc1_arr1_pip0_unr11.bg7&quot;)" office:value-type="string" office:string-value="" calcext:value-type="error">
            <text:p>#REF!</text:p>
          </table:table-cell>
          <table:table-cell table:formula="of:=INDIRECT(&quot;'../csvs/unc1_arr1_pip0_unr11.csv'#$unc1_arr1_pip0_unr11.bh7&quot;)" office:value-type="string" office:string-value="" calcext:value-type="error">
            <text:p>#REF!</text:p>
          </table:table-cell>
          <table:table-cell table:formula="of:=INDIRECT(&quot;'../csvs/unc1_arr1_pip0_unr11.csv'#$unc1_arr1_pip0_unr11.bi7&quot;)" office:value-type="string" office:string-value="" calcext:value-type="error">
            <text:p>#REF!</text:p>
          </table:table-cell>
          <table:table-cell table:formula="of:=INDIRECT(&quot;'../csvs/unc1_arr1_pip0_unr11.csv'#$unc1_arr1_pip0_unr11.bj7&quot;)" office:value-type="string" office:string-value="" calcext:value-type="error">
            <text:p>#REF!</text:p>
          </table:table-cell>
          <table:table-cell table:formula="of:=INDIRECT(&quot;'../csvs/unc1_arr1_pip0_unr11.csv'#$unc1_arr1_pip0_unr11.bk7&quot;)" office:value-type="string" office:string-value="" calcext:value-type="error">
            <text:p>#REF!</text:p>
          </table:table-cell>
          <table:table-cell table:formula="of:=INDIRECT(&quot;'../csvs/unc1_arr1_pip0_unr11.csv'#$unc1_arr1_pip0_unr11.bl7&quot;)" office:value-type="string" office:string-value="" calcext:value-type="error">
            <text:p>#REF!</text:p>
          </table:table-cell>
          <table:table-cell table:formula="of:=INDIRECT(&quot;'../csvs/unc1_arr1_pip0_unr11.csv'#$unc1_arr1_pip0_unr11.bm7&quot;)" office:value-type="string" office:string-value="" calcext:value-type="error">
            <text:p>#REF!</text:p>
          </table:table-cell>
          <table:table-cell table:formula="of:=INDIRECT(&quot;'../csvs/unc1_arr1_pip0_unr11.csv'#$unc1_arr1_pip0_unr11.bn7&quot;)" office:value-type="string" office:string-value="" calcext:value-type="error">
            <text:p>#REF!</text:p>
          </table:table-cell>
          <table:table-cell table:formula="of:=INDIRECT(&quot;'../csvs/unc1_arr1_pip0_unr11.csv'#$unc1_arr1_pip0_unr11.bo7&quot;)" office:value-type="string" office:string-value="" calcext:value-type="error">
            <text:p>#REF!</text:p>
          </table:table-cell>
          <table:table-cell table:formula="of:=INDIRECT(&quot;'../csvs/unc1_arr1_pip0_unr11.csv'#$unc1_arr1_pip0_unr1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11.csv'#$unc1_arr1_pip0_unr11.ac8&quot;)" office:value-type="string" office:string-value="" calcext:value-type="error">
            <text:p>#REF!</text:p>
          </table:table-cell>
          <table:table-cell table:formula="of:=INDIRECT(&quot;'../csvs/unc1_arr1_pip0_unr11.csv'#$unc1_arr1_pip0_unr11.ad8&quot;)" office:value-type="string" office:string-value="" calcext:value-type="error">
            <text:p>#REF!</text:p>
          </table:table-cell>
          <table:table-cell table:formula="of:=INDIRECT(&quot;'../csvs/unc1_arr1_pip0_unr11.csv'#$unc1_arr1_pip0_unr11.ae8&quot;)" office:value-type="string" office:string-value="" calcext:value-type="error">
            <text:p>#REF!</text:p>
          </table:table-cell>
          <table:table-cell table:formula="of:=INDIRECT(&quot;'../csvs/unc1_arr1_pip0_unr11.csv'#$unc1_arr1_pip0_unr11.af8&quot;)" office:value-type="string" office:string-value="" calcext:value-type="error">
            <text:p>#REF!</text:p>
          </table:table-cell>
          <table:table-cell table:formula="of:=INDIRECT(&quot;'../csvs/unc1_arr1_pip0_unr11.csv'#$unc1_arr1_pip0_unr11.ag8&quot;)" office:value-type="string" office:string-value="" calcext:value-type="error">
            <text:p>#REF!</text:p>
          </table:table-cell>
          <table:table-cell table:formula="of:=INDIRECT(&quot;'../csvs/unc1_arr1_pip0_unr11.csv'#$unc1_arr1_pip0_unr11.ah8&quot;)" office:value-type="string" office:string-value="" calcext:value-type="error">
            <text:p>#REF!</text:p>
          </table:table-cell>
          <table:table-cell table:formula="of:=INDIRECT(&quot;'../csvs/unc1_arr1_pip0_unr11.csv'#$unc1_arr1_pip0_unr11.ai8&quot;)" office:value-type="string" office:string-value="" calcext:value-type="error">
            <text:p>#REF!</text:p>
          </table:table-cell>
          <table:table-cell table:formula="of:=INDIRECT(&quot;'../csvs/unc1_arr1_pip0_unr11.csv'#$unc1_arr1_pip0_unr11.aj8&quot;)" office:value-type="string" office:string-value="" calcext:value-type="error">
            <text:p>#REF!</text:p>
          </table:table-cell>
          <table:table-cell table:formula="of:=INDIRECT(&quot;'../csvs/unc1_arr1_pip0_unr11.csv'#$unc1_arr1_pip0_unr11.ak8&quot;)" office:value-type="string" office:string-value="" calcext:value-type="error">
            <text:p>#REF!</text:p>
          </table:table-cell>
          <table:table-cell table:formula="of:=INDIRECT(&quot;'../csvs/unc1_arr1_pip0_unr11.csv'#$unc1_arr1_pip0_unr11.al8&quot;)" office:value-type="string" office:string-value="" calcext:value-type="error">
            <text:p>#REF!</text:p>
          </table:table-cell>
          <table:table-cell table:formula="of:=INDIRECT(&quot;'../csvs/unc1_arr1_pip0_unr11.csv'#$unc1_arr1_pip0_unr11.am8&quot;)" office:value-type="string" office:string-value="" calcext:value-type="error">
            <text:p>#REF!</text:p>
          </table:table-cell>
          <table:table-cell table:formula="of:=INDIRECT(&quot;'../csvs/unc1_arr1_pip0_unr11.csv'#$unc1_arr1_pip0_unr11.an8&quot;)" office:value-type="string" office:string-value="" calcext:value-type="error">
            <text:p>#REF!</text:p>
          </table:table-cell>
          <table:table-cell table:formula="of:=INDIRECT(&quot;'../csvs/unc1_arr1_pip0_unr11.csv'#$unc1_arr1_pip0_unr11.ao8&quot;)" office:value-type="string" office:string-value="" calcext:value-type="error">
            <text:p>#REF!</text:p>
          </table:table-cell>
          <table:table-cell table:formula="of:=INDIRECT(&quot;'../csvs/unc1_arr1_pip0_unr11.csv'#$unc1_arr1_pip0_unr11.ap8&quot;)" office:value-type="string" office:string-value="" calcext:value-type="error">
            <text:p>#REF!</text:p>
          </table:table-cell>
          <table:table-cell table:formula="of:=INDIRECT(&quot;'../csvs/unc1_arr1_pip0_unr11.csv'#$unc1_arr1_pip0_unr11.aq8&quot;)" office:value-type="string" office:string-value="" calcext:value-type="error">
            <text:p>#REF!</text:p>
          </table:table-cell>
          <table:table-cell table:formula="of:=INDIRECT(&quot;'../csvs/unc1_arr1_pip0_unr11.csv'#$unc1_arr1_pip0_unr11.ar8&quot;)" office:value-type="string" office:string-value="" calcext:value-type="error">
            <text:p>#REF!</text:p>
          </table:table-cell>
          <table:table-cell table:formula="of:=INDIRECT(&quot;'../csvs/unc1_arr1_pip0_unr11.csv'#$unc1_arr1_pip0_unr11.as8&quot;)" office:value-type="string" office:string-value="" calcext:value-type="error">
            <text:p>#REF!</text:p>
          </table:table-cell>
          <table:table-cell table:formula="of:=INDIRECT(&quot;'../csvs/unc1_arr1_pip0_unr11.csv'#$unc1_arr1_pip0_unr11.at8&quot;)" office:value-type="string" office:string-value="" calcext:value-type="error">
            <text:p>#REF!</text:p>
          </table:table-cell>
          <table:table-cell table:formula="of:=INDIRECT(&quot;'../csvs/unc1_arr1_pip0_unr11.csv'#$unc1_arr1_pip0_unr11.au8&quot;)" office:value-type="string" office:string-value="" calcext:value-type="error">
            <text:p>#REF!</text:p>
          </table:table-cell>
          <table:table-cell table:formula="of:=INDIRECT(&quot;'../csvs/unc1_arr1_pip0_unr11.csv'#$unc1_arr1_pip0_unr11.av8&quot;)" office:value-type="string" office:string-value="" calcext:value-type="error">
            <text:p>#REF!</text:p>
          </table:table-cell>
          <table:table-cell table:formula="of:=INDIRECT(&quot;'../csvs/unc1_arr1_pip0_unr11.csv'#$unc1_arr1_pip0_unr11.aw8&quot;)" office:value-type="string" office:string-value="" calcext:value-type="error">
            <text:p>#REF!</text:p>
          </table:table-cell>
          <table:table-cell table:formula="of:=INDIRECT(&quot;'../csvs/unc1_arr1_pip0_unr11.csv'#$unc1_arr1_pip0_unr11.ax8&quot;)" office:value-type="string" office:string-value="" calcext:value-type="error">
            <text:p>#REF!</text:p>
          </table:table-cell>
          <table:table-cell table:formula="of:=INDIRECT(&quot;'../csvs/unc1_arr1_pip0_unr11.csv'#$unc1_arr1_pip0_unr11.ay8&quot;)" office:value-type="string" office:string-value="" calcext:value-type="error">
            <text:p>#REF!</text:p>
          </table:table-cell>
          <table:table-cell table:formula="of:=INDIRECT(&quot;'../csvs/unc1_arr1_pip0_unr11.csv'#$unc1_arr1_pip0_unr11.az8&quot;)" office:value-type="string" office:string-value="" calcext:value-type="error">
            <text:p>#REF!</text:p>
          </table:table-cell>
          <table:table-cell table:formula="of:=INDIRECT(&quot;'../csvs/unc1_arr1_pip0_unr11.csv'#$unc1_arr1_pip0_unr11.ba8&quot;)" office:value-type="string" office:string-value="" calcext:value-type="error">
            <text:p>#REF!</text:p>
          </table:table-cell>
          <table:table-cell table:formula="of:=INDIRECT(&quot;'../csvs/unc1_arr1_pip0_unr11.csv'#$unc1_arr1_pip0_unr11.bb8&quot;)" office:value-type="string" office:string-value="" calcext:value-type="error">
            <text:p>#REF!</text:p>
          </table:table-cell>
          <table:table-cell table:formula="of:=INDIRECT(&quot;'../csvs/unc1_arr1_pip0_unr11.csv'#$unc1_arr1_pip0_unr11.bc8&quot;)" office:value-type="string" office:string-value="" calcext:value-type="error">
            <text:p>#REF!</text:p>
          </table:table-cell>
          <table:table-cell table:formula="of:=INDIRECT(&quot;'../csvs/unc1_arr1_pip0_unr11.csv'#$unc1_arr1_pip0_unr11.bd8&quot;)" office:value-type="string" office:string-value="" calcext:value-type="error">
            <text:p>#REF!</text:p>
          </table:table-cell>
          <table:table-cell table:formula="of:=INDIRECT(&quot;'../csvs/unc1_arr1_pip0_unr11.csv'#$unc1_arr1_pip0_unr11.be8&quot;)" office:value-type="string" office:string-value="" calcext:value-type="error">
            <text:p>#REF!</text:p>
          </table:table-cell>
          <table:table-cell table:formula="of:=INDIRECT(&quot;'../csvs/unc1_arr1_pip0_unr11.csv'#$unc1_arr1_pip0_unr11.bf8&quot;)" office:value-type="string" office:string-value="" calcext:value-type="error">
            <text:p>#REF!</text:p>
          </table:table-cell>
          <table:table-cell table:formula="of:=INDIRECT(&quot;'../csvs/unc1_arr1_pip0_unr11.csv'#$unc1_arr1_pip0_unr11.bg8&quot;)" office:value-type="string" office:string-value="" calcext:value-type="error">
            <text:p>#REF!</text:p>
          </table:table-cell>
          <table:table-cell table:formula="of:=INDIRECT(&quot;'../csvs/unc1_arr1_pip0_unr11.csv'#$unc1_arr1_pip0_unr11.bh8&quot;)" office:value-type="string" office:string-value="" calcext:value-type="error">
            <text:p>#REF!</text:p>
          </table:table-cell>
          <table:table-cell table:formula="of:=INDIRECT(&quot;'../csvs/unc1_arr1_pip0_unr11.csv'#$unc1_arr1_pip0_unr11.bi8&quot;)" office:value-type="string" office:string-value="" calcext:value-type="error">
            <text:p>#REF!</text:p>
          </table:table-cell>
          <table:table-cell table:formula="of:=INDIRECT(&quot;'../csvs/unc1_arr1_pip0_unr11.csv'#$unc1_arr1_pip0_unr11.bj8&quot;)" office:value-type="string" office:string-value="" calcext:value-type="error">
            <text:p>#REF!</text:p>
          </table:table-cell>
          <table:table-cell table:formula="of:=INDIRECT(&quot;'../csvs/unc1_arr1_pip0_unr11.csv'#$unc1_arr1_pip0_unr11.bk8&quot;)" office:value-type="string" office:string-value="" calcext:value-type="error">
            <text:p>#REF!</text:p>
          </table:table-cell>
          <table:table-cell table:formula="of:=INDIRECT(&quot;'../csvs/unc1_arr1_pip0_unr11.csv'#$unc1_arr1_pip0_unr11.bl8&quot;)" office:value-type="string" office:string-value="" calcext:value-type="error">
            <text:p>#REF!</text:p>
          </table:table-cell>
          <table:table-cell table:formula="of:=INDIRECT(&quot;'../csvs/unc1_arr1_pip0_unr11.csv'#$unc1_arr1_pip0_unr11.bm8&quot;)" office:value-type="string" office:string-value="" calcext:value-type="error">
            <text:p>#REF!</text:p>
          </table:table-cell>
          <table:table-cell table:formula="of:=INDIRECT(&quot;'../csvs/unc1_arr1_pip0_unr11.csv'#$unc1_arr1_pip0_unr11.bn8&quot;)" office:value-type="string" office:string-value="" calcext:value-type="error">
            <text:p>#REF!</text:p>
          </table:table-cell>
          <table:table-cell table:formula="of:=INDIRECT(&quot;'../csvs/unc1_arr1_pip0_unr11.csv'#$unc1_arr1_pip0_unr11.bo8&quot;)" office:value-type="string" office:string-value="" calcext:value-type="error">
            <text:p>#REF!</text:p>
          </table:table-cell>
          <table:table-cell table:formula="of:=INDIRECT(&quot;'../csvs/unc1_arr1_pip0_unr11.csv'#$unc1_arr1_pip0_unr1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11.csv'#$unc1_arr1_pip0_unr11.ac9&quot;)" office:value-type="string" office:string-value="" calcext:value-type="error">
            <text:p>#REF!</text:p>
          </table:table-cell>
          <table:table-cell table:formula="of:=INDIRECT(&quot;'../csvs/unc1_arr1_pip0_unr11.csv'#$unc1_arr1_pip0_unr11.ad9&quot;)" office:value-type="string" office:string-value="" calcext:value-type="error">
            <text:p>#REF!</text:p>
          </table:table-cell>
          <table:table-cell table:formula="of:=INDIRECT(&quot;'../csvs/unc1_arr1_pip0_unr11.csv'#$unc1_arr1_pip0_unr11.ae9&quot;)" office:value-type="string" office:string-value="" calcext:value-type="error">
            <text:p>#REF!</text:p>
          </table:table-cell>
          <table:table-cell table:formula="of:=INDIRECT(&quot;'../csvs/unc1_arr1_pip0_unr11.csv'#$unc1_arr1_pip0_unr11.af9&quot;)" office:value-type="string" office:string-value="" calcext:value-type="error">
            <text:p>#REF!</text:p>
          </table:table-cell>
          <table:table-cell table:formula="of:=INDIRECT(&quot;'../csvs/unc1_arr1_pip0_unr11.csv'#$unc1_arr1_pip0_unr11.ag9&quot;)" office:value-type="string" office:string-value="" calcext:value-type="error">
            <text:p>#REF!</text:p>
          </table:table-cell>
          <table:table-cell table:formula="of:=INDIRECT(&quot;'../csvs/unc1_arr1_pip0_unr11.csv'#$unc1_arr1_pip0_unr11.ah9&quot;)" office:value-type="string" office:string-value="" calcext:value-type="error">
            <text:p>#REF!</text:p>
          </table:table-cell>
          <table:table-cell table:formula="of:=INDIRECT(&quot;'../csvs/unc1_arr1_pip0_unr11.csv'#$unc1_arr1_pip0_unr11.ai9&quot;)" office:value-type="string" office:string-value="" calcext:value-type="error">
            <text:p>#REF!</text:p>
          </table:table-cell>
          <table:table-cell table:formula="of:=INDIRECT(&quot;'../csvs/unc1_arr1_pip0_unr11.csv'#$unc1_arr1_pip0_unr11.aj9&quot;)" office:value-type="string" office:string-value="" calcext:value-type="error">
            <text:p>#REF!</text:p>
          </table:table-cell>
          <table:table-cell table:formula="of:=INDIRECT(&quot;'../csvs/unc1_arr1_pip0_unr11.csv'#$unc1_arr1_pip0_unr11.ak9&quot;)" office:value-type="string" office:string-value="" calcext:value-type="error">
            <text:p>#REF!</text:p>
          </table:table-cell>
          <table:table-cell table:formula="of:=INDIRECT(&quot;'../csvs/unc1_arr1_pip0_unr11.csv'#$unc1_arr1_pip0_unr11.al9&quot;)" office:value-type="string" office:string-value="" calcext:value-type="error">
            <text:p>#REF!</text:p>
          </table:table-cell>
          <table:table-cell table:formula="of:=INDIRECT(&quot;'../csvs/unc1_arr1_pip0_unr11.csv'#$unc1_arr1_pip0_unr11.am9&quot;)" office:value-type="string" office:string-value="" calcext:value-type="error">
            <text:p>#REF!</text:p>
          </table:table-cell>
          <table:table-cell table:formula="of:=INDIRECT(&quot;'../csvs/unc1_arr1_pip0_unr11.csv'#$unc1_arr1_pip0_unr11.an9&quot;)" office:value-type="string" office:string-value="" calcext:value-type="error">
            <text:p>#REF!</text:p>
          </table:table-cell>
          <table:table-cell table:formula="of:=INDIRECT(&quot;'../csvs/unc1_arr1_pip0_unr11.csv'#$unc1_arr1_pip0_unr11.ao9&quot;)" office:value-type="string" office:string-value="" calcext:value-type="error">
            <text:p>#REF!</text:p>
          </table:table-cell>
          <table:table-cell table:formula="of:=INDIRECT(&quot;'../csvs/unc1_arr1_pip0_unr11.csv'#$unc1_arr1_pip0_unr11.ap9&quot;)" office:value-type="string" office:string-value="" calcext:value-type="error">
            <text:p>#REF!</text:p>
          </table:table-cell>
          <table:table-cell table:formula="of:=INDIRECT(&quot;'../csvs/unc1_arr1_pip0_unr11.csv'#$unc1_arr1_pip0_unr11.aq9&quot;)" office:value-type="string" office:string-value="" calcext:value-type="error">
            <text:p>#REF!</text:p>
          </table:table-cell>
          <table:table-cell table:formula="of:=INDIRECT(&quot;'../csvs/unc1_arr1_pip0_unr11.csv'#$unc1_arr1_pip0_unr11.ar9&quot;)" office:value-type="string" office:string-value="" calcext:value-type="error">
            <text:p>#REF!</text:p>
          </table:table-cell>
          <table:table-cell table:formula="of:=INDIRECT(&quot;'../csvs/unc1_arr1_pip0_unr11.csv'#$unc1_arr1_pip0_unr11.as9&quot;)" office:value-type="string" office:string-value="" calcext:value-type="error">
            <text:p>#REF!</text:p>
          </table:table-cell>
          <table:table-cell table:formula="of:=INDIRECT(&quot;'../csvs/unc1_arr1_pip0_unr11.csv'#$unc1_arr1_pip0_unr11.at9&quot;)" office:value-type="string" office:string-value="" calcext:value-type="error">
            <text:p>#REF!</text:p>
          </table:table-cell>
          <table:table-cell table:formula="of:=INDIRECT(&quot;'../csvs/unc1_arr1_pip0_unr11.csv'#$unc1_arr1_pip0_unr11.au9&quot;)" office:value-type="string" office:string-value="" calcext:value-type="error">
            <text:p>#REF!</text:p>
          </table:table-cell>
          <table:table-cell table:formula="of:=INDIRECT(&quot;'../csvs/unc1_arr1_pip0_unr11.csv'#$unc1_arr1_pip0_unr11.av9&quot;)" office:value-type="string" office:string-value="" calcext:value-type="error">
            <text:p>#REF!</text:p>
          </table:table-cell>
          <table:table-cell table:formula="of:=INDIRECT(&quot;'../csvs/unc1_arr1_pip0_unr11.csv'#$unc1_arr1_pip0_unr11.aw9&quot;)" office:value-type="string" office:string-value="" calcext:value-type="error">
            <text:p>#REF!</text:p>
          </table:table-cell>
          <table:table-cell table:formula="of:=INDIRECT(&quot;'../csvs/unc1_arr1_pip0_unr11.csv'#$unc1_arr1_pip0_unr11.ax9&quot;)" office:value-type="string" office:string-value="" calcext:value-type="error">
            <text:p>#REF!</text:p>
          </table:table-cell>
          <table:table-cell table:formula="of:=INDIRECT(&quot;'../csvs/unc1_arr1_pip0_unr11.csv'#$unc1_arr1_pip0_unr11.ay9&quot;)" office:value-type="string" office:string-value="" calcext:value-type="error">
            <text:p>#REF!</text:p>
          </table:table-cell>
          <table:table-cell table:formula="of:=INDIRECT(&quot;'../csvs/unc1_arr1_pip0_unr11.csv'#$unc1_arr1_pip0_unr11.az9&quot;)" office:value-type="string" office:string-value="" calcext:value-type="error">
            <text:p>#REF!</text:p>
          </table:table-cell>
          <table:table-cell table:formula="of:=INDIRECT(&quot;'../csvs/unc1_arr1_pip0_unr11.csv'#$unc1_arr1_pip0_unr11.ba9&quot;)" office:value-type="string" office:string-value="" calcext:value-type="error">
            <text:p>#REF!</text:p>
          </table:table-cell>
          <table:table-cell table:formula="of:=INDIRECT(&quot;'../csvs/unc1_arr1_pip0_unr11.csv'#$unc1_arr1_pip0_unr11.bb9&quot;)" office:value-type="string" office:string-value="" calcext:value-type="error">
            <text:p>#REF!</text:p>
          </table:table-cell>
          <table:table-cell table:formula="of:=INDIRECT(&quot;'../csvs/unc1_arr1_pip0_unr11.csv'#$unc1_arr1_pip0_unr11.bc9&quot;)" office:value-type="string" office:string-value="" calcext:value-type="error">
            <text:p>#REF!</text:p>
          </table:table-cell>
          <table:table-cell table:formula="of:=INDIRECT(&quot;'../csvs/unc1_arr1_pip0_unr11.csv'#$unc1_arr1_pip0_unr11.bd9&quot;)" office:value-type="string" office:string-value="" calcext:value-type="error">
            <text:p>#REF!</text:p>
          </table:table-cell>
          <table:table-cell table:formula="of:=INDIRECT(&quot;'../csvs/unc1_arr1_pip0_unr11.csv'#$unc1_arr1_pip0_unr11.be9&quot;)" office:value-type="string" office:string-value="" calcext:value-type="error">
            <text:p>#REF!</text:p>
          </table:table-cell>
          <table:table-cell table:formula="of:=INDIRECT(&quot;'../csvs/unc1_arr1_pip0_unr11.csv'#$unc1_arr1_pip0_unr11.bf9&quot;)" office:value-type="string" office:string-value="" calcext:value-type="error">
            <text:p>#REF!</text:p>
          </table:table-cell>
          <table:table-cell table:formula="of:=INDIRECT(&quot;'../csvs/unc1_arr1_pip0_unr11.csv'#$unc1_arr1_pip0_unr11.bg9&quot;)" office:value-type="string" office:string-value="" calcext:value-type="error">
            <text:p>#REF!</text:p>
          </table:table-cell>
          <table:table-cell table:formula="of:=INDIRECT(&quot;'../csvs/unc1_arr1_pip0_unr11.csv'#$unc1_arr1_pip0_unr11.bh9&quot;)" office:value-type="string" office:string-value="" calcext:value-type="error">
            <text:p>#REF!</text:p>
          </table:table-cell>
          <table:table-cell table:formula="of:=INDIRECT(&quot;'../csvs/unc1_arr1_pip0_unr11.csv'#$unc1_arr1_pip0_unr11.bi9&quot;)" office:value-type="string" office:string-value="" calcext:value-type="error">
            <text:p>#REF!</text:p>
          </table:table-cell>
          <table:table-cell table:formula="of:=INDIRECT(&quot;'../csvs/unc1_arr1_pip0_unr11.csv'#$unc1_arr1_pip0_unr11.bj9&quot;)" office:value-type="string" office:string-value="" calcext:value-type="error">
            <text:p>#REF!</text:p>
          </table:table-cell>
          <table:table-cell table:formula="of:=INDIRECT(&quot;'../csvs/unc1_arr1_pip0_unr11.csv'#$unc1_arr1_pip0_unr11.bk9&quot;)" office:value-type="string" office:string-value="" calcext:value-type="error">
            <text:p>#REF!</text:p>
          </table:table-cell>
          <table:table-cell table:formula="of:=INDIRECT(&quot;'../csvs/unc1_arr1_pip0_unr11.csv'#$unc1_arr1_pip0_unr11.bl9&quot;)" office:value-type="string" office:string-value="" calcext:value-type="error">
            <text:p>#REF!</text:p>
          </table:table-cell>
          <table:table-cell table:formula="of:=INDIRECT(&quot;'../csvs/unc1_arr1_pip0_unr11.csv'#$unc1_arr1_pip0_unr11.bm9&quot;)" office:value-type="string" office:string-value="" calcext:value-type="error">
            <text:p>#REF!</text:p>
          </table:table-cell>
          <table:table-cell table:formula="of:=INDIRECT(&quot;'../csvs/unc1_arr1_pip0_unr11.csv'#$unc1_arr1_pip0_unr11.bn9&quot;)" office:value-type="string" office:string-value="" calcext:value-type="error">
            <text:p>#REF!</text:p>
          </table:table-cell>
          <table:table-cell table:formula="of:=INDIRECT(&quot;'../csvs/unc1_arr1_pip0_unr11.csv'#$unc1_arr1_pip0_unr11.bo9&quot;)" office:value-type="string" office:string-value="" calcext:value-type="error">
            <text:p>#REF!</text:p>
          </table:table-cell>
          <table:table-cell table:formula="of:=INDIRECT(&quot;'../csvs/unc1_arr1_pip0_unr11.csv'#$unc1_arr1_pip0_unr1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11.csv'#$unc1_arr1_pip0_unr11.ac11&quot;)" office:value-type="string" office:string-value="" calcext:value-type="error">
            <text:p>#REF!</text:p>
          </table:table-cell>
          <table:table-cell table:formula="of:=INDIRECT(&quot;'../csvs/unc1_arr1_pip0_unr11.csv'#$unc1_arr1_pip0_unr11.ad11&quot;)" office:value-type="string" office:string-value="" calcext:value-type="error">
            <text:p>#REF!</text:p>
          </table:table-cell>
          <table:table-cell table:formula="of:=INDIRECT(&quot;'../csvs/unc1_arr1_pip0_unr11.csv'#$unc1_arr1_pip0_unr11.ae11&quot;)" office:value-type="string" office:string-value="" calcext:value-type="error">
            <text:p>#REF!</text:p>
          </table:table-cell>
          <table:table-cell table:formula="of:=INDIRECT(&quot;'../csvs/unc1_arr1_pip0_unr11.csv'#$unc1_arr1_pip0_unr11.af11&quot;)" office:value-type="string" office:string-value="" calcext:value-type="error">
            <text:p>#REF!</text:p>
          </table:table-cell>
          <table:table-cell table:formula="of:=INDIRECT(&quot;'../csvs/unc1_arr1_pip0_unr11.csv'#$unc1_arr1_pip0_unr11.ag11&quot;)" office:value-type="string" office:string-value="" calcext:value-type="error">
            <text:p>#REF!</text:p>
          </table:table-cell>
          <table:table-cell table:formula="of:=INDIRECT(&quot;'../csvs/unc1_arr1_pip0_unr11.csv'#$unc1_arr1_pip0_unr11.ah11&quot;)" office:value-type="string" office:string-value="" calcext:value-type="error">
            <text:p>#REF!</text:p>
          </table:table-cell>
          <table:table-cell table:formula="of:=INDIRECT(&quot;'../csvs/unc1_arr1_pip0_unr11.csv'#$unc1_arr1_pip0_unr11.ai11&quot;)" office:value-type="string" office:string-value="" calcext:value-type="error">
            <text:p>#REF!</text:p>
          </table:table-cell>
          <table:table-cell table:formula="of:=INDIRECT(&quot;'../csvs/unc1_arr1_pip0_unr11.csv'#$unc1_arr1_pip0_unr11.aj11&quot;)" office:value-type="string" office:string-value="" calcext:value-type="error">
            <text:p>#REF!</text:p>
          </table:table-cell>
          <table:table-cell table:formula="of:=INDIRECT(&quot;'../csvs/unc1_arr1_pip0_unr11.csv'#$unc1_arr1_pip0_unr11.ak11&quot;)" office:value-type="string" office:string-value="" calcext:value-type="error">
            <text:p>#REF!</text:p>
          </table:table-cell>
          <table:table-cell table:formula="of:=INDIRECT(&quot;'../csvs/unc1_arr1_pip0_unr11.csv'#$unc1_arr1_pip0_unr11.al11&quot;)" office:value-type="string" office:string-value="" calcext:value-type="error">
            <text:p>#REF!</text:p>
          </table:table-cell>
          <table:table-cell table:formula="of:=INDIRECT(&quot;'../csvs/unc1_arr1_pip0_unr11.csv'#$unc1_arr1_pip0_unr11.am11&quot;)" office:value-type="string" office:string-value="" calcext:value-type="error">
            <text:p>#REF!</text:p>
          </table:table-cell>
          <table:table-cell table:formula="of:=INDIRECT(&quot;'../csvs/unc1_arr1_pip0_unr11.csv'#$unc1_arr1_pip0_unr11.an11&quot;)" office:value-type="string" office:string-value="" calcext:value-type="error">
            <text:p>#REF!</text:p>
          </table:table-cell>
          <table:table-cell table:formula="of:=INDIRECT(&quot;'../csvs/unc1_arr1_pip0_unr11.csv'#$unc1_arr1_pip0_unr11.ao11&quot;)" office:value-type="string" office:string-value="" calcext:value-type="error">
            <text:p>#REF!</text:p>
          </table:table-cell>
          <table:table-cell table:formula="of:=INDIRECT(&quot;'../csvs/unc1_arr1_pip0_unr11.csv'#$unc1_arr1_pip0_unr11.ap11&quot;)" office:value-type="string" office:string-value="" calcext:value-type="error">
            <text:p>#REF!</text:p>
          </table:table-cell>
          <table:table-cell table:formula="of:=INDIRECT(&quot;'../csvs/unc1_arr1_pip0_unr11.csv'#$unc1_arr1_pip0_unr11.aq11&quot;)" office:value-type="string" office:string-value="" calcext:value-type="error">
            <text:p>#REF!</text:p>
          </table:table-cell>
          <table:table-cell table:formula="of:=INDIRECT(&quot;'../csvs/unc1_arr1_pip0_unr11.csv'#$unc1_arr1_pip0_unr11.ar11&quot;)" office:value-type="string" office:string-value="" calcext:value-type="error">
            <text:p>#REF!</text:p>
          </table:table-cell>
          <table:table-cell table:formula="of:=INDIRECT(&quot;'../csvs/unc1_arr1_pip0_unr11.csv'#$unc1_arr1_pip0_unr11.as11&quot;)" office:value-type="string" office:string-value="" calcext:value-type="error">
            <text:p>#REF!</text:p>
          </table:table-cell>
          <table:table-cell table:formula="of:=INDIRECT(&quot;'../csvs/unc1_arr1_pip0_unr11.csv'#$unc1_arr1_pip0_unr11.at11&quot;)" office:value-type="string" office:string-value="" calcext:value-type="error">
            <text:p>#REF!</text:p>
          </table:table-cell>
          <table:table-cell table:formula="of:=INDIRECT(&quot;'../csvs/unc1_arr1_pip0_unr11.csv'#$unc1_arr1_pip0_unr11.au11&quot;)" office:value-type="string" office:string-value="" calcext:value-type="error">
            <text:p>#REF!</text:p>
          </table:table-cell>
          <table:table-cell table:formula="of:=INDIRECT(&quot;'../csvs/unc1_arr1_pip0_unr11.csv'#$unc1_arr1_pip0_unr11.av11&quot;)" office:value-type="string" office:string-value="" calcext:value-type="error">
            <text:p>#REF!</text:p>
          </table:table-cell>
          <table:table-cell table:formula="of:=INDIRECT(&quot;'../csvs/unc1_arr1_pip0_unr11.csv'#$unc1_arr1_pip0_unr11.aw11&quot;)" office:value-type="string" office:string-value="" calcext:value-type="error">
            <text:p>#REF!</text:p>
          </table:table-cell>
          <table:table-cell table:formula="of:=INDIRECT(&quot;'../csvs/unc1_arr1_pip0_unr11.csv'#$unc1_arr1_pip0_unr11.ax11&quot;)" office:value-type="string" office:string-value="" calcext:value-type="error">
            <text:p>#REF!</text:p>
          </table:table-cell>
          <table:table-cell table:formula="of:=INDIRECT(&quot;'../csvs/unc1_arr1_pip0_unr11.csv'#$unc1_arr1_pip0_unr11.ay11&quot;)" office:value-type="string" office:string-value="" calcext:value-type="error">
            <text:p>#REF!</text:p>
          </table:table-cell>
          <table:table-cell table:formula="of:=INDIRECT(&quot;'../csvs/unc1_arr1_pip0_unr11.csv'#$unc1_arr1_pip0_unr11.az11&quot;)" office:value-type="string" office:string-value="" calcext:value-type="error">
            <text:p>#REF!</text:p>
          </table:table-cell>
          <table:table-cell table:formula="of:=INDIRECT(&quot;'../csvs/unc1_arr1_pip0_unr11.csv'#$unc1_arr1_pip0_unr11.ba11&quot;)" office:value-type="string" office:string-value="" calcext:value-type="error">
            <text:p>#REF!</text:p>
          </table:table-cell>
          <table:table-cell table:formula="of:=INDIRECT(&quot;'../csvs/unc1_arr1_pip0_unr11.csv'#$unc1_arr1_pip0_unr11.bb11&quot;)" office:value-type="string" office:string-value="" calcext:value-type="error">
            <text:p>#REF!</text:p>
          </table:table-cell>
          <table:table-cell table:formula="of:=INDIRECT(&quot;'../csvs/unc1_arr1_pip0_unr11.csv'#$unc1_arr1_pip0_unr11.bc11&quot;)" office:value-type="string" office:string-value="" calcext:value-type="error">
            <text:p>#REF!</text:p>
          </table:table-cell>
          <table:table-cell table:formula="of:=INDIRECT(&quot;'../csvs/unc1_arr1_pip0_unr11.csv'#$unc1_arr1_pip0_unr11.bd11&quot;)" office:value-type="string" office:string-value="" calcext:value-type="error">
            <text:p>#REF!</text:p>
          </table:table-cell>
          <table:table-cell table:formula="of:=INDIRECT(&quot;'../csvs/unc1_arr1_pip0_unr11.csv'#$unc1_arr1_pip0_unr11.be11&quot;)" office:value-type="string" office:string-value="" calcext:value-type="error">
            <text:p>#REF!</text:p>
          </table:table-cell>
          <table:table-cell table:formula="of:=INDIRECT(&quot;'../csvs/unc1_arr1_pip0_unr11.csv'#$unc1_arr1_pip0_unr11.bf11&quot;)" office:value-type="string" office:string-value="" calcext:value-type="error">
            <text:p>#REF!</text:p>
          </table:table-cell>
          <table:table-cell table:formula="of:=INDIRECT(&quot;'../csvs/unc1_arr1_pip0_unr11.csv'#$unc1_arr1_pip0_unr11.bg11&quot;)" office:value-type="string" office:string-value="" calcext:value-type="error">
            <text:p>#REF!</text:p>
          </table:table-cell>
          <table:table-cell table:formula="of:=INDIRECT(&quot;'../csvs/unc1_arr1_pip0_unr11.csv'#$unc1_arr1_pip0_unr11.bh11&quot;)" office:value-type="string" office:string-value="" calcext:value-type="error">
            <text:p>#REF!</text:p>
          </table:table-cell>
          <table:table-cell table:formula="of:=INDIRECT(&quot;'../csvs/unc1_arr1_pip0_unr11.csv'#$unc1_arr1_pip0_unr11.bi11&quot;)" office:value-type="string" office:string-value="" calcext:value-type="error">
            <text:p>#REF!</text:p>
          </table:table-cell>
          <table:table-cell table:formula="of:=INDIRECT(&quot;'../csvs/unc1_arr1_pip0_unr11.csv'#$unc1_arr1_pip0_unr11.bj11&quot;)" office:value-type="string" office:string-value="" calcext:value-type="error">
            <text:p>#REF!</text:p>
          </table:table-cell>
          <table:table-cell table:formula="of:=INDIRECT(&quot;'../csvs/unc1_arr1_pip0_unr11.csv'#$unc1_arr1_pip0_unr11.bk11&quot;)" office:value-type="string" office:string-value="" calcext:value-type="error">
            <text:p>#REF!</text:p>
          </table:table-cell>
          <table:table-cell table:formula="of:=INDIRECT(&quot;'../csvs/unc1_arr1_pip0_unr11.csv'#$unc1_arr1_pip0_unr11.bl11&quot;)" office:value-type="string" office:string-value="" calcext:value-type="error">
            <text:p>#REF!</text:p>
          </table:table-cell>
          <table:table-cell table:formula="of:=INDIRECT(&quot;'../csvs/unc1_arr1_pip0_unr11.csv'#$unc1_arr1_pip0_unr11.bm11&quot;)" office:value-type="string" office:string-value="" calcext:value-type="error">
            <text:p>#REF!</text:p>
          </table:table-cell>
          <table:table-cell table:formula="of:=INDIRECT(&quot;'../csvs/unc1_arr1_pip0_unr11.csv'#$unc1_arr1_pip0_unr11.bn11&quot;)" office:value-type="string" office:string-value="" calcext:value-type="error">
            <text:p>#REF!</text:p>
          </table:table-cell>
          <table:table-cell table:formula="of:=INDIRECT(&quot;'../csvs/unc1_arr1_pip0_unr11.csv'#$unc1_arr1_pip0_unr11.bo11&quot;)" office:value-type="string" office:string-value="" calcext:value-type="error">
            <text:p>#REF!</text:p>
          </table:table-cell>
          <table:table-cell table:formula="of:=INDIRECT(&quot;'../csvs/unc1_arr1_pip0_unr11.csv'#$unc1_arr1_pip0_unr1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11.csv'#$unc1_arr1_pip0_unr11.ac12&quot;)" office:value-type="string" office:string-value="" calcext:value-type="error">
            <text:p>#REF!</text:p>
          </table:table-cell>
          <table:table-cell table:formula="of:=INDIRECT(&quot;'../csvs/unc1_arr1_pip0_unr11.csv'#$unc1_arr1_pip0_unr11.ad12&quot;)" office:value-type="string" office:string-value="" calcext:value-type="error">
            <text:p>#REF!</text:p>
          </table:table-cell>
          <table:table-cell table:formula="of:=INDIRECT(&quot;'../csvs/unc1_arr1_pip0_unr11.csv'#$unc1_arr1_pip0_unr11.ae12&quot;)" office:value-type="string" office:string-value="" calcext:value-type="error">
            <text:p>#REF!</text:p>
          </table:table-cell>
          <table:table-cell table:formula="of:=INDIRECT(&quot;'../csvs/unc1_arr1_pip0_unr11.csv'#$unc1_arr1_pip0_unr11.af12&quot;)" office:value-type="string" office:string-value="" calcext:value-type="error">
            <text:p>#REF!</text:p>
          </table:table-cell>
          <table:table-cell table:formula="of:=INDIRECT(&quot;'../csvs/unc1_arr1_pip0_unr11.csv'#$unc1_arr1_pip0_unr11.ag12&quot;)" office:value-type="string" office:string-value="" calcext:value-type="error">
            <text:p>#REF!</text:p>
          </table:table-cell>
          <table:table-cell table:formula="of:=INDIRECT(&quot;'../csvs/unc1_arr1_pip0_unr11.csv'#$unc1_arr1_pip0_unr11.ah12&quot;)" office:value-type="string" office:string-value="" calcext:value-type="error">
            <text:p>#REF!</text:p>
          </table:table-cell>
          <table:table-cell table:formula="of:=INDIRECT(&quot;'../csvs/unc1_arr1_pip0_unr11.csv'#$unc1_arr1_pip0_unr11.ai12&quot;)" office:value-type="string" office:string-value="" calcext:value-type="error">
            <text:p>#REF!</text:p>
          </table:table-cell>
          <table:table-cell table:formula="of:=INDIRECT(&quot;'../csvs/unc1_arr1_pip0_unr11.csv'#$unc1_arr1_pip0_unr11.aj12&quot;)" office:value-type="string" office:string-value="" calcext:value-type="error">
            <text:p>#REF!</text:p>
          </table:table-cell>
          <table:table-cell table:formula="of:=INDIRECT(&quot;'../csvs/unc1_arr1_pip0_unr11.csv'#$unc1_arr1_pip0_unr11.ak12&quot;)" office:value-type="string" office:string-value="" calcext:value-type="error">
            <text:p>#REF!</text:p>
          </table:table-cell>
          <table:table-cell table:formula="of:=INDIRECT(&quot;'../csvs/unc1_arr1_pip0_unr11.csv'#$unc1_arr1_pip0_unr11.al12&quot;)" office:value-type="string" office:string-value="" calcext:value-type="error">
            <text:p>#REF!</text:p>
          </table:table-cell>
          <table:table-cell table:formula="of:=INDIRECT(&quot;'../csvs/unc1_arr1_pip0_unr11.csv'#$unc1_arr1_pip0_unr11.am12&quot;)" office:value-type="string" office:string-value="" calcext:value-type="error">
            <text:p>#REF!</text:p>
          </table:table-cell>
          <table:table-cell table:formula="of:=INDIRECT(&quot;'../csvs/unc1_arr1_pip0_unr11.csv'#$unc1_arr1_pip0_unr11.an12&quot;)" office:value-type="string" office:string-value="" calcext:value-type="error">
            <text:p>#REF!</text:p>
          </table:table-cell>
          <table:table-cell table:formula="of:=INDIRECT(&quot;'../csvs/unc1_arr1_pip0_unr11.csv'#$unc1_arr1_pip0_unr11.ao12&quot;)" office:value-type="string" office:string-value="" calcext:value-type="error">
            <text:p>#REF!</text:p>
          </table:table-cell>
          <table:table-cell table:formula="of:=INDIRECT(&quot;'../csvs/unc1_arr1_pip0_unr11.csv'#$unc1_arr1_pip0_unr11.ap12&quot;)" office:value-type="string" office:string-value="" calcext:value-type="error">
            <text:p>#REF!</text:p>
          </table:table-cell>
          <table:table-cell table:formula="of:=INDIRECT(&quot;'../csvs/unc1_arr1_pip0_unr11.csv'#$unc1_arr1_pip0_unr11.aq12&quot;)" office:value-type="string" office:string-value="" calcext:value-type="error">
            <text:p>#REF!</text:p>
          </table:table-cell>
          <table:table-cell table:formula="of:=INDIRECT(&quot;'../csvs/unc1_arr1_pip0_unr11.csv'#$unc1_arr1_pip0_unr11.ar12&quot;)" office:value-type="string" office:string-value="" calcext:value-type="error">
            <text:p>#REF!</text:p>
          </table:table-cell>
          <table:table-cell table:formula="of:=INDIRECT(&quot;'../csvs/unc1_arr1_pip0_unr11.csv'#$unc1_arr1_pip0_unr11.as12&quot;)" office:value-type="string" office:string-value="" calcext:value-type="error">
            <text:p>#REF!</text:p>
          </table:table-cell>
          <table:table-cell table:formula="of:=INDIRECT(&quot;'../csvs/unc1_arr1_pip0_unr11.csv'#$unc1_arr1_pip0_unr11.at12&quot;)" office:value-type="string" office:string-value="" calcext:value-type="error">
            <text:p>#REF!</text:p>
          </table:table-cell>
          <table:table-cell table:formula="of:=INDIRECT(&quot;'../csvs/unc1_arr1_pip0_unr11.csv'#$unc1_arr1_pip0_unr11.au12&quot;)" office:value-type="string" office:string-value="" calcext:value-type="error">
            <text:p>#REF!</text:p>
          </table:table-cell>
          <table:table-cell table:formula="of:=INDIRECT(&quot;'../csvs/unc1_arr1_pip0_unr11.csv'#$unc1_arr1_pip0_unr11.av12&quot;)" office:value-type="string" office:string-value="" calcext:value-type="error">
            <text:p>#REF!</text:p>
          </table:table-cell>
          <table:table-cell table:formula="of:=INDIRECT(&quot;'../csvs/unc1_arr1_pip0_unr11.csv'#$unc1_arr1_pip0_unr11.aw12&quot;)" office:value-type="string" office:string-value="" calcext:value-type="error">
            <text:p>#REF!</text:p>
          </table:table-cell>
          <table:table-cell table:formula="of:=INDIRECT(&quot;'../csvs/unc1_arr1_pip0_unr11.csv'#$unc1_arr1_pip0_unr11.ax12&quot;)" office:value-type="string" office:string-value="" calcext:value-type="error">
            <text:p>#REF!</text:p>
          </table:table-cell>
          <table:table-cell table:formula="of:=INDIRECT(&quot;'../csvs/unc1_arr1_pip0_unr11.csv'#$unc1_arr1_pip0_unr11.ay12&quot;)" office:value-type="string" office:string-value="" calcext:value-type="error">
            <text:p>#REF!</text:p>
          </table:table-cell>
          <table:table-cell table:formula="of:=INDIRECT(&quot;'../csvs/unc1_arr1_pip0_unr11.csv'#$unc1_arr1_pip0_unr11.az12&quot;)" office:value-type="string" office:string-value="" calcext:value-type="error">
            <text:p>#REF!</text:p>
          </table:table-cell>
          <table:table-cell table:formula="of:=INDIRECT(&quot;'../csvs/unc1_arr1_pip0_unr11.csv'#$unc1_arr1_pip0_unr11.ba12&quot;)" office:value-type="string" office:string-value="" calcext:value-type="error">
            <text:p>#REF!</text:p>
          </table:table-cell>
          <table:table-cell table:formula="of:=INDIRECT(&quot;'../csvs/unc1_arr1_pip0_unr11.csv'#$unc1_arr1_pip0_unr11.bb12&quot;)" office:value-type="string" office:string-value="" calcext:value-type="error">
            <text:p>#REF!</text:p>
          </table:table-cell>
          <table:table-cell table:formula="of:=INDIRECT(&quot;'../csvs/unc1_arr1_pip0_unr11.csv'#$unc1_arr1_pip0_unr11.bc12&quot;)" office:value-type="string" office:string-value="" calcext:value-type="error">
            <text:p>#REF!</text:p>
          </table:table-cell>
          <table:table-cell table:formula="of:=INDIRECT(&quot;'../csvs/unc1_arr1_pip0_unr11.csv'#$unc1_arr1_pip0_unr11.bd12&quot;)" office:value-type="string" office:string-value="" calcext:value-type="error">
            <text:p>#REF!</text:p>
          </table:table-cell>
          <table:table-cell table:formula="of:=INDIRECT(&quot;'../csvs/unc1_arr1_pip0_unr11.csv'#$unc1_arr1_pip0_unr11.be12&quot;)" office:value-type="string" office:string-value="" calcext:value-type="error">
            <text:p>#REF!</text:p>
          </table:table-cell>
          <table:table-cell table:formula="of:=INDIRECT(&quot;'../csvs/unc1_arr1_pip0_unr11.csv'#$unc1_arr1_pip0_unr11.bf12&quot;)" office:value-type="string" office:string-value="" calcext:value-type="error">
            <text:p>#REF!</text:p>
          </table:table-cell>
          <table:table-cell table:formula="of:=INDIRECT(&quot;'../csvs/unc1_arr1_pip0_unr11.csv'#$unc1_arr1_pip0_unr11.bg12&quot;)" office:value-type="string" office:string-value="" calcext:value-type="error">
            <text:p>#REF!</text:p>
          </table:table-cell>
          <table:table-cell table:formula="of:=INDIRECT(&quot;'../csvs/unc1_arr1_pip0_unr11.csv'#$unc1_arr1_pip0_unr11.bh12&quot;)" office:value-type="string" office:string-value="" calcext:value-type="error">
            <text:p>#REF!</text:p>
          </table:table-cell>
          <table:table-cell table:formula="of:=INDIRECT(&quot;'../csvs/unc1_arr1_pip0_unr11.csv'#$unc1_arr1_pip0_unr11.bi12&quot;)" office:value-type="string" office:string-value="" calcext:value-type="error">
            <text:p>#REF!</text:p>
          </table:table-cell>
          <table:table-cell table:formula="of:=INDIRECT(&quot;'../csvs/unc1_arr1_pip0_unr11.csv'#$unc1_arr1_pip0_unr11.bj12&quot;)" office:value-type="string" office:string-value="" calcext:value-type="error">
            <text:p>#REF!</text:p>
          </table:table-cell>
          <table:table-cell table:formula="of:=INDIRECT(&quot;'../csvs/unc1_arr1_pip0_unr11.csv'#$unc1_arr1_pip0_unr11.bk12&quot;)" office:value-type="string" office:string-value="" calcext:value-type="error">
            <text:p>#REF!</text:p>
          </table:table-cell>
          <table:table-cell table:formula="of:=INDIRECT(&quot;'../csvs/unc1_arr1_pip0_unr11.csv'#$unc1_arr1_pip0_unr11.bl12&quot;)" office:value-type="string" office:string-value="" calcext:value-type="error">
            <text:p>#REF!</text:p>
          </table:table-cell>
          <table:table-cell table:formula="of:=INDIRECT(&quot;'../csvs/unc1_arr1_pip0_unr11.csv'#$unc1_arr1_pip0_unr11.bm12&quot;)" office:value-type="string" office:string-value="" calcext:value-type="error">
            <text:p>#REF!</text:p>
          </table:table-cell>
          <table:table-cell table:formula="of:=INDIRECT(&quot;'../csvs/unc1_arr1_pip0_unr11.csv'#$unc1_arr1_pip0_unr11.bn12&quot;)" office:value-type="string" office:string-value="" calcext:value-type="error">
            <text:p>#REF!</text:p>
          </table:table-cell>
          <table:table-cell table:formula="of:=INDIRECT(&quot;'../csvs/unc1_arr1_pip0_unr11.csv'#$unc1_arr1_pip0_unr11.bo12&quot;)" office:value-type="string" office:string-value="" calcext:value-type="error">
            <text:p>#REF!</text:p>
          </table:table-cell>
          <table:table-cell table:formula="of:=INDIRECT(&quot;'../csvs/unc1_arr1_pip0_unr11.csv'#$unc1_arr1_pip0_unr1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11.csv'#$unc1_arr1_pip0_unr11.ac13&quot;)" office:value-type="string" office:string-value="" calcext:value-type="error">
            <text:p>#REF!</text:p>
          </table:table-cell>
          <table:table-cell table:formula="of:=INDIRECT(&quot;'../csvs/unc1_arr1_pip0_unr11.csv'#$unc1_arr1_pip0_unr11.ad13&quot;)" office:value-type="string" office:string-value="" calcext:value-type="error">
            <text:p>#REF!</text:p>
          </table:table-cell>
          <table:table-cell table:formula="of:=INDIRECT(&quot;'../csvs/unc1_arr1_pip0_unr11.csv'#$unc1_arr1_pip0_unr11.ae13&quot;)" office:value-type="string" office:string-value="" calcext:value-type="error">
            <text:p>#REF!</text:p>
          </table:table-cell>
          <table:table-cell table:formula="of:=INDIRECT(&quot;'../csvs/unc1_arr1_pip0_unr11.csv'#$unc1_arr1_pip0_unr11.af13&quot;)" office:value-type="string" office:string-value="" calcext:value-type="error">
            <text:p>#REF!</text:p>
          </table:table-cell>
          <table:table-cell table:formula="of:=INDIRECT(&quot;'../csvs/unc1_arr1_pip0_unr11.csv'#$unc1_arr1_pip0_unr11.ag13&quot;)" office:value-type="string" office:string-value="" calcext:value-type="error">
            <text:p>#REF!</text:p>
          </table:table-cell>
          <table:table-cell table:formula="of:=INDIRECT(&quot;'../csvs/unc1_arr1_pip0_unr11.csv'#$unc1_arr1_pip0_unr11.ah13&quot;)" office:value-type="string" office:string-value="" calcext:value-type="error">
            <text:p>#REF!</text:p>
          </table:table-cell>
          <table:table-cell table:formula="of:=INDIRECT(&quot;'../csvs/unc1_arr1_pip0_unr11.csv'#$unc1_arr1_pip0_unr11.ai13&quot;)" office:value-type="string" office:string-value="" calcext:value-type="error">
            <text:p>#REF!</text:p>
          </table:table-cell>
          <table:table-cell table:formula="of:=INDIRECT(&quot;'../csvs/unc1_arr1_pip0_unr11.csv'#$unc1_arr1_pip0_unr11.aj13&quot;)" office:value-type="string" office:string-value="" calcext:value-type="error">
            <text:p>#REF!</text:p>
          </table:table-cell>
          <table:table-cell table:formula="of:=INDIRECT(&quot;'../csvs/unc1_arr1_pip0_unr11.csv'#$unc1_arr1_pip0_unr11.ak13&quot;)" office:value-type="string" office:string-value="" calcext:value-type="error">
            <text:p>#REF!</text:p>
          </table:table-cell>
          <table:table-cell table:formula="of:=INDIRECT(&quot;'../csvs/unc1_arr1_pip0_unr11.csv'#$unc1_arr1_pip0_unr11.al13&quot;)" office:value-type="string" office:string-value="" calcext:value-type="error">
            <text:p>#REF!</text:p>
          </table:table-cell>
          <table:table-cell table:formula="of:=INDIRECT(&quot;'../csvs/unc1_arr1_pip0_unr11.csv'#$unc1_arr1_pip0_unr11.am13&quot;)" office:value-type="string" office:string-value="" calcext:value-type="error">
            <text:p>#REF!</text:p>
          </table:table-cell>
          <table:table-cell table:formula="of:=INDIRECT(&quot;'../csvs/unc1_arr1_pip0_unr11.csv'#$unc1_arr1_pip0_unr11.an13&quot;)" office:value-type="string" office:string-value="" calcext:value-type="error">
            <text:p>#REF!</text:p>
          </table:table-cell>
          <table:table-cell table:formula="of:=INDIRECT(&quot;'../csvs/unc1_arr1_pip0_unr11.csv'#$unc1_arr1_pip0_unr11.ao13&quot;)" office:value-type="string" office:string-value="" calcext:value-type="error">
            <text:p>#REF!</text:p>
          </table:table-cell>
          <table:table-cell table:formula="of:=INDIRECT(&quot;'../csvs/unc1_arr1_pip0_unr11.csv'#$unc1_arr1_pip0_unr11.ap13&quot;)" office:value-type="string" office:string-value="" calcext:value-type="error">
            <text:p>#REF!</text:p>
          </table:table-cell>
          <table:table-cell table:formula="of:=INDIRECT(&quot;'../csvs/unc1_arr1_pip0_unr11.csv'#$unc1_arr1_pip0_unr11.aq13&quot;)" office:value-type="string" office:string-value="" calcext:value-type="error">
            <text:p>#REF!</text:p>
          </table:table-cell>
          <table:table-cell table:formula="of:=INDIRECT(&quot;'../csvs/unc1_arr1_pip0_unr11.csv'#$unc1_arr1_pip0_unr11.ar13&quot;)" office:value-type="string" office:string-value="" calcext:value-type="error">
            <text:p>#REF!</text:p>
          </table:table-cell>
          <table:table-cell table:formula="of:=INDIRECT(&quot;'../csvs/unc1_arr1_pip0_unr11.csv'#$unc1_arr1_pip0_unr11.as13&quot;)" office:value-type="string" office:string-value="" calcext:value-type="error">
            <text:p>#REF!</text:p>
          </table:table-cell>
          <table:table-cell table:formula="of:=INDIRECT(&quot;'../csvs/unc1_arr1_pip0_unr11.csv'#$unc1_arr1_pip0_unr11.at13&quot;)" office:value-type="string" office:string-value="" calcext:value-type="error">
            <text:p>#REF!</text:p>
          </table:table-cell>
          <table:table-cell table:formula="of:=INDIRECT(&quot;'../csvs/unc1_arr1_pip0_unr11.csv'#$unc1_arr1_pip0_unr11.au13&quot;)" office:value-type="string" office:string-value="" calcext:value-type="error">
            <text:p>#REF!</text:p>
          </table:table-cell>
          <table:table-cell table:formula="of:=INDIRECT(&quot;'../csvs/unc1_arr1_pip0_unr11.csv'#$unc1_arr1_pip0_unr11.av13&quot;)" office:value-type="string" office:string-value="" calcext:value-type="error">
            <text:p>#REF!</text:p>
          </table:table-cell>
          <table:table-cell table:formula="of:=INDIRECT(&quot;'../csvs/unc1_arr1_pip0_unr11.csv'#$unc1_arr1_pip0_unr11.aw13&quot;)" office:value-type="string" office:string-value="" calcext:value-type="error">
            <text:p>#REF!</text:p>
          </table:table-cell>
          <table:table-cell table:formula="of:=INDIRECT(&quot;'../csvs/unc1_arr1_pip0_unr11.csv'#$unc1_arr1_pip0_unr11.ax13&quot;)" office:value-type="string" office:string-value="" calcext:value-type="error">
            <text:p>#REF!</text:p>
          </table:table-cell>
          <table:table-cell table:formula="of:=INDIRECT(&quot;'../csvs/unc1_arr1_pip0_unr11.csv'#$unc1_arr1_pip0_unr11.ay13&quot;)" office:value-type="string" office:string-value="" calcext:value-type="error">
            <text:p>#REF!</text:p>
          </table:table-cell>
          <table:table-cell table:formula="of:=INDIRECT(&quot;'../csvs/unc1_arr1_pip0_unr11.csv'#$unc1_arr1_pip0_unr11.az13&quot;)" office:value-type="string" office:string-value="" calcext:value-type="error">
            <text:p>#REF!</text:p>
          </table:table-cell>
          <table:table-cell table:formula="of:=INDIRECT(&quot;'../csvs/unc1_arr1_pip0_unr11.csv'#$unc1_arr1_pip0_unr11.ba13&quot;)" office:value-type="string" office:string-value="" calcext:value-type="error">
            <text:p>#REF!</text:p>
          </table:table-cell>
          <table:table-cell table:formula="of:=INDIRECT(&quot;'../csvs/unc1_arr1_pip0_unr11.csv'#$unc1_arr1_pip0_unr11.bb13&quot;)" office:value-type="string" office:string-value="" calcext:value-type="error">
            <text:p>#REF!</text:p>
          </table:table-cell>
          <table:table-cell table:formula="of:=INDIRECT(&quot;'../csvs/unc1_arr1_pip0_unr11.csv'#$unc1_arr1_pip0_unr11.bc13&quot;)" office:value-type="string" office:string-value="" calcext:value-type="error">
            <text:p>#REF!</text:p>
          </table:table-cell>
          <table:table-cell table:formula="of:=INDIRECT(&quot;'../csvs/unc1_arr1_pip0_unr11.csv'#$unc1_arr1_pip0_unr11.bd13&quot;)" office:value-type="string" office:string-value="" calcext:value-type="error">
            <text:p>#REF!</text:p>
          </table:table-cell>
          <table:table-cell table:formula="of:=INDIRECT(&quot;'../csvs/unc1_arr1_pip0_unr11.csv'#$unc1_arr1_pip0_unr11.be13&quot;)" office:value-type="string" office:string-value="" calcext:value-type="error">
            <text:p>#REF!</text:p>
          </table:table-cell>
          <table:table-cell table:formula="of:=INDIRECT(&quot;'../csvs/unc1_arr1_pip0_unr11.csv'#$unc1_arr1_pip0_unr11.bf13&quot;)" office:value-type="string" office:string-value="" calcext:value-type="error">
            <text:p>#REF!</text:p>
          </table:table-cell>
          <table:table-cell table:formula="of:=INDIRECT(&quot;'../csvs/unc1_arr1_pip0_unr11.csv'#$unc1_arr1_pip0_unr11.bg13&quot;)" office:value-type="string" office:string-value="" calcext:value-type="error">
            <text:p>#REF!</text:p>
          </table:table-cell>
          <table:table-cell table:formula="of:=INDIRECT(&quot;'../csvs/unc1_arr1_pip0_unr11.csv'#$unc1_arr1_pip0_unr11.bh13&quot;)" office:value-type="string" office:string-value="" calcext:value-type="error">
            <text:p>#REF!</text:p>
          </table:table-cell>
          <table:table-cell table:formula="of:=INDIRECT(&quot;'../csvs/unc1_arr1_pip0_unr11.csv'#$unc1_arr1_pip0_unr11.bi13&quot;)" office:value-type="string" office:string-value="" calcext:value-type="error">
            <text:p>#REF!</text:p>
          </table:table-cell>
          <table:table-cell table:formula="of:=INDIRECT(&quot;'../csvs/unc1_arr1_pip0_unr11.csv'#$unc1_arr1_pip0_unr11.bj13&quot;)" office:value-type="string" office:string-value="" calcext:value-type="error">
            <text:p>#REF!</text:p>
          </table:table-cell>
          <table:table-cell table:formula="of:=INDIRECT(&quot;'../csvs/unc1_arr1_pip0_unr11.csv'#$unc1_arr1_pip0_unr11.bk13&quot;)" office:value-type="string" office:string-value="" calcext:value-type="error">
            <text:p>#REF!</text:p>
          </table:table-cell>
          <table:table-cell table:formula="of:=INDIRECT(&quot;'../csvs/unc1_arr1_pip0_unr11.csv'#$unc1_arr1_pip0_unr11.bl13&quot;)" office:value-type="string" office:string-value="" calcext:value-type="error">
            <text:p>#REF!</text:p>
          </table:table-cell>
          <table:table-cell table:formula="of:=INDIRECT(&quot;'../csvs/unc1_arr1_pip0_unr11.csv'#$unc1_arr1_pip0_unr11.bm13&quot;)" office:value-type="string" office:string-value="" calcext:value-type="error">
            <text:p>#REF!</text:p>
          </table:table-cell>
          <table:table-cell table:formula="of:=INDIRECT(&quot;'../csvs/unc1_arr1_pip0_unr11.csv'#$unc1_arr1_pip0_unr11.bn13&quot;)" office:value-type="string" office:string-value="" calcext:value-type="error">
            <text:p>#REF!</text:p>
          </table:table-cell>
          <table:table-cell table:formula="of:=INDIRECT(&quot;'../csvs/unc1_arr1_pip0_unr11.csv'#$unc1_arr1_pip0_unr11.bo13&quot;)" office:value-type="string" office:string-value="" calcext:value-type="error">
            <text:p>#REF!</text:p>
          </table:table-cell>
          <table:table-cell table:formula="of:=INDIRECT(&quot;'../csvs/unc1_arr1_pip0_unr11.csv'#$unc1_arr1_pip0_unr1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11.csv'#$unc1_arr1_pip0_unr11.ac14&quot;)" office:value-type="string" office:string-value="" calcext:value-type="error">
            <text:p>#REF!</text:p>
          </table:table-cell>
          <table:table-cell table:formula="of:=INDIRECT(&quot;'../csvs/unc1_arr1_pip0_unr11.csv'#$unc1_arr1_pip0_unr11.ad14&quot;)" office:value-type="string" office:string-value="" calcext:value-type="error">
            <text:p>#REF!</text:p>
          </table:table-cell>
          <table:table-cell table:formula="of:=INDIRECT(&quot;'../csvs/unc1_arr1_pip0_unr11.csv'#$unc1_arr1_pip0_unr11.ae14&quot;)" office:value-type="string" office:string-value="" calcext:value-type="error">
            <text:p>#REF!</text:p>
          </table:table-cell>
          <table:table-cell table:formula="of:=INDIRECT(&quot;'../csvs/unc1_arr1_pip0_unr11.csv'#$unc1_arr1_pip0_unr11.af14&quot;)" office:value-type="string" office:string-value="" calcext:value-type="error">
            <text:p>#REF!</text:p>
          </table:table-cell>
          <table:table-cell table:formula="of:=INDIRECT(&quot;'../csvs/unc1_arr1_pip0_unr11.csv'#$unc1_arr1_pip0_unr11.ag14&quot;)" office:value-type="string" office:string-value="" calcext:value-type="error">
            <text:p>#REF!</text:p>
          </table:table-cell>
          <table:table-cell table:formula="of:=INDIRECT(&quot;'../csvs/unc1_arr1_pip0_unr11.csv'#$unc1_arr1_pip0_unr11.ah14&quot;)" office:value-type="string" office:string-value="" calcext:value-type="error">
            <text:p>#REF!</text:p>
          </table:table-cell>
          <table:table-cell table:formula="of:=INDIRECT(&quot;'../csvs/unc1_arr1_pip0_unr11.csv'#$unc1_arr1_pip0_unr11.ai14&quot;)" office:value-type="string" office:string-value="" calcext:value-type="error">
            <text:p>#REF!</text:p>
          </table:table-cell>
          <table:table-cell table:formula="of:=INDIRECT(&quot;'../csvs/unc1_arr1_pip0_unr11.csv'#$unc1_arr1_pip0_unr11.aj14&quot;)" office:value-type="string" office:string-value="" calcext:value-type="error">
            <text:p>#REF!</text:p>
          </table:table-cell>
          <table:table-cell table:formula="of:=INDIRECT(&quot;'../csvs/unc1_arr1_pip0_unr11.csv'#$unc1_arr1_pip0_unr11.ak14&quot;)" office:value-type="string" office:string-value="" calcext:value-type="error">
            <text:p>#REF!</text:p>
          </table:table-cell>
          <table:table-cell table:formula="of:=INDIRECT(&quot;'../csvs/unc1_arr1_pip0_unr11.csv'#$unc1_arr1_pip0_unr11.al14&quot;)" office:value-type="string" office:string-value="" calcext:value-type="error">
            <text:p>#REF!</text:p>
          </table:table-cell>
          <table:table-cell table:formula="of:=INDIRECT(&quot;'../csvs/unc1_arr1_pip0_unr11.csv'#$unc1_arr1_pip0_unr11.am14&quot;)" office:value-type="string" office:string-value="" calcext:value-type="error">
            <text:p>#REF!</text:p>
          </table:table-cell>
          <table:table-cell table:formula="of:=INDIRECT(&quot;'../csvs/unc1_arr1_pip0_unr11.csv'#$unc1_arr1_pip0_unr11.an14&quot;)" office:value-type="string" office:string-value="" calcext:value-type="error">
            <text:p>#REF!</text:p>
          </table:table-cell>
          <table:table-cell table:formula="of:=INDIRECT(&quot;'../csvs/unc1_arr1_pip0_unr11.csv'#$unc1_arr1_pip0_unr11.ao14&quot;)" office:value-type="string" office:string-value="" calcext:value-type="error">
            <text:p>#REF!</text:p>
          </table:table-cell>
          <table:table-cell table:formula="of:=INDIRECT(&quot;'../csvs/unc1_arr1_pip0_unr11.csv'#$unc1_arr1_pip0_unr11.ap14&quot;)" office:value-type="string" office:string-value="" calcext:value-type="error">
            <text:p>#REF!</text:p>
          </table:table-cell>
          <table:table-cell table:formula="of:=INDIRECT(&quot;'../csvs/unc1_arr1_pip0_unr11.csv'#$unc1_arr1_pip0_unr11.aq14&quot;)" office:value-type="string" office:string-value="" calcext:value-type="error">
            <text:p>#REF!</text:p>
          </table:table-cell>
          <table:table-cell table:formula="of:=INDIRECT(&quot;'../csvs/unc1_arr1_pip0_unr11.csv'#$unc1_arr1_pip0_unr11.ar14&quot;)" office:value-type="string" office:string-value="" calcext:value-type="error">
            <text:p>#REF!</text:p>
          </table:table-cell>
          <table:table-cell table:formula="of:=INDIRECT(&quot;'../csvs/unc1_arr1_pip0_unr11.csv'#$unc1_arr1_pip0_unr11.as14&quot;)" office:value-type="string" office:string-value="" calcext:value-type="error">
            <text:p>#REF!</text:p>
          </table:table-cell>
          <table:table-cell table:formula="of:=INDIRECT(&quot;'../csvs/unc1_arr1_pip0_unr11.csv'#$unc1_arr1_pip0_unr11.at14&quot;)" office:value-type="string" office:string-value="" calcext:value-type="error">
            <text:p>#REF!</text:p>
          </table:table-cell>
          <table:table-cell table:formula="of:=INDIRECT(&quot;'../csvs/unc1_arr1_pip0_unr11.csv'#$unc1_arr1_pip0_unr11.au14&quot;)" office:value-type="string" office:string-value="" calcext:value-type="error">
            <text:p>#REF!</text:p>
          </table:table-cell>
          <table:table-cell table:formula="of:=INDIRECT(&quot;'../csvs/unc1_arr1_pip0_unr11.csv'#$unc1_arr1_pip0_unr11.av14&quot;)" office:value-type="string" office:string-value="" calcext:value-type="error">
            <text:p>#REF!</text:p>
          </table:table-cell>
          <table:table-cell table:formula="of:=INDIRECT(&quot;'../csvs/unc1_arr1_pip0_unr11.csv'#$unc1_arr1_pip0_unr11.aw14&quot;)" office:value-type="string" office:string-value="" calcext:value-type="error">
            <text:p>#REF!</text:p>
          </table:table-cell>
          <table:table-cell table:formula="of:=INDIRECT(&quot;'../csvs/unc1_arr1_pip0_unr11.csv'#$unc1_arr1_pip0_unr11.ax14&quot;)" office:value-type="string" office:string-value="" calcext:value-type="error">
            <text:p>#REF!</text:p>
          </table:table-cell>
          <table:table-cell table:formula="of:=INDIRECT(&quot;'../csvs/unc1_arr1_pip0_unr11.csv'#$unc1_arr1_pip0_unr11.ay14&quot;)" office:value-type="string" office:string-value="" calcext:value-type="error">
            <text:p>#REF!</text:p>
          </table:table-cell>
          <table:table-cell table:formula="of:=INDIRECT(&quot;'../csvs/unc1_arr1_pip0_unr11.csv'#$unc1_arr1_pip0_unr11.az14&quot;)" office:value-type="string" office:string-value="" calcext:value-type="error">
            <text:p>#REF!</text:p>
          </table:table-cell>
          <table:table-cell table:formula="of:=INDIRECT(&quot;'../csvs/unc1_arr1_pip0_unr11.csv'#$unc1_arr1_pip0_unr11.ba14&quot;)" office:value-type="string" office:string-value="" calcext:value-type="error">
            <text:p>#REF!</text:p>
          </table:table-cell>
          <table:table-cell table:formula="of:=INDIRECT(&quot;'../csvs/unc1_arr1_pip0_unr11.csv'#$unc1_arr1_pip0_unr11.bb14&quot;)" office:value-type="string" office:string-value="" calcext:value-type="error">
            <text:p>#REF!</text:p>
          </table:table-cell>
          <table:table-cell table:formula="of:=INDIRECT(&quot;'../csvs/unc1_arr1_pip0_unr11.csv'#$unc1_arr1_pip0_unr11.bc14&quot;)" office:value-type="string" office:string-value="" calcext:value-type="error">
            <text:p>#REF!</text:p>
          </table:table-cell>
          <table:table-cell table:formula="of:=INDIRECT(&quot;'../csvs/unc1_arr1_pip0_unr11.csv'#$unc1_arr1_pip0_unr11.bd14&quot;)" office:value-type="string" office:string-value="" calcext:value-type="error">
            <text:p>#REF!</text:p>
          </table:table-cell>
          <table:table-cell table:formula="of:=INDIRECT(&quot;'../csvs/unc1_arr1_pip0_unr11.csv'#$unc1_arr1_pip0_unr11.be14&quot;)" office:value-type="string" office:string-value="" calcext:value-type="error">
            <text:p>#REF!</text:p>
          </table:table-cell>
          <table:table-cell table:formula="of:=INDIRECT(&quot;'../csvs/unc1_arr1_pip0_unr11.csv'#$unc1_arr1_pip0_unr11.bf14&quot;)" office:value-type="string" office:string-value="" calcext:value-type="error">
            <text:p>#REF!</text:p>
          </table:table-cell>
          <table:table-cell table:formula="of:=INDIRECT(&quot;'../csvs/unc1_arr1_pip0_unr11.csv'#$unc1_arr1_pip0_unr11.bg14&quot;)" office:value-type="string" office:string-value="" calcext:value-type="error">
            <text:p>#REF!</text:p>
          </table:table-cell>
          <table:table-cell table:formula="of:=INDIRECT(&quot;'../csvs/unc1_arr1_pip0_unr11.csv'#$unc1_arr1_pip0_unr11.bh14&quot;)" office:value-type="string" office:string-value="" calcext:value-type="error">
            <text:p>#REF!</text:p>
          </table:table-cell>
          <table:table-cell table:formula="of:=INDIRECT(&quot;'../csvs/unc1_arr1_pip0_unr11.csv'#$unc1_arr1_pip0_unr11.bi14&quot;)" office:value-type="string" office:string-value="" calcext:value-type="error">
            <text:p>#REF!</text:p>
          </table:table-cell>
          <table:table-cell table:formula="of:=INDIRECT(&quot;'../csvs/unc1_arr1_pip0_unr11.csv'#$unc1_arr1_pip0_unr11.bj14&quot;)" office:value-type="string" office:string-value="" calcext:value-type="error">
            <text:p>#REF!</text:p>
          </table:table-cell>
          <table:table-cell table:formula="of:=INDIRECT(&quot;'../csvs/unc1_arr1_pip0_unr11.csv'#$unc1_arr1_pip0_unr11.bk14&quot;)" office:value-type="string" office:string-value="" calcext:value-type="error">
            <text:p>#REF!</text:p>
          </table:table-cell>
          <table:table-cell table:formula="of:=INDIRECT(&quot;'../csvs/unc1_arr1_pip0_unr11.csv'#$unc1_arr1_pip0_unr11.bl14&quot;)" office:value-type="string" office:string-value="" calcext:value-type="error">
            <text:p>#REF!</text:p>
          </table:table-cell>
          <table:table-cell table:formula="of:=INDIRECT(&quot;'../csvs/unc1_arr1_pip0_unr11.csv'#$unc1_arr1_pip0_unr11.bm14&quot;)" office:value-type="string" office:string-value="" calcext:value-type="error">
            <text:p>#REF!</text:p>
          </table:table-cell>
          <table:table-cell table:formula="of:=INDIRECT(&quot;'../csvs/unc1_arr1_pip0_unr11.csv'#$unc1_arr1_pip0_unr11.bn14&quot;)" office:value-type="string" office:string-value="" calcext:value-type="error">
            <text:p>#REF!</text:p>
          </table:table-cell>
          <table:table-cell table:formula="of:=INDIRECT(&quot;'../csvs/unc1_arr1_pip0_unr11.csv'#$unc1_arr1_pip0_unr11.bo14&quot;)" office:value-type="string" office:string-value="" calcext:value-type="error">
            <text:p>#REF!</text:p>
          </table:table-cell>
          <table:table-cell table:formula="of:=INDIRECT(&quot;'../csvs/unc1_arr1_pip0_unr11.csv'#$unc1_arr1_pip0_unr1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11.csv'#$unc1_arr1_pip0_unr11.ac15&quot;)" office:value-type="string" office:string-value="" calcext:value-type="error">
            <text:p>#REF!</text:p>
          </table:table-cell>
          <table:table-cell table:formula="of:=INDIRECT(&quot;'../csvs/unc1_arr1_pip0_unr11.csv'#$unc1_arr1_pip0_unr11.ad15&quot;)" office:value-type="string" office:string-value="" calcext:value-type="error">
            <text:p>#REF!</text:p>
          </table:table-cell>
          <table:table-cell table:formula="of:=INDIRECT(&quot;'../csvs/unc1_arr1_pip0_unr11.csv'#$unc1_arr1_pip0_unr11.ae15&quot;)" office:value-type="string" office:string-value="" calcext:value-type="error">
            <text:p>#REF!</text:p>
          </table:table-cell>
          <table:table-cell table:formula="of:=INDIRECT(&quot;'../csvs/unc1_arr1_pip0_unr11.csv'#$unc1_arr1_pip0_unr11.af15&quot;)" office:value-type="string" office:string-value="" calcext:value-type="error">
            <text:p>#REF!</text:p>
          </table:table-cell>
          <table:table-cell table:formula="of:=INDIRECT(&quot;'../csvs/unc1_arr1_pip0_unr11.csv'#$unc1_arr1_pip0_unr11.ag15&quot;)" office:value-type="string" office:string-value="" calcext:value-type="error">
            <text:p>#REF!</text:p>
          </table:table-cell>
          <table:table-cell table:formula="of:=INDIRECT(&quot;'../csvs/unc1_arr1_pip0_unr11.csv'#$unc1_arr1_pip0_unr11.ah15&quot;)" office:value-type="string" office:string-value="" calcext:value-type="error">
            <text:p>#REF!</text:p>
          </table:table-cell>
          <table:table-cell table:formula="of:=INDIRECT(&quot;'../csvs/unc1_arr1_pip0_unr11.csv'#$unc1_arr1_pip0_unr11.ai15&quot;)" office:value-type="string" office:string-value="" calcext:value-type="error">
            <text:p>#REF!</text:p>
          </table:table-cell>
          <table:table-cell table:formula="of:=INDIRECT(&quot;'../csvs/unc1_arr1_pip0_unr11.csv'#$unc1_arr1_pip0_unr11.aj15&quot;)" office:value-type="string" office:string-value="" calcext:value-type="error">
            <text:p>#REF!</text:p>
          </table:table-cell>
          <table:table-cell table:formula="of:=INDIRECT(&quot;'../csvs/unc1_arr1_pip0_unr11.csv'#$unc1_arr1_pip0_unr11.ak15&quot;)" office:value-type="string" office:string-value="" calcext:value-type="error">
            <text:p>#REF!</text:p>
          </table:table-cell>
          <table:table-cell table:formula="of:=INDIRECT(&quot;'../csvs/unc1_arr1_pip0_unr11.csv'#$unc1_arr1_pip0_unr11.al15&quot;)" office:value-type="string" office:string-value="" calcext:value-type="error">
            <text:p>#REF!</text:p>
          </table:table-cell>
          <table:table-cell table:formula="of:=INDIRECT(&quot;'../csvs/unc1_arr1_pip0_unr11.csv'#$unc1_arr1_pip0_unr11.am15&quot;)" office:value-type="string" office:string-value="" calcext:value-type="error">
            <text:p>#REF!</text:p>
          </table:table-cell>
          <table:table-cell table:formula="of:=INDIRECT(&quot;'../csvs/unc1_arr1_pip0_unr11.csv'#$unc1_arr1_pip0_unr11.an15&quot;)" office:value-type="string" office:string-value="" calcext:value-type="error">
            <text:p>#REF!</text:p>
          </table:table-cell>
          <table:table-cell table:formula="of:=INDIRECT(&quot;'../csvs/unc1_arr1_pip0_unr11.csv'#$unc1_arr1_pip0_unr11.ao15&quot;)" office:value-type="string" office:string-value="" calcext:value-type="error">
            <text:p>#REF!</text:p>
          </table:table-cell>
          <table:table-cell table:formula="of:=INDIRECT(&quot;'../csvs/unc1_arr1_pip0_unr11.csv'#$unc1_arr1_pip0_unr11.ap15&quot;)" office:value-type="string" office:string-value="" calcext:value-type="error">
            <text:p>#REF!</text:p>
          </table:table-cell>
          <table:table-cell table:formula="of:=INDIRECT(&quot;'../csvs/unc1_arr1_pip0_unr11.csv'#$unc1_arr1_pip0_unr11.aq15&quot;)" office:value-type="string" office:string-value="" calcext:value-type="error">
            <text:p>#REF!</text:p>
          </table:table-cell>
          <table:table-cell table:formula="of:=INDIRECT(&quot;'../csvs/unc1_arr1_pip0_unr11.csv'#$unc1_arr1_pip0_unr11.ar15&quot;)" office:value-type="string" office:string-value="" calcext:value-type="error">
            <text:p>#REF!</text:p>
          </table:table-cell>
          <table:table-cell table:formula="of:=INDIRECT(&quot;'../csvs/unc1_arr1_pip0_unr11.csv'#$unc1_arr1_pip0_unr11.as15&quot;)" office:value-type="string" office:string-value="" calcext:value-type="error">
            <text:p>#REF!</text:p>
          </table:table-cell>
          <table:table-cell table:formula="of:=INDIRECT(&quot;'../csvs/unc1_arr1_pip0_unr11.csv'#$unc1_arr1_pip0_unr11.at15&quot;)" office:value-type="string" office:string-value="" calcext:value-type="error">
            <text:p>#REF!</text:p>
          </table:table-cell>
          <table:table-cell table:formula="of:=INDIRECT(&quot;'../csvs/unc1_arr1_pip0_unr11.csv'#$unc1_arr1_pip0_unr11.au15&quot;)" office:value-type="string" office:string-value="" calcext:value-type="error">
            <text:p>#REF!</text:p>
          </table:table-cell>
          <table:table-cell table:formula="of:=INDIRECT(&quot;'../csvs/unc1_arr1_pip0_unr11.csv'#$unc1_arr1_pip0_unr11.av15&quot;)" office:value-type="string" office:string-value="" calcext:value-type="error">
            <text:p>#REF!</text:p>
          </table:table-cell>
          <table:table-cell table:formula="of:=INDIRECT(&quot;'../csvs/unc1_arr1_pip0_unr11.csv'#$unc1_arr1_pip0_unr11.aw15&quot;)" office:value-type="string" office:string-value="" calcext:value-type="error">
            <text:p>#REF!</text:p>
          </table:table-cell>
          <table:table-cell table:formula="of:=INDIRECT(&quot;'../csvs/unc1_arr1_pip0_unr11.csv'#$unc1_arr1_pip0_unr11.ax15&quot;)" office:value-type="string" office:string-value="" calcext:value-type="error">
            <text:p>#REF!</text:p>
          </table:table-cell>
          <table:table-cell table:formula="of:=INDIRECT(&quot;'../csvs/unc1_arr1_pip0_unr11.csv'#$unc1_arr1_pip0_unr11.ay15&quot;)" office:value-type="string" office:string-value="" calcext:value-type="error">
            <text:p>#REF!</text:p>
          </table:table-cell>
          <table:table-cell table:formula="of:=INDIRECT(&quot;'../csvs/unc1_arr1_pip0_unr11.csv'#$unc1_arr1_pip0_unr11.az15&quot;)" office:value-type="string" office:string-value="" calcext:value-type="error">
            <text:p>#REF!</text:p>
          </table:table-cell>
          <table:table-cell table:formula="of:=INDIRECT(&quot;'../csvs/unc1_arr1_pip0_unr11.csv'#$unc1_arr1_pip0_unr11.ba15&quot;)" office:value-type="string" office:string-value="" calcext:value-type="error">
            <text:p>#REF!</text:p>
          </table:table-cell>
          <table:table-cell table:formula="of:=INDIRECT(&quot;'../csvs/unc1_arr1_pip0_unr11.csv'#$unc1_arr1_pip0_unr11.bb15&quot;)" office:value-type="string" office:string-value="" calcext:value-type="error">
            <text:p>#REF!</text:p>
          </table:table-cell>
          <table:table-cell table:formula="of:=INDIRECT(&quot;'../csvs/unc1_arr1_pip0_unr11.csv'#$unc1_arr1_pip0_unr11.bc15&quot;)" office:value-type="string" office:string-value="" calcext:value-type="error">
            <text:p>#REF!</text:p>
          </table:table-cell>
          <table:table-cell table:formula="of:=INDIRECT(&quot;'../csvs/unc1_arr1_pip0_unr11.csv'#$unc1_arr1_pip0_unr11.bd15&quot;)" office:value-type="string" office:string-value="" calcext:value-type="error">
            <text:p>#REF!</text:p>
          </table:table-cell>
          <table:table-cell table:formula="of:=INDIRECT(&quot;'../csvs/unc1_arr1_pip0_unr11.csv'#$unc1_arr1_pip0_unr11.be15&quot;)" office:value-type="string" office:string-value="" calcext:value-type="error">
            <text:p>#REF!</text:p>
          </table:table-cell>
          <table:table-cell table:formula="of:=INDIRECT(&quot;'../csvs/unc1_arr1_pip0_unr11.csv'#$unc1_arr1_pip0_unr11.bf15&quot;)" office:value-type="string" office:string-value="" calcext:value-type="error">
            <text:p>#REF!</text:p>
          </table:table-cell>
          <table:table-cell table:formula="of:=INDIRECT(&quot;'../csvs/unc1_arr1_pip0_unr11.csv'#$unc1_arr1_pip0_unr11.bg15&quot;)" office:value-type="string" office:string-value="" calcext:value-type="error">
            <text:p>#REF!</text:p>
          </table:table-cell>
          <table:table-cell table:formula="of:=INDIRECT(&quot;'../csvs/unc1_arr1_pip0_unr11.csv'#$unc1_arr1_pip0_unr11.bh15&quot;)" office:value-type="string" office:string-value="" calcext:value-type="error">
            <text:p>#REF!</text:p>
          </table:table-cell>
          <table:table-cell table:formula="of:=INDIRECT(&quot;'../csvs/unc1_arr1_pip0_unr11.csv'#$unc1_arr1_pip0_unr11.bi15&quot;)" office:value-type="string" office:string-value="" calcext:value-type="error">
            <text:p>#REF!</text:p>
          </table:table-cell>
          <table:table-cell table:formula="of:=INDIRECT(&quot;'../csvs/unc1_arr1_pip0_unr11.csv'#$unc1_arr1_pip0_unr11.bj15&quot;)" office:value-type="string" office:string-value="" calcext:value-type="error">
            <text:p>#REF!</text:p>
          </table:table-cell>
          <table:table-cell table:formula="of:=INDIRECT(&quot;'../csvs/unc1_arr1_pip0_unr11.csv'#$unc1_arr1_pip0_unr11.bk15&quot;)" office:value-type="string" office:string-value="" calcext:value-type="error">
            <text:p>#REF!</text:p>
          </table:table-cell>
          <table:table-cell table:formula="of:=INDIRECT(&quot;'../csvs/unc1_arr1_pip0_unr11.csv'#$unc1_arr1_pip0_unr11.bl15&quot;)" office:value-type="string" office:string-value="" calcext:value-type="error">
            <text:p>#REF!</text:p>
          </table:table-cell>
          <table:table-cell table:formula="of:=INDIRECT(&quot;'../csvs/unc1_arr1_pip0_unr11.csv'#$unc1_arr1_pip0_unr11.bm15&quot;)" office:value-type="string" office:string-value="" calcext:value-type="error">
            <text:p>#REF!</text:p>
          </table:table-cell>
          <table:table-cell table:formula="of:=INDIRECT(&quot;'../csvs/unc1_arr1_pip0_unr11.csv'#$unc1_arr1_pip0_unr11.bn15&quot;)" office:value-type="string" office:string-value="" calcext:value-type="error">
            <text:p>#REF!</text:p>
          </table:table-cell>
          <table:table-cell table:formula="of:=INDIRECT(&quot;'../csvs/unc1_arr1_pip0_unr11.csv'#$unc1_arr1_pip0_unr11.bo15&quot;)" office:value-type="string" office:string-value="" calcext:value-type="error">
            <text:p>#REF!</text:p>
          </table:table-cell>
          <table:table-cell table:formula="of:=INDIRECT(&quot;'../csvs/unc1_arr1_pip0_unr11.csv'#$unc1_arr1_pip0_unr1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11.csv'#$unc1_arr1_pip0_unr11.ac16&quot;)" office:value-type="string" office:string-value="" calcext:value-type="error">
            <text:p>#REF!</text:p>
          </table:table-cell>
          <table:table-cell table:formula="of:=INDIRECT(&quot;'../csvs/unc1_arr1_pip0_unr11.csv'#$unc1_arr1_pip0_unr11.ad16&quot;)" office:value-type="string" office:string-value="" calcext:value-type="error">
            <text:p>#REF!</text:p>
          </table:table-cell>
          <table:table-cell table:formula="of:=INDIRECT(&quot;'../csvs/unc1_arr1_pip0_unr11.csv'#$unc1_arr1_pip0_unr11.ae16&quot;)" office:value-type="string" office:string-value="" calcext:value-type="error">
            <text:p>#REF!</text:p>
          </table:table-cell>
          <table:table-cell table:formula="of:=INDIRECT(&quot;'../csvs/unc1_arr1_pip0_unr11.csv'#$unc1_arr1_pip0_unr11.af16&quot;)" office:value-type="string" office:string-value="" calcext:value-type="error">
            <text:p>#REF!</text:p>
          </table:table-cell>
          <table:table-cell table:formula="of:=INDIRECT(&quot;'../csvs/unc1_arr1_pip0_unr11.csv'#$unc1_arr1_pip0_unr11.ag16&quot;)" office:value-type="string" office:string-value="" calcext:value-type="error">
            <text:p>#REF!</text:p>
          </table:table-cell>
          <table:table-cell table:formula="of:=INDIRECT(&quot;'../csvs/unc1_arr1_pip0_unr11.csv'#$unc1_arr1_pip0_unr11.ah16&quot;)" office:value-type="string" office:string-value="" calcext:value-type="error">
            <text:p>#REF!</text:p>
          </table:table-cell>
          <table:table-cell table:formula="of:=INDIRECT(&quot;'../csvs/unc1_arr1_pip0_unr11.csv'#$unc1_arr1_pip0_unr11.ai16&quot;)" office:value-type="string" office:string-value="" calcext:value-type="error">
            <text:p>#REF!</text:p>
          </table:table-cell>
          <table:table-cell table:formula="of:=INDIRECT(&quot;'../csvs/unc1_arr1_pip0_unr11.csv'#$unc1_arr1_pip0_unr11.aj16&quot;)" office:value-type="string" office:string-value="" calcext:value-type="error">
            <text:p>#REF!</text:p>
          </table:table-cell>
          <table:table-cell table:formula="of:=INDIRECT(&quot;'../csvs/unc1_arr1_pip0_unr11.csv'#$unc1_arr1_pip0_unr11.ak16&quot;)" office:value-type="string" office:string-value="" calcext:value-type="error">
            <text:p>#REF!</text:p>
          </table:table-cell>
          <table:table-cell table:formula="of:=INDIRECT(&quot;'../csvs/unc1_arr1_pip0_unr11.csv'#$unc1_arr1_pip0_unr11.al16&quot;)" office:value-type="string" office:string-value="" calcext:value-type="error">
            <text:p>#REF!</text:p>
          </table:table-cell>
          <table:table-cell table:formula="of:=INDIRECT(&quot;'../csvs/unc1_arr1_pip0_unr11.csv'#$unc1_arr1_pip0_unr11.am16&quot;)" office:value-type="string" office:string-value="" calcext:value-type="error">
            <text:p>#REF!</text:p>
          </table:table-cell>
          <table:table-cell table:formula="of:=INDIRECT(&quot;'../csvs/unc1_arr1_pip0_unr11.csv'#$unc1_arr1_pip0_unr11.an16&quot;)" office:value-type="string" office:string-value="" calcext:value-type="error">
            <text:p>#REF!</text:p>
          </table:table-cell>
          <table:table-cell table:formula="of:=INDIRECT(&quot;'../csvs/unc1_arr1_pip0_unr11.csv'#$unc1_arr1_pip0_unr11.ao16&quot;)" office:value-type="string" office:string-value="" calcext:value-type="error">
            <text:p>#REF!</text:p>
          </table:table-cell>
          <table:table-cell table:formula="of:=INDIRECT(&quot;'../csvs/unc1_arr1_pip0_unr11.csv'#$unc1_arr1_pip0_unr11.ap16&quot;)" office:value-type="string" office:string-value="" calcext:value-type="error">
            <text:p>#REF!</text:p>
          </table:table-cell>
          <table:table-cell table:formula="of:=INDIRECT(&quot;'../csvs/unc1_arr1_pip0_unr11.csv'#$unc1_arr1_pip0_unr11.aq16&quot;)" office:value-type="string" office:string-value="" calcext:value-type="error">
            <text:p>#REF!</text:p>
          </table:table-cell>
          <table:table-cell table:formula="of:=INDIRECT(&quot;'../csvs/unc1_arr1_pip0_unr11.csv'#$unc1_arr1_pip0_unr11.ar16&quot;)" office:value-type="string" office:string-value="" calcext:value-type="error">
            <text:p>#REF!</text:p>
          </table:table-cell>
          <table:table-cell table:formula="of:=INDIRECT(&quot;'../csvs/unc1_arr1_pip0_unr11.csv'#$unc1_arr1_pip0_unr11.as16&quot;)" office:value-type="string" office:string-value="" calcext:value-type="error">
            <text:p>#REF!</text:p>
          </table:table-cell>
          <table:table-cell table:formula="of:=INDIRECT(&quot;'../csvs/unc1_arr1_pip0_unr11.csv'#$unc1_arr1_pip0_unr11.at16&quot;)" office:value-type="string" office:string-value="" calcext:value-type="error">
            <text:p>#REF!</text:p>
          </table:table-cell>
          <table:table-cell table:formula="of:=INDIRECT(&quot;'../csvs/unc1_arr1_pip0_unr11.csv'#$unc1_arr1_pip0_unr11.au16&quot;)" office:value-type="string" office:string-value="" calcext:value-type="error">
            <text:p>#REF!</text:p>
          </table:table-cell>
          <table:table-cell table:formula="of:=INDIRECT(&quot;'../csvs/unc1_arr1_pip0_unr11.csv'#$unc1_arr1_pip0_unr11.av16&quot;)" office:value-type="string" office:string-value="" calcext:value-type="error">
            <text:p>#REF!</text:p>
          </table:table-cell>
          <table:table-cell table:formula="of:=INDIRECT(&quot;'../csvs/unc1_arr1_pip0_unr11.csv'#$unc1_arr1_pip0_unr11.aw16&quot;)" office:value-type="string" office:string-value="" calcext:value-type="error">
            <text:p>#REF!</text:p>
          </table:table-cell>
          <table:table-cell table:formula="of:=INDIRECT(&quot;'../csvs/unc1_arr1_pip0_unr11.csv'#$unc1_arr1_pip0_unr11.ax16&quot;)" office:value-type="string" office:string-value="" calcext:value-type="error">
            <text:p>#REF!</text:p>
          </table:table-cell>
          <table:table-cell table:formula="of:=INDIRECT(&quot;'../csvs/unc1_arr1_pip0_unr11.csv'#$unc1_arr1_pip0_unr11.ay16&quot;)" office:value-type="string" office:string-value="" calcext:value-type="error">
            <text:p>#REF!</text:p>
          </table:table-cell>
          <table:table-cell table:formula="of:=INDIRECT(&quot;'../csvs/unc1_arr1_pip0_unr11.csv'#$unc1_arr1_pip0_unr11.az16&quot;)" office:value-type="string" office:string-value="" calcext:value-type="error">
            <text:p>#REF!</text:p>
          </table:table-cell>
          <table:table-cell table:formula="of:=INDIRECT(&quot;'../csvs/unc1_arr1_pip0_unr11.csv'#$unc1_arr1_pip0_unr11.ba16&quot;)" office:value-type="string" office:string-value="" calcext:value-type="error">
            <text:p>#REF!</text:p>
          </table:table-cell>
          <table:table-cell table:formula="of:=INDIRECT(&quot;'../csvs/unc1_arr1_pip0_unr11.csv'#$unc1_arr1_pip0_unr11.bb16&quot;)" office:value-type="string" office:string-value="" calcext:value-type="error">
            <text:p>#REF!</text:p>
          </table:table-cell>
          <table:table-cell table:formula="of:=INDIRECT(&quot;'../csvs/unc1_arr1_pip0_unr11.csv'#$unc1_arr1_pip0_unr11.bc16&quot;)" office:value-type="string" office:string-value="" calcext:value-type="error">
            <text:p>#REF!</text:p>
          </table:table-cell>
          <table:table-cell table:formula="of:=INDIRECT(&quot;'../csvs/unc1_arr1_pip0_unr11.csv'#$unc1_arr1_pip0_unr11.bd16&quot;)" office:value-type="string" office:string-value="" calcext:value-type="error">
            <text:p>#REF!</text:p>
          </table:table-cell>
          <table:table-cell table:formula="of:=INDIRECT(&quot;'../csvs/unc1_arr1_pip0_unr11.csv'#$unc1_arr1_pip0_unr11.be16&quot;)" office:value-type="string" office:string-value="" calcext:value-type="error">
            <text:p>#REF!</text:p>
          </table:table-cell>
          <table:table-cell table:formula="of:=INDIRECT(&quot;'../csvs/unc1_arr1_pip0_unr11.csv'#$unc1_arr1_pip0_unr11.bf16&quot;)" office:value-type="string" office:string-value="" calcext:value-type="error">
            <text:p>#REF!</text:p>
          </table:table-cell>
          <table:table-cell table:formula="of:=INDIRECT(&quot;'../csvs/unc1_arr1_pip0_unr11.csv'#$unc1_arr1_pip0_unr11.bg16&quot;)" office:value-type="string" office:string-value="" calcext:value-type="error">
            <text:p>#REF!</text:p>
          </table:table-cell>
          <table:table-cell table:formula="of:=INDIRECT(&quot;'../csvs/unc1_arr1_pip0_unr11.csv'#$unc1_arr1_pip0_unr11.bh16&quot;)" office:value-type="string" office:string-value="" calcext:value-type="error">
            <text:p>#REF!</text:p>
          </table:table-cell>
          <table:table-cell table:formula="of:=INDIRECT(&quot;'../csvs/unc1_arr1_pip0_unr11.csv'#$unc1_arr1_pip0_unr11.bi16&quot;)" office:value-type="string" office:string-value="" calcext:value-type="error">
            <text:p>#REF!</text:p>
          </table:table-cell>
          <table:table-cell table:formula="of:=INDIRECT(&quot;'../csvs/unc1_arr1_pip0_unr11.csv'#$unc1_arr1_pip0_unr11.bj16&quot;)" office:value-type="string" office:string-value="" calcext:value-type="error">
            <text:p>#REF!</text:p>
          </table:table-cell>
          <table:table-cell table:formula="of:=INDIRECT(&quot;'../csvs/unc1_arr1_pip0_unr11.csv'#$unc1_arr1_pip0_unr11.bk16&quot;)" office:value-type="string" office:string-value="" calcext:value-type="error">
            <text:p>#REF!</text:p>
          </table:table-cell>
          <table:table-cell table:formula="of:=INDIRECT(&quot;'../csvs/unc1_arr1_pip0_unr11.csv'#$unc1_arr1_pip0_unr11.bl16&quot;)" office:value-type="string" office:string-value="" calcext:value-type="error">
            <text:p>#REF!</text:p>
          </table:table-cell>
          <table:table-cell table:formula="of:=INDIRECT(&quot;'../csvs/unc1_arr1_pip0_unr11.csv'#$unc1_arr1_pip0_unr11.bm16&quot;)" office:value-type="string" office:string-value="" calcext:value-type="error">
            <text:p>#REF!</text:p>
          </table:table-cell>
          <table:table-cell table:formula="of:=INDIRECT(&quot;'../csvs/unc1_arr1_pip0_unr11.csv'#$unc1_arr1_pip0_unr11.bn16&quot;)" office:value-type="string" office:string-value="" calcext:value-type="error">
            <text:p>#REF!</text:p>
          </table:table-cell>
          <table:table-cell table:formula="of:=INDIRECT(&quot;'../csvs/unc1_arr1_pip0_unr11.csv'#$unc1_arr1_pip0_unr11.bo16&quot;)" office:value-type="string" office:string-value="" calcext:value-type="error">
            <text:p>#REF!</text:p>
          </table:table-cell>
          <table:table-cell table:formula="of:=INDIRECT(&quot;'../csvs/unc1_arr1_pip0_unr11.csv'#$unc1_arr1_pip0_unr1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11.csv'#$unc1_arr1_pip0_unr11.ac17&quot;)" office:value-type="string" office:string-value="" calcext:value-type="error">
            <text:p>#REF!</text:p>
          </table:table-cell>
          <table:table-cell table:formula="of:=INDIRECT(&quot;'../csvs/unc1_arr1_pip0_unr11.csv'#$unc1_arr1_pip0_unr11.ad17&quot;)" office:value-type="string" office:string-value="" calcext:value-type="error">
            <text:p>#REF!</text:p>
          </table:table-cell>
          <table:table-cell table:formula="of:=INDIRECT(&quot;'../csvs/unc1_arr1_pip0_unr11.csv'#$unc1_arr1_pip0_unr11.ae17&quot;)" office:value-type="string" office:string-value="" calcext:value-type="error">
            <text:p>#REF!</text:p>
          </table:table-cell>
          <table:table-cell table:formula="of:=INDIRECT(&quot;'../csvs/unc1_arr1_pip0_unr11.csv'#$unc1_arr1_pip0_unr11.af17&quot;)" office:value-type="string" office:string-value="" calcext:value-type="error">
            <text:p>#REF!</text:p>
          </table:table-cell>
          <table:table-cell table:formula="of:=INDIRECT(&quot;'../csvs/unc1_arr1_pip0_unr11.csv'#$unc1_arr1_pip0_unr11.ag17&quot;)" office:value-type="string" office:string-value="" calcext:value-type="error">
            <text:p>#REF!</text:p>
          </table:table-cell>
          <table:table-cell table:formula="of:=INDIRECT(&quot;'../csvs/unc1_arr1_pip0_unr11.csv'#$unc1_arr1_pip0_unr11.ah17&quot;)" office:value-type="string" office:string-value="" calcext:value-type="error">
            <text:p>#REF!</text:p>
          </table:table-cell>
          <table:table-cell table:formula="of:=INDIRECT(&quot;'../csvs/unc1_arr1_pip0_unr11.csv'#$unc1_arr1_pip0_unr11.ai17&quot;)" office:value-type="string" office:string-value="" calcext:value-type="error">
            <text:p>#REF!</text:p>
          </table:table-cell>
          <table:table-cell table:formula="of:=INDIRECT(&quot;'../csvs/unc1_arr1_pip0_unr11.csv'#$unc1_arr1_pip0_unr11.aj17&quot;)" office:value-type="string" office:string-value="" calcext:value-type="error">
            <text:p>#REF!</text:p>
          </table:table-cell>
          <table:table-cell table:formula="of:=INDIRECT(&quot;'../csvs/unc1_arr1_pip0_unr11.csv'#$unc1_arr1_pip0_unr11.ak17&quot;)" office:value-type="string" office:string-value="" calcext:value-type="error">
            <text:p>#REF!</text:p>
          </table:table-cell>
          <table:table-cell table:formula="of:=INDIRECT(&quot;'../csvs/unc1_arr1_pip0_unr11.csv'#$unc1_arr1_pip0_unr11.al17&quot;)" office:value-type="string" office:string-value="" calcext:value-type="error">
            <text:p>#REF!</text:p>
          </table:table-cell>
          <table:table-cell table:formula="of:=INDIRECT(&quot;'../csvs/unc1_arr1_pip0_unr11.csv'#$unc1_arr1_pip0_unr11.am17&quot;)" office:value-type="string" office:string-value="" calcext:value-type="error">
            <text:p>#REF!</text:p>
          </table:table-cell>
          <table:table-cell table:formula="of:=INDIRECT(&quot;'../csvs/unc1_arr1_pip0_unr11.csv'#$unc1_arr1_pip0_unr11.an17&quot;)" office:value-type="string" office:string-value="" calcext:value-type="error">
            <text:p>#REF!</text:p>
          </table:table-cell>
          <table:table-cell table:formula="of:=INDIRECT(&quot;'../csvs/unc1_arr1_pip0_unr11.csv'#$unc1_arr1_pip0_unr11.ao17&quot;)" office:value-type="string" office:string-value="" calcext:value-type="error">
            <text:p>#REF!</text:p>
          </table:table-cell>
          <table:table-cell table:formula="of:=INDIRECT(&quot;'../csvs/unc1_arr1_pip0_unr11.csv'#$unc1_arr1_pip0_unr11.ap17&quot;)" office:value-type="string" office:string-value="" calcext:value-type="error">
            <text:p>#REF!</text:p>
          </table:table-cell>
          <table:table-cell table:formula="of:=INDIRECT(&quot;'../csvs/unc1_arr1_pip0_unr11.csv'#$unc1_arr1_pip0_unr11.aq17&quot;)" office:value-type="string" office:string-value="" calcext:value-type="error">
            <text:p>#REF!</text:p>
          </table:table-cell>
          <table:table-cell table:formula="of:=INDIRECT(&quot;'../csvs/unc1_arr1_pip0_unr11.csv'#$unc1_arr1_pip0_unr11.ar17&quot;)" office:value-type="string" office:string-value="" calcext:value-type="error">
            <text:p>#REF!</text:p>
          </table:table-cell>
          <table:table-cell table:formula="of:=INDIRECT(&quot;'../csvs/unc1_arr1_pip0_unr11.csv'#$unc1_arr1_pip0_unr11.as17&quot;)" office:value-type="string" office:string-value="" calcext:value-type="error">
            <text:p>#REF!</text:p>
          </table:table-cell>
          <table:table-cell table:formula="of:=INDIRECT(&quot;'../csvs/unc1_arr1_pip0_unr11.csv'#$unc1_arr1_pip0_unr11.at17&quot;)" office:value-type="string" office:string-value="" calcext:value-type="error">
            <text:p>#REF!</text:p>
          </table:table-cell>
          <table:table-cell table:formula="of:=INDIRECT(&quot;'../csvs/unc1_arr1_pip0_unr11.csv'#$unc1_arr1_pip0_unr11.au17&quot;)" office:value-type="string" office:string-value="" calcext:value-type="error">
            <text:p>#REF!</text:p>
          </table:table-cell>
          <table:table-cell table:formula="of:=INDIRECT(&quot;'../csvs/unc1_arr1_pip0_unr11.csv'#$unc1_arr1_pip0_unr11.av17&quot;)" office:value-type="string" office:string-value="" calcext:value-type="error">
            <text:p>#REF!</text:p>
          </table:table-cell>
          <table:table-cell table:formula="of:=INDIRECT(&quot;'../csvs/unc1_arr1_pip0_unr11.csv'#$unc1_arr1_pip0_unr11.aw17&quot;)" office:value-type="string" office:string-value="" calcext:value-type="error">
            <text:p>#REF!</text:p>
          </table:table-cell>
          <table:table-cell table:formula="of:=INDIRECT(&quot;'../csvs/unc1_arr1_pip0_unr11.csv'#$unc1_arr1_pip0_unr11.ax17&quot;)" office:value-type="string" office:string-value="" calcext:value-type="error">
            <text:p>#REF!</text:p>
          </table:table-cell>
          <table:table-cell table:formula="of:=INDIRECT(&quot;'../csvs/unc1_arr1_pip0_unr11.csv'#$unc1_arr1_pip0_unr11.ay17&quot;)" office:value-type="string" office:string-value="" calcext:value-type="error">
            <text:p>#REF!</text:p>
          </table:table-cell>
          <table:table-cell table:formula="of:=INDIRECT(&quot;'../csvs/unc1_arr1_pip0_unr11.csv'#$unc1_arr1_pip0_unr11.az17&quot;)" office:value-type="string" office:string-value="" calcext:value-type="error">
            <text:p>#REF!</text:p>
          </table:table-cell>
          <table:table-cell table:formula="of:=INDIRECT(&quot;'../csvs/unc1_arr1_pip0_unr11.csv'#$unc1_arr1_pip0_unr11.ba17&quot;)" office:value-type="string" office:string-value="" calcext:value-type="error">
            <text:p>#REF!</text:p>
          </table:table-cell>
          <table:table-cell table:formula="of:=INDIRECT(&quot;'../csvs/unc1_arr1_pip0_unr11.csv'#$unc1_arr1_pip0_unr11.bb17&quot;)" office:value-type="string" office:string-value="" calcext:value-type="error">
            <text:p>#REF!</text:p>
          </table:table-cell>
          <table:table-cell table:formula="of:=INDIRECT(&quot;'../csvs/unc1_arr1_pip0_unr11.csv'#$unc1_arr1_pip0_unr11.bc17&quot;)" office:value-type="string" office:string-value="" calcext:value-type="error">
            <text:p>#REF!</text:p>
          </table:table-cell>
          <table:table-cell table:formula="of:=INDIRECT(&quot;'../csvs/unc1_arr1_pip0_unr11.csv'#$unc1_arr1_pip0_unr11.bd17&quot;)" office:value-type="string" office:string-value="" calcext:value-type="error">
            <text:p>#REF!</text:p>
          </table:table-cell>
          <table:table-cell table:formula="of:=INDIRECT(&quot;'../csvs/unc1_arr1_pip0_unr11.csv'#$unc1_arr1_pip0_unr11.be17&quot;)" office:value-type="string" office:string-value="" calcext:value-type="error">
            <text:p>#REF!</text:p>
          </table:table-cell>
          <table:table-cell table:formula="of:=INDIRECT(&quot;'../csvs/unc1_arr1_pip0_unr11.csv'#$unc1_arr1_pip0_unr11.bf17&quot;)" office:value-type="string" office:string-value="" calcext:value-type="error">
            <text:p>#REF!</text:p>
          </table:table-cell>
          <table:table-cell table:formula="of:=INDIRECT(&quot;'../csvs/unc1_arr1_pip0_unr11.csv'#$unc1_arr1_pip0_unr11.bg17&quot;)" office:value-type="string" office:string-value="" calcext:value-type="error">
            <text:p>#REF!</text:p>
          </table:table-cell>
          <table:table-cell table:formula="of:=INDIRECT(&quot;'../csvs/unc1_arr1_pip0_unr11.csv'#$unc1_arr1_pip0_unr11.bh17&quot;)" office:value-type="string" office:string-value="" calcext:value-type="error">
            <text:p>#REF!</text:p>
          </table:table-cell>
          <table:table-cell table:formula="of:=INDIRECT(&quot;'../csvs/unc1_arr1_pip0_unr11.csv'#$unc1_arr1_pip0_unr11.bi17&quot;)" office:value-type="string" office:string-value="" calcext:value-type="error">
            <text:p>#REF!</text:p>
          </table:table-cell>
          <table:table-cell table:formula="of:=INDIRECT(&quot;'../csvs/unc1_arr1_pip0_unr11.csv'#$unc1_arr1_pip0_unr11.bj17&quot;)" office:value-type="string" office:string-value="" calcext:value-type="error">
            <text:p>#REF!</text:p>
          </table:table-cell>
          <table:table-cell table:formula="of:=INDIRECT(&quot;'../csvs/unc1_arr1_pip0_unr11.csv'#$unc1_arr1_pip0_unr11.bk17&quot;)" office:value-type="string" office:string-value="" calcext:value-type="error">
            <text:p>#REF!</text:p>
          </table:table-cell>
          <table:table-cell table:formula="of:=INDIRECT(&quot;'../csvs/unc1_arr1_pip0_unr11.csv'#$unc1_arr1_pip0_unr11.bl17&quot;)" office:value-type="string" office:string-value="" calcext:value-type="error">
            <text:p>#REF!</text:p>
          </table:table-cell>
          <table:table-cell table:formula="of:=INDIRECT(&quot;'../csvs/unc1_arr1_pip0_unr11.csv'#$unc1_arr1_pip0_unr11.bm17&quot;)" office:value-type="string" office:string-value="" calcext:value-type="error">
            <text:p>#REF!</text:p>
          </table:table-cell>
          <table:table-cell table:formula="of:=INDIRECT(&quot;'../csvs/unc1_arr1_pip0_unr11.csv'#$unc1_arr1_pip0_unr11.bn17&quot;)" office:value-type="string" office:string-value="" calcext:value-type="error">
            <text:p>#REF!</text:p>
          </table:table-cell>
          <table:table-cell table:formula="of:=INDIRECT(&quot;'../csvs/unc1_arr1_pip0_unr11.csv'#$unc1_arr1_pip0_unr11.bo17&quot;)" office:value-type="string" office:string-value="" calcext:value-type="error">
            <text:p>#REF!</text:p>
          </table:table-cell>
          <table:table-cell table:formula="of:=INDIRECT(&quot;'../csvs/unc1_arr1_pip0_unr11.csv'#$unc1_arr1_pip0_unr1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11.csv'#$unc1_arr1_pip0_unr11.ac18&quot;)" office:value-type="string" office:string-value="" calcext:value-type="error">
            <text:p>#REF!</text:p>
          </table:table-cell>
          <table:table-cell table:formula="of:=INDIRECT(&quot;'../csvs/unc1_arr1_pip0_unr11.csv'#$unc1_arr1_pip0_unr11.ad18&quot;)" office:value-type="string" office:string-value="" calcext:value-type="error">
            <text:p>#REF!</text:p>
          </table:table-cell>
          <table:table-cell table:formula="of:=INDIRECT(&quot;'../csvs/unc1_arr1_pip0_unr11.csv'#$unc1_arr1_pip0_unr11.ae18&quot;)" office:value-type="string" office:string-value="" calcext:value-type="error">
            <text:p>#REF!</text:p>
          </table:table-cell>
          <table:table-cell table:formula="of:=INDIRECT(&quot;'../csvs/unc1_arr1_pip0_unr11.csv'#$unc1_arr1_pip0_unr11.af18&quot;)" office:value-type="string" office:string-value="" calcext:value-type="error">
            <text:p>#REF!</text:p>
          </table:table-cell>
          <table:table-cell table:formula="of:=INDIRECT(&quot;'../csvs/unc1_arr1_pip0_unr11.csv'#$unc1_arr1_pip0_unr11.ag18&quot;)" office:value-type="string" office:string-value="" calcext:value-type="error">
            <text:p>#REF!</text:p>
          </table:table-cell>
          <table:table-cell table:formula="of:=INDIRECT(&quot;'../csvs/unc1_arr1_pip0_unr11.csv'#$unc1_arr1_pip0_unr11.ah18&quot;)" office:value-type="string" office:string-value="" calcext:value-type="error">
            <text:p>#REF!</text:p>
          </table:table-cell>
          <table:table-cell table:formula="of:=INDIRECT(&quot;'../csvs/unc1_arr1_pip0_unr11.csv'#$unc1_arr1_pip0_unr11.ai18&quot;)" office:value-type="string" office:string-value="" calcext:value-type="error">
            <text:p>#REF!</text:p>
          </table:table-cell>
          <table:table-cell table:formula="of:=INDIRECT(&quot;'../csvs/unc1_arr1_pip0_unr11.csv'#$unc1_arr1_pip0_unr11.aj18&quot;)" office:value-type="string" office:string-value="" calcext:value-type="error">
            <text:p>#REF!</text:p>
          </table:table-cell>
          <table:table-cell table:formula="of:=INDIRECT(&quot;'../csvs/unc1_arr1_pip0_unr11.csv'#$unc1_arr1_pip0_unr11.ak18&quot;)" office:value-type="string" office:string-value="" calcext:value-type="error">
            <text:p>#REF!</text:p>
          </table:table-cell>
          <table:table-cell table:formula="of:=INDIRECT(&quot;'../csvs/unc1_arr1_pip0_unr11.csv'#$unc1_arr1_pip0_unr11.al18&quot;)" office:value-type="string" office:string-value="" calcext:value-type="error">
            <text:p>#REF!</text:p>
          </table:table-cell>
          <table:table-cell table:formula="of:=INDIRECT(&quot;'../csvs/unc1_arr1_pip0_unr11.csv'#$unc1_arr1_pip0_unr11.am18&quot;)" office:value-type="string" office:string-value="" calcext:value-type="error">
            <text:p>#REF!</text:p>
          </table:table-cell>
          <table:table-cell table:formula="of:=INDIRECT(&quot;'../csvs/unc1_arr1_pip0_unr11.csv'#$unc1_arr1_pip0_unr11.an18&quot;)" office:value-type="string" office:string-value="" calcext:value-type="error">
            <text:p>#REF!</text:p>
          </table:table-cell>
          <table:table-cell table:formula="of:=INDIRECT(&quot;'../csvs/unc1_arr1_pip0_unr11.csv'#$unc1_arr1_pip0_unr11.ao18&quot;)" office:value-type="string" office:string-value="" calcext:value-type="error">
            <text:p>#REF!</text:p>
          </table:table-cell>
          <table:table-cell table:formula="of:=INDIRECT(&quot;'../csvs/unc1_arr1_pip0_unr11.csv'#$unc1_arr1_pip0_unr11.ap18&quot;)" office:value-type="string" office:string-value="" calcext:value-type="error">
            <text:p>#REF!</text:p>
          </table:table-cell>
          <table:table-cell table:formula="of:=INDIRECT(&quot;'../csvs/unc1_arr1_pip0_unr11.csv'#$unc1_arr1_pip0_unr11.aq18&quot;)" office:value-type="string" office:string-value="" calcext:value-type="error">
            <text:p>#REF!</text:p>
          </table:table-cell>
          <table:table-cell table:formula="of:=INDIRECT(&quot;'../csvs/unc1_arr1_pip0_unr11.csv'#$unc1_arr1_pip0_unr11.ar18&quot;)" office:value-type="string" office:string-value="" calcext:value-type="error">
            <text:p>#REF!</text:p>
          </table:table-cell>
          <table:table-cell table:formula="of:=INDIRECT(&quot;'../csvs/unc1_arr1_pip0_unr11.csv'#$unc1_arr1_pip0_unr11.as18&quot;)" office:value-type="string" office:string-value="" calcext:value-type="error">
            <text:p>#REF!</text:p>
          </table:table-cell>
          <table:table-cell table:formula="of:=INDIRECT(&quot;'../csvs/unc1_arr1_pip0_unr11.csv'#$unc1_arr1_pip0_unr11.at18&quot;)" office:value-type="string" office:string-value="" calcext:value-type="error">
            <text:p>#REF!</text:p>
          </table:table-cell>
          <table:table-cell table:formula="of:=INDIRECT(&quot;'../csvs/unc1_arr1_pip0_unr11.csv'#$unc1_arr1_pip0_unr11.au18&quot;)" office:value-type="string" office:string-value="" calcext:value-type="error">
            <text:p>#REF!</text:p>
          </table:table-cell>
          <table:table-cell table:formula="of:=INDIRECT(&quot;'../csvs/unc1_arr1_pip0_unr11.csv'#$unc1_arr1_pip0_unr11.av18&quot;)" office:value-type="string" office:string-value="" calcext:value-type="error">
            <text:p>#REF!</text:p>
          </table:table-cell>
          <table:table-cell table:formula="of:=INDIRECT(&quot;'../csvs/unc1_arr1_pip0_unr11.csv'#$unc1_arr1_pip0_unr11.aw18&quot;)" office:value-type="string" office:string-value="" calcext:value-type="error">
            <text:p>#REF!</text:p>
          </table:table-cell>
          <table:table-cell table:formula="of:=INDIRECT(&quot;'../csvs/unc1_arr1_pip0_unr11.csv'#$unc1_arr1_pip0_unr11.ax18&quot;)" office:value-type="string" office:string-value="" calcext:value-type="error">
            <text:p>#REF!</text:p>
          </table:table-cell>
          <table:table-cell table:formula="of:=INDIRECT(&quot;'../csvs/unc1_arr1_pip0_unr11.csv'#$unc1_arr1_pip0_unr11.ay18&quot;)" office:value-type="string" office:string-value="" calcext:value-type="error">
            <text:p>#REF!</text:p>
          </table:table-cell>
          <table:table-cell table:formula="of:=INDIRECT(&quot;'../csvs/unc1_arr1_pip0_unr11.csv'#$unc1_arr1_pip0_unr11.az18&quot;)" office:value-type="string" office:string-value="" calcext:value-type="error">
            <text:p>#REF!</text:p>
          </table:table-cell>
          <table:table-cell table:formula="of:=INDIRECT(&quot;'../csvs/unc1_arr1_pip0_unr11.csv'#$unc1_arr1_pip0_unr11.ba18&quot;)" office:value-type="string" office:string-value="" calcext:value-type="error">
            <text:p>#REF!</text:p>
          </table:table-cell>
          <table:table-cell table:formula="of:=INDIRECT(&quot;'../csvs/unc1_arr1_pip0_unr11.csv'#$unc1_arr1_pip0_unr11.bb18&quot;)" office:value-type="string" office:string-value="" calcext:value-type="error">
            <text:p>#REF!</text:p>
          </table:table-cell>
          <table:table-cell table:formula="of:=INDIRECT(&quot;'../csvs/unc1_arr1_pip0_unr11.csv'#$unc1_arr1_pip0_unr11.bc18&quot;)" office:value-type="string" office:string-value="" calcext:value-type="error">
            <text:p>#REF!</text:p>
          </table:table-cell>
          <table:table-cell table:formula="of:=INDIRECT(&quot;'../csvs/unc1_arr1_pip0_unr11.csv'#$unc1_arr1_pip0_unr11.bd18&quot;)" office:value-type="string" office:string-value="" calcext:value-type="error">
            <text:p>#REF!</text:p>
          </table:table-cell>
          <table:table-cell table:formula="of:=INDIRECT(&quot;'../csvs/unc1_arr1_pip0_unr11.csv'#$unc1_arr1_pip0_unr11.be18&quot;)" office:value-type="string" office:string-value="" calcext:value-type="error">
            <text:p>#REF!</text:p>
          </table:table-cell>
          <table:table-cell table:formula="of:=INDIRECT(&quot;'../csvs/unc1_arr1_pip0_unr11.csv'#$unc1_arr1_pip0_unr11.bf18&quot;)" office:value-type="string" office:string-value="" calcext:value-type="error">
            <text:p>#REF!</text:p>
          </table:table-cell>
          <table:table-cell table:formula="of:=INDIRECT(&quot;'../csvs/unc1_arr1_pip0_unr11.csv'#$unc1_arr1_pip0_unr11.bg18&quot;)" office:value-type="string" office:string-value="" calcext:value-type="error">
            <text:p>#REF!</text:p>
          </table:table-cell>
          <table:table-cell table:formula="of:=INDIRECT(&quot;'../csvs/unc1_arr1_pip0_unr11.csv'#$unc1_arr1_pip0_unr11.bh18&quot;)" office:value-type="string" office:string-value="" calcext:value-type="error">
            <text:p>#REF!</text:p>
          </table:table-cell>
          <table:table-cell table:formula="of:=INDIRECT(&quot;'../csvs/unc1_arr1_pip0_unr11.csv'#$unc1_arr1_pip0_unr11.bi18&quot;)" office:value-type="string" office:string-value="" calcext:value-type="error">
            <text:p>#REF!</text:p>
          </table:table-cell>
          <table:table-cell table:formula="of:=INDIRECT(&quot;'../csvs/unc1_arr1_pip0_unr11.csv'#$unc1_arr1_pip0_unr11.bj18&quot;)" office:value-type="string" office:string-value="" calcext:value-type="error">
            <text:p>#REF!</text:p>
          </table:table-cell>
          <table:table-cell table:formula="of:=INDIRECT(&quot;'../csvs/unc1_arr1_pip0_unr11.csv'#$unc1_arr1_pip0_unr11.bk18&quot;)" office:value-type="string" office:string-value="" calcext:value-type="error">
            <text:p>#REF!</text:p>
          </table:table-cell>
          <table:table-cell table:formula="of:=INDIRECT(&quot;'../csvs/unc1_arr1_pip0_unr11.csv'#$unc1_arr1_pip0_unr11.bl18&quot;)" office:value-type="string" office:string-value="" calcext:value-type="error">
            <text:p>#REF!</text:p>
          </table:table-cell>
          <table:table-cell table:formula="of:=INDIRECT(&quot;'../csvs/unc1_arr1_pip0_unr11.csv'#$unc1_arr1_pip0_unr11.bm18&quot;)" office:value-type="string" office:string-value="" calcext:value-type="error">
            <text:p>#REF!</text:p>
          </table:table-cell>
          <table:table-cell table:formula="of:=INDIRECT(&quot;'../csvs/unc1_arr1_pip0_unr11.csv'#$unc1_arr1_pip0_unr11.bn18&quot;)" office:value-type="string" office:string-value="" calcext:value-type="error">
            <text:p>#REF!</text:p>
          </table:table-cell>
          <table:table-cell table:formula="of:=INDIRECT(&quot;'../csvs/unc1_arr1_pip0_unr11.csv'#$unc1_arr1_pip0_unr11.bo18&quot;)" office:value-type="string" office:string-value="" calcext:value-type="error">
            <text:p>#REF!</text:p>
          </table:table-cell>
          <table:table-cell table:formula="of:=INDIRECT(&quot;'../csvs/unc1_arr1_pip0_unr11.csv'#$unc1_arr1_pip0_unr1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11.csv'#$unc1_arr1_pip0_unr11.ac19&quot;)" office:value-type="string" office:string-value="" calcext:value-type="error">
            <text:p>#REF!</text:p>
          </table:table-cell>
          <table:table-cell table:formula="of:=INDIRECT(&quot;'../csvs/unc1_arr1_pip0_unr11.csv'#$unc1_arr1_pip0_unr11.ad19&quot;)" office:value-type="string" office:string-value="" calcext:value-type="error">
            <text:p>#REF!</text:p>
          </table:table-cell>
          <table:table-cell table:formula="of:=INDIRECT(&quot;'../csvs/unc1_arr1_pip0_unr11.csv'#$unc1_arr1_pip0_unr11.ae19&quot;)" office:value-type="string" office:string-value="" calcext:value-type="error">
            <text:p>#REF!</text:p>
          </table:table-cell>
          <table:table-cell table:formula="of:=INDIRECT(&quot;'../csvs/unc1_arr1_pip0_unr11.csv'#$unc1_arr1_pip0_unr11.af19&quot;)" office:value-type="string" office:string-value="" calcext:value-type="error">
            <text:p>#REF!</text:p>
          </table:table-cell>
          <table:table-cell table:formula="of:=INDIRECT(&quot;'../csvs/unc1_arr1_pip0_unr11.csv'#$unc1_arr1_pip0_unr11.ag19&quot;)" office:value-type="string" office:string-value="" calcext:value-type="error">
            <text:p>#REF!</text:p>
          </table:table-cell>
          <table:table-cell table:formula="of:=INDIRECT(&quot;'../csvs/unc1_arr1_pip0_unr11.csv'#$unc1_arr1_pip0_unr11.ah19&quot;)" office:value-type="string" office:string-value="" calcext:value-type="error">
            <text:p>#REF!</text:p>
          </table:table-cell>
          <table:table-cell table:formula="of:=INDIRECT(&quot;'../csvs/unc1_arr1_pip0_unr11.csv'#$unc1_arr1_pip0_unr11.ai19&quot;)" office:value-type="string" office:string-value="" calcext:value-type="error">
            <text:p>#REF!</text:p>
          </table:table-cell>
          <table:table-cell table:formula="of:=INDIRECT(&quot;'../csvs/unc1_arr1_pip0_unr11.csv'#$unc1_arr1_pip0_unr11.aj19&quot;)" office:value-type="string" office:string-value="" calcext:value-type="error">
            <text:p>#REF!</text:p>
          </table:table-cell>
          <table:table-cell table:formula="of:=INDIRECT(&quot;'../csvs/unc1_arr1_pip0_unr11.csv'#$unc1_arr1_pip0_unr11.ak19&quot;)" office:value-type="string" office:string-value="" calcext:value-type="error">
            <text:p>#REF!</text:p>
          </table:table-cell>
          <table:table-cell table:formula="of:=INDIRECT(&quot;'../csvs/unc1_arr1_pip0_unr11.csv'#$unc1_arr1_pip0_unr11.al19&quot;)" office:value-type="string" office:string-value="" calcext:value-type="error">
            <text:p>#REF!</text:p>
          </table:table-cell>
          <table:table-cell table:formula="of:=INDIRECT(&quot;'../csvs/unc1_arr1_pip0_unr11.csv'#$unc1_arr1_pip0_unr11.am19&quot;)" office:value-type="string" office:string-value="" calcext:value-type="error">
            <text:p>#REF!</text:p>
          </table:table-cell>
          <table:table-cell table:formula="of:=INDIRECT(&quot;'../csvs/unc1_arr1_pip0_unr11.csv'#$unc1_arr1_pip0_unr11.an19&quot;)" office:value-type="string" office:string-value="" calcext:value-type="error">
            <text:p>#REF!</text:p>
          </table:table-cell>
          <table:table-cell table:formula="of:=INDIRECT(&quot;'../csvs/unc1_arr1_pip0_unr11.csv'#$unc1_arr1_pip0_unr11.ao19&quot;)" office:value-type="string" office:string-value="" calcext:value-type="error">
            <text:p>#REF!</text:p>
          </table:table-cell>
          <table:table-cell table:formula="of:=INDIRECT(&quot;'../csvs/unc1_arr1_pip0_unr11.csv'#$unc1_arr1_pip0_unr11.ap19&quot;)" office:value-type="string" office:string-value="" calcext:value-type="error">
            <text:p>#REF!</text:p>
          </table:table-cell>
          <table:table-cell table:formula="of:=INDIRECT(&quot;'../csvs/unc1_arr1_pip0_unr11.csv'#$unc1_arr1_pip0_unr11.aq19&quot;)" office:value-type="string" office:string-value="" calcext:value-type="error">
            <text:p>#REF!</text:p>
          </table:table-cell>
          <table:table-cell table:formula="of:=INDIRECT(&quot;'../csvs/unc1_arr1_pip0_unr11.csv'#$unc1_arr1_pip0_unr11.ar19&quot;)" office:value-type="string" office:string-value="" calcext:value-type="error">
            <text:p>#REF!</text:p>
          </table:table-cell>
          <table:table-cell table:formula="of:=INDIRECT(&quot;'../csvs/unc1_arr1_pip0_unr11.csv'#$unc1_arr1_pip0_unr11.as19&quot;)" office:value-type="string" office:string-value="" calcext:value-type="error">
            <text:p>#REF!</text:p>
          </table:table-cell>
          <table:table-cell table:formula="of:=INDIRECT(&quot;'../csvs/unc1_arr1_pip0_unr11.csv'#$unc1_arr1_pip0_unr11.at19&quot;)" office:value-type="string" office:string-value="" calcext:value-type="error">
            <text:p>#REF!</text:p>
          </table:table-cell>
          <table:table-cell table:formula="of:=INDIRECT(&quot;'../csvs/unc1_arr1_pip0_unr11.csv'#$unc1_arr1_pip0_unr11.au19&quot;)" office:value-type="string" office:string-value="" calcext:value-type="error">
            <text:p>#REF!</text:p>
          </table:table-cell>
          <table:table-cell table:formula="of:=INDIRECT(&quot;'../csvs/unc1_arr1_pip0_unr11.csv'#$unc1_arr1_pip0_unr11.av19&quot;)" office:value-type="string" office:string-value="" calcext:value-type="error">
            <text:p>#REF!</text:p>
          </table:table-cell>
          <table:table-cell table:formula="of:=INDIRECT(&quot;'../csvs/unc1_arr1_pip0_unr11.csv'#$unc1_arr1_pip0_unr11.aw19&quot;)" office:value-type="string" office:string-value="" calcext:value-type="error">
            <text:p>#REF!</text:p>
          </table:table-cell>
          <table:table-cell table:formula="of:=INDIRECT(&quot;'../csvs/unc1_arr1_pip0_unr11.csv'#$unc1_arr1_pip0_unr11.ax19&quot;)" office:value-type="string" office:string-value="" calcext:value-type="error">
            <text:p>#REF!</text:p>
          </table:table-cell>
          <table:table-cell table:formula="of:=INDIRECT(&quot;'../csvs/unc1_arr1_pip0_unr11.csv'#$unc1_arr1_pip0_unr11.ay19&quot;)" office:value-type="string" office:string-value="" calcext:value-type="error">
            <text:p>#REF!</text:p>
          </table:table-cell>
          <table:table-cell table:formula="of:=INDIRECT(&quot;'../csvs/unc1_arr1_pip0_unr11.csv'#$unc1_arr1_pip0_unr11.az19&quot;)" office:value-type="string" office:string-value="" calcext:value-type="error">
            <text:p>#REF!</text:p>
          </table:table-cell>
          <table:table-cell table:formula="of:=INDIRECT(&quot;'../csvs/unc1_arr1_pip0_unr11.csv'#$unc1_arr1_pip0_unr11.ba19&quot;)" office:value-type="string" office:string-value="" calcext:value-type="error">
            <text:p>#REF!</text:p>
          </table:table-cell>
          <table:table-cell table:formula="of:=INDIRECT(&quot;'../csvs/unc1_arr1_pip0_unr11.csv'#$unc1_arr1_pip0_unr11.bb19&quot;)" office:value-type="string" office:string-value="" calcext:value-type="error">
            <text:p>#REF!</text:p>
          </table:table-cell>
          <table:table-cell table:formula="of:=INDIRECT(&quot;'../csvs/unc1_arr1_pip0_unr11.csv'#$unc1_arr1_pip0_unr11.bc19&quot;)" office:value-type="string" office:string-value="" calcext:value-type="error">
            <text:p>#REF!</text:p>
          </table:table-cell>
          <table:table-cell table:formula="of:=INDIRECT(&quot;'../csvs/unc1_arr1_pip0_unr11.csv'#$unc1_arr1_pip0_unr11.bd19&quot;)" office:value-type="string" office:string-value="" calcext:value-type="error">
            <text:p>#REF!</text:p>
          </table:table-cell>
          <table:table-cell table:formula="of:=INDIRECT(&quot;'../csvs/unc1_arr1_pip0_unr11.csv'#$unc1_arr1_pip0_unr11.be19&quot;)" office:value-type="string" office:string-value="" calcext:value-type="error">
            <text:p>#REF!</text:p>
          </table:table-cell>
          <table:table-cell table:formula="of:=INDIRECT(&quot;'../csvs/unc1_arr1_pip0_unr11.csv'#$unc1_arr1_pip0_unr11.bf19&quot;)" office:value-type="string" office:string-value="" calcext:value-type="error">
            <text:p>#REF!</text:p>
          </table:table-cell>
          <table:table-cell table:formula="of:=INDIRECT(&quot;'../csvs/unc1_arr1_pip0_unr11.csv'#$unc1_arr1_pip0_unr11.bg19&quot;)" office:value-type="string" office:string-value="" calcext:value-type="error">
            <text:p>#REF!</text:p>
          </table:table-cell>
          <table:table-cell table:formula="of:=INDIRECT(&quot;'../csvs/unc1_arr1_pip0_unr11.csv'#$unc1_arr1_pip0_unr11.bh19&quot;)" office:value-type="string" office:string-value="" calcext:value-type="error">
            <text:p>#REF!</text:p>
          </table:table-cell>
          <table:table-cell table:formula="of:=INDIRECT(&quot;'../csvs/unc1_arr1_pip0_unr11.csv'#$unc1_arr1_pip0_unr11.bi19&quot;)" office:value-type="string" office:string-value="" calcext:value-type="error">
            <text:p>#REF!</text:p>
          </table:table-cell>
          <table:table-cell table:formula="of:=INDIRECT(&quot;'../csvs/unc1_arr1_pip0_unr11.csv'#$unc1_arr1_pip0_unr11.bj19&quot;)" office:value-type="string" office:string-value="" calcext:value-type="error">
            <text:p>#REF!</text:p>
          </table:table-cell>
          <table:table-cell table:formula="of:=INDIRECT(&quot;'../csvs/unc1_arr1_pip0_unr11.csv'#$unc1_arr1_pip0_unr11.bk19&quot;)" office:value-type="string" office:string-value="" calcext:value-type="error">
            <text:p>#REF!</text:p>
          </table:table-cell>
          <table:table-cell table:formula="of:=INDIRECT(&quot;'../csvs/unc1_arr1_pip0_unr11.csv'#$unc1_arr1_pip0_unr11.bl19&quot;)" office:value-type="string" office:string-value="" calcext:value-type="error">
            <text:p>#REF!</text:p>
          </table:table-cell>
          <table:table-cell table:formula="of:=INDIRECT(&quot;'../csvs/unc1_arr1_pip0_unr11.csv'#$unc1_arr1_pip0_unr11.bm19&quot;)" office:value-type="string" office:string-value="" calcext:value-type="error">
            <text:p>#REF!</text:p>
          </table:table-cell>
          <table:table-cell table:formula="of:=INDIRECT(&quot;'../csvs/unc1_arr1_pip0_unr11.csv'#$unc1_arr1_pip0_unr11.bn19&quot;)" office:value-type="string" office:string-value="" calcext:value-type="error">
            <text:p>#REF!</text:p>
          </table:table-cell>
          <table:table-cell table:formula="of:=INDIRECT(&quot;'../csvs/unc1_arr1_pip0_unr11.csv'#$unc1_arr1_pip0_unr11.bo19&quot;)" office:value-type="string" office:string-value="" calcext:value-type="error">
            <text:p>#REF!</text:p>
          </table:table-cell>
          <table:table-cell table:formula="of:=INDIRECT(&quot;'../csvs/unc1_arr1_pip0_unr11.csv'#$unc1_arr1_pip0_unr1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